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.5291in" fo:margin-top="0in" fo:margin-bottom="0in" loext:contextual-spacing="false" fo:line-height="142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0.0083in" fo:margin-right="0.2244in" fo:margin-top="0.0374in" fo:margin-bottom="0in" loext:contextual-spacing="false" fo:line-height="101%" fo:text-align="start" style:justify-single-word="false" fo:keep-together="auto" fo:orphans="0" fo:widows="0" fo:text-indent="0.0075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.0138in" fo:margin-right="0in" fo:margin-top="0.37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.0138in" fo:margin-right="0in" fo:margin-top="0.244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0374in" fo:margin-right="0in" fo:margin-top="0.200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002in" fo:margin-right="0in" fo:margin-top="0.1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.002in" fo:margin-right="0in" fo:margin-top="0.198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.002in" fo:margin-right="0in" fo:margin-top="0.134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00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002in" fo:margin-right="0in" fo:margin-top="0.13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002in" fo:margin-right="0in" fo:margin-top="0.445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.002in" fo:margin-right="0in" fo:margin-top="0.24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.002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.002in" fo:margin-right="0in" fo:margin-top="0.2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.002in" fo:margin-right="0in" fo:margin-top="0.188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.002in" fo:margin-right="0in" fo:margin-top="0.00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.002in" fo:margin-right="0in" fo:margin-top="0.192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002in" fo:margin-right="0in" fo:margin-top="0.443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002in" fo:margin-right="0in" fo:margin-top="0.193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.002in" fo:margin-right="0in" fo:margin-top="0.194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002in" fo:margin-right="0in" fo:margin-top="0.14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.002in" fo:margin-right="0in" fo:margin-top="0.006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.002in" fo:margin-right="0in" fo:margin-top="0.0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.002in" fo:margin-right="0in" fo:margin-top="0.062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.002in" fo:margin-right="0in" fo:margin-top="0.06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.002in" fo:margin-right="0in" fo:margin-top="0.05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.002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.002in" fo:margin-right="0in" fo:margin-top="0.243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in" fo:margin-right="0in" fo:margin-top="0.13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0in" fo:margin-right="0in" fo:margin-top="0.445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in" fo:margin-right="0in" fo:margin-top="0.1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0in" fo:margin-right="0in" fo:margin-top="0.025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" style:family="paragraph" style:parent-style-name="Standard">
      <style:paragraph-properties fo:margin-left="0in" fo:margin-right="0in" fo:margin-top="0.443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" style:family="paragraph" style:parent-style-name="Standard">
      <style:paragraph-properties fo:margin-left="0in" fo:margin-right="0in" fo:margin-top="0.025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in" fo:margin-right="0in" fo:margin-top="0.134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7" style:family="paragraph" style:parent-style-name="Standard">
      <style:paragraph-properties fo:margin-left="0in" fo:margin-right="0in" fo:margin-top="0.026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8" style:family="paragraph" style:parent-style-name="Standard">
      <style:paragraph-properties fo:margin-left="0in" fo:margin-right="0in" fo:margin-top="0.33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9" style:family="paragraph" style:parent-style-name="Standard">
      <style:paragraph-properties fo:margin-left="0in" fo:margin-right="0in" fo:margin-top="0.024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0" style:family="paragraph" style:parent-style-name="Standard">
      <style:paragraph-properties fo:margin-left="0in" fo:margin-right="0in" fo:margin-top="0.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1" style:family="paragraph" style:parent-style-name="Standard">
      <style:paragraph-properties fo:margin-left="0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2" style:family="paragraph" style:parent-style-name="Standard">
      <style:paragraph-properties fo:margin-left="0in" fo:margin-right="0in" fo:margin-top="0.193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3" style:family="paragraph" style:parent-style-name="Standard">
      <style:paragraph-properties fo:margin-left="0in" fo:margin-right="0in" fo:margin-top="0.194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4" style:family="paragraph" style:parent-style-name="Standard">
      <style:paragraph-properties fo:margin-left="0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5" style:family="paragraph" style:parent-style-name="Standard">
      <style:paragraph-properties fo:margin-left="0in" fo:margin-right="0in" fo:margin-top="0.444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6" style:family="paragraph" style:parent-style-name="Standard">
      <style:paragraph-properties fo:margin-left="0in" fo:margin-right="0in" fo:margin-top="0.118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7" style:family="paragraph" style:parent-style-name="Standard">
      <style:paragraph-properties fo:margin-left="0in" fo:margin-right="0in" fo:margin-top="0.19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8" style:family="paragraph" style:parent-style-name="Standard">
      <style:paragraph-properties fo:margin-left="0in" fo:margin-right="0in" fo:margin-top="0.191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9" style:family="paragraph" style:parent-style-name="Standard">
      <style:paragraph-properties fo:margin-left="0in" fo:margin-right="0in" fo:margin-top="0.192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0" style:family="paragraph" style:parent-style-name="Standard">
      <style:paragraph-properties fo:margin-left="0in" fo:margin-right="0in" fo:margin-top="0.71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1" style:family="paragraph" style:parent-style-name="Standard">
      <style:paragraph-properties fo:margin-left="0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2" style:family="paragraph" style:parent-style-name="Standard">
      <style:paragraph-properties fo:margin-left="0in" fo:margin-right="0in" fo:margin-top="0.006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3" style:family="paragraph" style:parent-style-name="Standard">
      <style:paragraph-properties fo:margin-left="0in" fo:margin-right="0in" fo:margin-top="0.338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4" style:family="paragraph" style:parent-style-name="Standard">
      <style:paragraph-properties fo:margin-left="0in" fo:margin-right="0in" fo:margin-top="0.336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5" style:family="paragraph" style:parent-style-name="Standard">
      <style:paragraph-properties fo:margin-left="0in" fo:margin-right="0in" fo:margin-top="0.192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6" style:family="paragraph" style:parent-style-name="Standard">
      <style:paragraph-properties fo:margin-left="0in" fo:margin-right="0in" fo:margin-top="0.05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7" style:family="paragraph" style:parent-style-name="Standard">
      <style:paragraph-properties fo:margin-left="0in" fo:margin-right="0in" fo:margin-top="0.05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8" style:family="paragraph" style:parent-style-name="Standard">
      <style:paragraph-properties fo:margin-left="0in" fo:margin-right="0in" fo:margin-top="0.06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9" style:family="paragraph" style:parent-style-name="Standard">
      <style:paragraph-properties fo:margin-left="0in" fo:margin-right="0in" fo:margin-top="0.013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0" style:family="paragraph" style:parent-style-name="Standard">
      <style:paragraph-properties fo:margin-left="0in" fo:margin-right="0in" fo:margin-top="0.06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1" style:family="paragraph" style:parent-style-name="Standard">
      <style:paragraph-properties fo:margin-left="0in" fo:margin-right="0in" fo:margin-top="0.29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2" style:family="paragraph" style:parent-style-name="Standard">
      <style:paragraph-properties fo:margin-left="0in" fo:margin-right="0in" fo:margin-top="0.299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3" style:family="paragraph" style:parent-style-name="Standard">
      <style:paragraph-properties fo:margin-left="0in" fo:margin-right="0in" fo:margin-top="0.01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4" style:family="paragraph" style:parent-style-name="Standard">
      <style:paragraph-properties fo:margin-left="0in" fo:margin-right="0in" fo:margin-top="0.2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5" style:family="paragraph" style:parent-style-name="Standard">
      <style:paragraph-properties fo:margin-left="0.0083in" fo:margin-right="0in" fo:margin-top="0.1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6" style:family="paragraph" style:parent-style-name="Standard">
      <style:paragraph-properties fo:margin-left="0.0083in" fo:margin-right="0in" fo:margin-top="0.13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7" style:family="paragraph" style:parent-style-name="Standard">
      <style:paragraph-properties fo:margin-left="0.0083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8" style:family="paragraph" style:parent-style-name="Standard">
      <style:paragraph-properties fo:margin-left="0.0083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9" style:family="paragraph" style:parent-style-name="Standard">
      <style:paragraph-properties fo:margin-left="0.0083in" fo:margin-right="0in" fo:margin-top="0.134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0" style:family="paragraph" style:parent-style-name="Standard">
      <style:paragraph-properties fo:margin-left="0.0083in" fo:margin-right="0in" fo:margin-top="0.05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1" style:family="paragraph" style:parent-style-name="Standard">
      <style:paragraph-properties fo:margin-left="0.0083in" fo:margin-right="0in" fo:margin-top="0.006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2" style:family="paragraph" style:parent-style-name="Standard">
      <style:paragraph-properties fo:margin-left="0.0098in" fo:margin-right="0in" fo:margin-top="0.13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3" style:family="paragraph" style:parent-style-name="Standard">
      <style:paragraph-properties fo:margin-left="0.0098in" fo:margin-right="0in" fo:margin-top="0.445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4" style:family="paragraph" style:parent-style-name="Standard">
      <style:paragraph-properties fo:margin-left="0.009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5" style:family="paragraph" style:parent-style-name="Standard">
      <style:paragraph-properties fo:margin-left="0.0098in" fo:margin-right="0in" fo:margin-top="0.192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6" style:family="paragraph" style:parent-style-name="Standard">
      <style:paragraph-properties fo:margin-left="0.0098in" fo:margin-right="0in" fo:margin-top="0.02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7" style:family="paragraph" style:parent-style-name="Standard">
      <style:paragraph-properties fo:margin-left="0.0098in" fo:margin-right="0in" fo:margin-top="0.443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8" style:family="paragraph" style:parent-style-name="Standard">
      <style:paragraph-properties fo:margin-left="0.0098in" fo:margin-right="0in" fo:margin-top="0.193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9" style:family="paragraph" style:parent-style-name="Standard">
      <style:paragraph-properties fo:margin-left="0.0098in" fo:margin-right="0in" fo:margin-top="0.00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0" style:family="paragraph" style:parent-style-name="Standard">
      <style:paragraph-properties fo:margin-left="0.0098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1" style:family="paragraph" style:parent-style-name="Standard">
      <style:paragraph-properties fo:margin-left="0.0098in" fo:margin-right="0in" fo:margin-top="0.299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2" style:family="paragraph" style:parent-style-name="Standard">
      <style:paragraph-properties fo:margin-left="0.0098in" fo:margin-right="0in" fo:margin-top="0.29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3" style:family="paragraph" style:parent-style-name="Standard">
      <style:paragraph-properties fo:margin-left="0.0098in" fo:margin-right="0in" fo:margin-top="0.194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4" style:family="paragraph" style:parent-style-name="Standard">
      <style:paragraph-properties fo:margin-left="0.0071in" fo:margin-right="0in" fo:margin-top="0.1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5" style:family="paragraph" style:parent-style-name="Standard">
      <style:paragraph-properties fo:margin-left="0.0071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6" style:family="paragraph" style:parent-style-name="Standard">
      <style:paragraph-properties fo:margin-left="0.0071in" fo:margin-right="0in" fo:margin-top="0.134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7" style:family="paragraph" style:parent-style-name="Standard">
      <style:paragraph-properties fo:margin-left="0.0071in" fo:margin-right="0in" fo:margin-top="0.0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8" style:family="paragraph" style:parent-style-name="Standard">
      <style:paragraph-properties fo:margin-left="0.0071in" fo:margin-right="0in" fo:margin-top="0.13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9" style:family="paragraph" style:parent-style-name="Standard">
      <style:paragraph-properties fo:margin-left="0.0071in" fo:margin-right="0in" fo:margin-top="0.12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0" style:family="paragraph" style:parent-style-name="Standard">
      <style:paragraph-properties fo:margin-left="0.0071in" fo:margin-right="0in" fo:margin-top="0.445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1" style:family="paragraph" style:parent-style-name="Standard">
      <style:paragraph-properties fo:margin-left="0.0071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2" style:family="paragraph" style:parent-style-name="Standard">
      <style:paragraph-properties fo:margin-left="0.0071in" fo:margin-right="0in" fo:margin-top="0.192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3" style:family="paragraph" style:parent-style-name="Standard">
      <style:paragraph-properties fo:margin-left="0.0071in" fo:margin-right="0in" fo:margin-top="0.1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4" style:family="paragraph" style:parent-style-name="Standard">
      <style:paragraph-properties fo:margin-left="0.0071in" fo:margin-right="0in" fo:margin-top="0.193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5" style:family="paragraph" style:parent-style-name="Standard">
      <style:paragraph-properties fo:margin-left="0.0071in" fo:margin-right="0in" fo:margin-top="0.194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6" style:family="paragraph" style:parent-style-name="Standard">
      <style:paragraph-properties fo:margin-left="0.007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7" style:family="paragraph" style:parent-style-name="Standard">
      <style:paragraph-properties fo:margin-left="0.0071in" fo:margin-right="0in" fo:margin-top="0.18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8" style:family="paragraph" style:parent-style-name="Standard">
      <style:paragraph-properties fo:margin-left="0.0071in" fo:margin-right="0in" fo:margin-top="0.05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9" style:family="paragraph" style:parent-style-name="Standard">
      <style:paragraph-properties fo:margin-left="0.0071in" fo:margin-right="0in" fo:margin-top="0.06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0" style:family="paragraph" style:parent-style-name="Standard">
      <style:paragraph-properties fo:margin-left="0.0126in" fo:margin-right="0in" fo:margin-top="0.1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1" style:family="paragraph" style:parent-style-name="Standard">
      <style:paragraph-properties fo:margin-left="0.0126in" fo:margin-right="0in" fo:margin-top="0.13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2" style:family="paragraph" style:parent-style-name="Standard">
      <style:paragraph-properties fo:margin-left="0.0126in" fo:margin-right="0in" fo:margin-top="0.244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3" style:family="paragraph" style:parent-style-name="Standard">
      <style:paragraph-properties fo:margin-left="0.0126in" fo:margin-right="0in" fo:margin-top="0.006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4" style:family="paragraph" style:parent-style-name="Standard">
      <style:paragraph-properties fo:margin-left="0.0126in" fo:margin-right="0in" fo:margin-top="0.134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5" style:family="paragraph" style:parent-style-name="Standard">
      <style:paragraph-properties fo:margin-left="0.0126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6" style:family="paragraph" style:parent-style-name="Standard">
      <style:paragraph-properties fo:margin-left="0.0126in" fo:margin-right="0in" fo:margin-top="0.136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7" style:family="paragraph" style:parent-style-name="Standard">
      <style:paragraph-properties fo:margin-left="0.0126in" fo:margin-right="0in" fo:margin-top="0.195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8" style:family="paragraph" style:parent-style-name="Standard">
      <style:paragraph-properties fo:margin-left="0.012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9" style:family="paragraph" style:parent-style-name="Standard">
      <style:paragraph-properties fo:margin-left="0.0126in" fo:margin-right="0in" fo:margin-top="0.24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0" style:family="paragraph" style:parent-style-name="Standard">
      <style:paragraph-properties fo:margin-left="0.0126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1" style:family="paragraph" style:parent-style-name="Standard">
      <style:paragraph-properties fo:margin-left="0.0126in" fo:margin-right="0in" fo:margin-top="0.14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2" style:family="paragraph" style:parent-style-name="Standard">
      <style:paragraph-properties fo:margin-left="0.0126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3" style:family="paragraph" style:parent-style-name="Standard">
      <style:paragraph-properties fo:margin-left="0.0126in" fo:margin-right="0in" fo:margin-top="0.00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4" style:family="paragraph" style:parent-style-name="Standard">
      <style:paragraph-properties fo:margin-left="0.0126in" fo:margin-right="0in" fo:margin-top="0.05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5" style:family="paragraph" style:parent-style-name="Standard">
      <style:paragraph-properties fo:margin-left="0.0126in" fo:margin-right="0in" fo:margin-top="0.06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6" style:family="paragraph" style:parent-style-name="Standard">
      <style:paragraph-properties fo:margin-left="0.0083in" fo:margin-right="0.222in" fo:margin-top="0.1339in" fo:margin-bottom="0in" loext:contextual-spacing="false" fo:line-height="101%" fo:text-align="justify" style:justify-single-word="false" fo:keep-together="auto" fo:orphans="0" fo:widows="0" fo:text-indent="0.002in" style:auto-text-indent="false" fo:break-before="auto" fo:break-after="auto" fo:padding="0in" fo:border="none" fo:keep-with-next="auto"/>
    </style:style>
    <style:style style:name="P117" style:family="paragraph" style:parent-style-name="Standard">
      <style:paragraph-properties fo:margin-left="0in" fo:margin-right="1.4in" fo:margin-top="0.4457in" fo:margin-bottom="0in" loext:contextual-spacing="false" fo:line-height="170%" fo:text-align="start" style:justify-single-word="false" fo:keep-together="auto" fo:orphans="0" fo:widows="0" fo:text-indent="0.002in" style:auto-text-indent="false" fo:break-before="auto" fo:break-after="auto" fo:padding="0in" fo:border="none" fo:keep-with-next="auto"/>
    </style:style>
    <style:style style:name="P118" style:family="paragraph" style:parent-style-name="Standard">
      <style:paragraph-properties fo:margin-left="0in" fo:margin-right="1.5984in" fo:margin-top="0.1327in" fo:margin-bottom="0in" loext:contextual-spacing="false" fo:line-height="17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9" style:family="paragraph" style:parent-style-name="Standard">
      <style:paragraph-properties fo:margin-left="0.0146in" fo:margin-right="0.2252in" fo:margin-top="0.1327in" fo:margin-bottom="0in" loext:contextual-spacing="false" fo:line-height="101%" fo:text-align="justify" style:justify-single-word="false" fo:keep-together="auto" fo:orphans="0" fo:widows="0" fo:text-indent="-0.0047in" style:auto-text-indent="false" fo:break-before="auto" fo:break-after="auto" fo:padding="0in" fo:border="none" fo:keep-with-next="auto"/>
    </style:style>
    <style:style style:name="P120" style:family="paragraph" style:parent-style-name="Standard">
      <style:paragraph-properties fo:margin-left="0in" fo:margin-right="3.0409in" fo:margin-top="0.4457in" fo:margin-bottom="0in" loext:contextual-spacing="false" fo:line-height="169%" fo:text-align="start" style:justify-single-word="false" fo:keep-together="auto" fo:orphans="0" fo:widows="0" fo:text-indent="0.002in" style:auto-text-indent="false" fo:break-before="auto" fo:break-after="auto" fo:padding="0in" fo:border="none" fo:keep-with-next="auto"/>
    </style:style>
    <style:style style:name="P121" style:family="paragraph" style:parent-style-name="Standard">
      <style:paragraph-properties fo:margin-left="0in" fo:margin-right="2.0673in" fo:margin-top="0.7591in" fo:margin-bottom="0in" loext:contextual-spacing="false" fo:line-height="169%" fo:text-align="start" style:justify-single-word="false" fo:keep-together="auto" fo:orphans="0" fo:widows="0" fo:text-indent="0.002in" style:auto-text-indent="false" fo:break-before="auto" fo:break-after="auto" fo:padding="0in" fo:border="none" fo:keep-with-next="auto"/>
    </style:style>
    <style:style style:name="P122" style:family="paragraph" style:parent-style-name="Standard">
      <style:paragraph-properties fo:margin-left="0in" fo:margin-right="1.1028in" fo:margin-top="0.7591in" fo:margin-bottom="0in" loext:contextual-spacing="false" fo:line-height="169%" fo:text-align="start" style:justify-single-word="false" fo:keep-together="auto" fo:orphans="0" fo:widows="0" fo:text-indent="0.002in" style:auto-text-indent="false" fo:break-before="auto" fo:break-after="auto" fo:padding="0in" fo:border="none" fo:keep-with-next="auto"/>
    </style:style>
    <style:style style:name="P123" style:family="paragraph" style:parent-style-name="Standard">
      <style:paragraph-properties fo:margin-left="0in" fo:margin-right="1.4291in" fo:margin-top="0.7575in" fo:margin-bottom="0in" loext:contextual-spacing="false" fo:line-height="170%" fo:text-align="start" style:justify-single-word="false" fo:keep-together="auto" fo:orphans="0" fo:widows="0" fo:text-indent="0.002in" style:auto-text-indent="false" fo:break-before="auto" fo:break-after="auto" fo:padding="0in" fo:border="none" fo:keep-with-next="auto"/>
    </style:style>
    <style:style style:name="P124" style:family="paragraph" style:parent-style-name="Standard">
      <style:paragraph-properties fo:margin-left="0.0091in" fo:margin-right="0.2264in" fo:margin-top="0.1327in" fo:margin-bottom="0in" loext:contextual-spacing="false" fo:line-height="101%" fo:text-align="justify" style:justify-single-word="false" fo:keep-together="auto" fo:orphans="0" fo:widows="0" fo:text-indent="-0.0043in" style:auto-text-indent="false" fo:break-before="auto" fo:break-after="auto" fo:padding="0in" fo:border="none" fo:keep-with-next="auto"/>
    </style:style>
    <style:style style:name="P125" style:family="paragraph" style:parent-style-name="Standard">
      <style:paragraph-properties fo:margin-left="0in" fo:margin-right="2.5909in" fo:margin-top="0.1339in" fo:margin-bottom="0in" loext:contextual-spacing="false" fo:line-height="16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6" style:family="paragraph" style:parent-style-name="Standard">
      <style:paragraph-properties fo:margin-left="0in" fo:margin-right="2.6244in" fo:margin-top="0.028in" fo:margin-bottom="0in" loext:contextual-spacing="false" fo:line-height="16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7" style:family="paragraph" style:parent-style-name="Standard">
      <style:paragraph-properties fo:margin-left="0in" fo:margin-right="2.7673in" fo:margin-top="0.1339in" fo:margin-bottom="0in" loext:contextual-spacing="false" fo:line-height="169%" fo:text-align="start" style:justify-single-word="false" fo:keep-together="auto" fo:orphans="0" fo:widows="0" fo:text-indent="0.002in" style:auto-text-indent="false" fo:break-before="auto" fo:break-after="auto" fo:padding="0in" fo:border="none" fo:keep-with-next="auto"/>
    </style:style>
    <style:style style:name="P128" style:family="paragraph" style:parent-style-name="Standard">
      <style:paragraph-properties fo:margin-left="0in" fo:margin-right="2.1472in" fo:margin-top="0.1346in" fo:margin-bottom="0in" loext:contextual-spacing="false" fo:line-height="16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9" style:family="paragraph" style:parent-style-name="Standard">
      <style:paragraph-properties fo:margin-left="0in" fo:margin-right="2.178in" fo:margin-top="0.028in" fo:margin-bottom="0in" loext:contextual-spacing="false" fo:line-height="16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0" style:family="paragraph" style:parent-style-name="Standard">
      <style:paragraph-properties fo:margin-left="0.002in" fo:margin-right="0.2228in" fo:margin-top="0.1339in" fo:margin-bottom="0in" loext:contextual-spacing="false" fo:line-height="101%" fo:text-align="justify" style:justify-single-word="false" fo:keep-together="auto" fo:orphans="0" fo:widows="0" fo:text-indent="0.0047in" style:auto-text-indent="false" fo:break-before="auto" fo:break-after="auto" fo:padding="0in" fo:border="none" fo:keep-with-next="auto"/>
    </style:style>
    <style:style style:name="P131" style:family="paragraph" style:parent-style-name="Standard">
      <style:paragraph-properties fo:margin-left="0.0063in" fo:margin-right="0in" fo:margin-top="0.1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2" style:family="paragraph" style:parent-style-name="Standard">
      <style:paragraph-properties fo:margin-left="0.006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3" style:family="paragraph" style:parent-style-name="Standard">
      <style:paragraph-properties fo:margin-left="0.0063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4" style:family="paragraph" style:parent-style-name="Standard">
      <style:paragraph-properties fo:margin-left="0.0063in" fo:margin-right="0in" fo:margin-top="0.193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5" style:family="paragraph" style:parent-style-name="Standard">
      <style:paragraph-properties fo:margin-left="0.0063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6" style:family="paragraph" style:parent-style-name="Standard">
      <style:paragraph-properties fo:margin-left="0.0063in" fo:margin-right="0in" fo:margin-top="0.05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7" style:family="paragraph" style:parent-style-name="Standard">
      <style:paragraph-properties fo:margin-left="0.0063in" fo:margin-right="0in" fo:margin-top="0.22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8" style:family="paragraph" style:parent-style-name="Standard">
      <style:paragraph-properties fo:margin-left="0in" fo:margin-right="0.9543in" fo:margin-top="0.1339in" fo:margin-bottom="0in" loext:contextual-spacing="false" fo:line-height="16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9" style:family="paragraph" style:parent-style-name="Standard">
      <style:paragraph-properties fo:margin-left="0.5063in" fo:margin-right="0in" fo:margin-top="0.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0" style:family="paragraph" style:parent-style-name="Standard">
      <style:paragraph-properties fo:margin-left="0.5063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1" style:family="paragraph" style:parent-style-name="Standard">
      <style:paragraph-properties fo:margin-left="0.506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2" style:family="paragraph" style:parent-style-name="Standard">
      <style:paragraph-properties fo:margin-left="1.0063in" fo:margin-right="0in" fo:margin-top="0.1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3" style:family="paragraph" style:parent-style-name="Standard">
      <style:paragraph-properties fo:margin-left="1.0063in" fo:margin-right="0in" fo:margin-top="0.06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4" style:family="paragraph" style:parent-style-name="Standard">
      <style:paragraph-properties fo:margin-left="1.0063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5" style:family="paragraph" style:parent-style-name="Standard">
      <style:paragraph-properties fo:margin-left="0.2547in" fo:margin-right="0in" fo:margin-top="0.13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6" style:family="paragraph" style:parent-style-name="Standard">
      <style:paragraph-properties fo:margin-left="0.0008in" fo:margin-right="0.228in" fo:margin-top="0.3709in" fo:margin-bottom="0in" loext:contextual-spacing="false" fo:line-height="100%" fo:text-align="justify" style:justify-single-word="false" fo:keep-together="auto" fo:orphans="0" fo:widows="0" fo:text-indent="0.0083in" style:auto-text-indent="false" fo:break-before="auto" fo:break-after="auto" fo:padding="0in" fo:border="none" fo:keep-with-next="auto"/>
    </style:style>
    <style:style style:name="P147" style:family="paragraph" style:parent-style-name="Standard">
      <style:paragraph-properties fo:margin-left="0.0161in" fo:margin-right="0in" fo:margin-top="0.245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8" style:family="paragraph" style:parent-style-name="Standard">
      <style:paragraph-properties fo:margin-left="0.0161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9" style:family="paragraph" style:parent-style-name="Standard">
      <style:paragraph-properties fo:margin-left="0.0161in" fo:margin-right="0in" fo:margin-top="0.24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0" style:family="paragraph" style:parent-style-name="Standard">
      <style:paragraph-properties fo:margin-left="0.0161in" fo:margin-right="0in" fo:margin-top="0.242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1" style:family="paragraph" style:parent-style-name="Standard">
      <style:paragraph-properties fo:margin-left="0.0161in" fo:margin-right="0in" fo:margin-top="0.375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2" style:family="paragraph" style:parent-style-name="Standard">
      <style:paragraph-properties fo:margin-left="0.0161in" fo:margin-right="0in" fo:margin-top="0.244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3" style:family="paragraph" style:parent-style-name="Standard">
      <style:paragraph-properties fo:margin-left="0.0161in" fo:margin-right="0in" fo:margin-top="0.48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4" style:family="paragraph" style:parent-style-name="Standard">
      <style:paragraph-properties fo:margin-left="0.0161in" fo:margin-right="0in" fo:margin-top="0.242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5" style:family="paragraph" style:parent-style-name="Standard">
      <style:paragraph-properties fo:margin-left="0.0161in" fo:margin-right="0in" fo:margin-top="0.00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6" style:family="paragraph" style:parent-style-name="Standard">
      <style:paragraph-properties fo:margin-left="0.0161in" fo:margin-right="0in" fo:margin-top="0.34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7" style:family="paragraph" style:parent-style-name="Standard">
      <style:paragraph-properties fo:margin-left="0.0161in" fo:margin-right="0in" fo:margin-top="0.2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8" style:family="paragraph" style:parent-style-name="Standard">
      <style:paragraph-properties fo:margin-left="0in" fo:margin-right="1.5992in" fo:margin-top="0.0075in" fo:margin-bottom="0in" loext:contextual-spacing="false" fo:line-height="10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9" style:family="paragraph" style:parent-style-name="Standard">
      <style:paragraph-properties fo:margin-left="0.0075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0" style:family="paragraph" style:parent-style-name="Standard">
      <style:paragraph-properties fo:margin-left="0.0075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1" style:family="paragraph" style:parent-style-name="Standard">
      <style:paragraph-properties fo:margin-left="0.0075in" fo:margin-right="0in" fo:margin-top="0.13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2" style:family="paragraph" style:parent-style-name="Standard">
      <style:paragraph-properties fo:margin-left="0.0016in" fo:margin-right="0in" fo:margin-top="0.003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3" style:family="paragraph" style:parent-style-name="Standard">
      <style:paragraph-properties fo:margin-left="0.001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4" style:family="paragraph" style:parent-style-name="Standard">
      <style:paragraph-properties fo:margin-left="0.0063in" fo:margin-right="0.4209in" fo:margin-top="0.1791in" fo:margin-bottom="0in" loext:contextual-spacing="false" fo:line-height="99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165" style:family="paragraph" style:parent-style-name="Standard">
      <style:paragraph-properties fo:margin-left="0.01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6" style:family="paragraph" style:parent-style-name="Standard">
      <style:paragraph-properties fo:margin-left="0.011in" fo:margin-right="0in" fo:margin-top="0.13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7" style:family="paragraph" style:parent-style-name="Standard">
      <style:paragraph-properties fo:margin-left="0.011in" fo:margin-right="0in" fo:margin-top="0.445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8" style:family="paragraph" style:parent-style-name="Standard">
      <style:paragraph-properties fo:margin-left="0.011in" fo:margin-right="0in" fo:margin-top="0.1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9" style:family="paragraph" style:parent-style-name="Standard">
      <style:paragraph-properties fo:margin-left="0.011in" fo:margin-right="0in" fo:margin-top="0.0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0" style:family="paragraph" style:parent-style-name="Standard">
      <style:paragraph-properties fo:margin-left="0.011in" fo:margin-right="0in" fo:margin-top="0.1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1" style:family="paragraph" style:parent-style-name="Standard">
      <style:paragraph-properties fo:margin-left="0.011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2" style:family="paragraph" style:parent-style-name="Standard">
      <style:paragraph-properties fo:margin-left="0.011in" fo:margin-right="0in" fo:margin-top="0.193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3" style:family="paragraph" style:parent-style-name="Standard">
      <style:paragraph-properties fo:margin-left="0.0028in" fo:margin-right="0.2335in" fo:margin-top="0.0047in" fo:margin-bottom="0in" loext:contextual-spacing="false" fo:line-height="101%" fo:text-align="justify" style:justify-single-word="false" fo:keep-together="auto" fo:orphans="0" fo:widows="0" fo:text-indent="0.011in" style:auto-text-indent="false" fo:break-before="auto" fo:break-after="auto" fo:padding="0in" fo:border="none" fo:keep-with-next="auto"/>
    </style:style>
    <style:style style:name="P174" style:family="paragraph" style:parent-style-name="Standard">
      <style:paragraph-properties fo:margin-left="0.005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5" style:family="paragraph" style:parent-style-name="Standard">
      <style:paragraph-properties fo:margin-left="0.0055in" fo:margin-right="0in" fo:margin-top="0.18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6" style:family="paragraph" style:parent-style-name="Standard">
      <style:paragraph-properties fo:margin-left="0.0055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7" style:family="paragraph" style:parent-style-name="Standard">
      <style:paragraph-properties fo:margin-left="0.0055in" fo:margin-right="0in" fo:margin-top="0.13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8" style:family="paragraph" style:parent-style-name="Standard">
      <style:paragraph-properties fo:margin-left="0.0055in" fo:margin-right="0in" fo:margin-top="0.1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9" style:family="paragraph" style:parent-style-name="Standard">
      <style:paragraph-properties fo:margin-left="0.0055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0" style:family="paragraph" style:parent-style-name="Standard">
      <style:paragraph-properties fo:margin-left="0.0028in" fo:margin-right="0.0382in" fo:margin-top="0.0047in" fo:margin-bottom="0in" loext:contextual-spacing="false" fo:line-height="101%" fo:text-align="start" style:justify-single-word="false" fo:keep-together="auto" fo:orphans="0" fo:widows="0" fo:text-indent="0.0063in" style:auto-text-indent="false" fo:break-before="auto" fo:break-after="auto" fo:padding="0in" fo:border="none" fo:keep-with-next="auto"/>
    </style:style>
    <style:style style:name="P181" style:family="paragraph" style:parent-style-name="Standard">
      <style:paragraph-properties fo:margin-left="0in" fo:margin-right="1.5701in" fo:margin-top="0.4457in" fo:margin-bottom="0in" loext:contextual-spacing="false" fo:line-height="169%" fo:text-align="start" style:justify-single-word="false" fo:keep-together="auto" fo:orphans="0" fo:widows="0" fo:text-indent="0.0063in" style:auto-text-indent="false" fo:break-before="auto" fo:break-after="auto" fo:padding="0in" fo:border="none" fo:keep-with-next="auto"/>
    </style:style>
    <style:style style:name="P182" style:family="paragraph" style:parent-style-name="Standard">
      <style:paragraph-properties fo:margin-left="0.0047in" fo:margin-right="0in" fo:margin-top="0.02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3" style:family="paragraph" style:parent-style-name="Standard">
      <style:paragraph-properties fo:margin-left="0.004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4" style:family="paragraph" style:parent-style-name="Standard">
      <style:paragraph-properties fo:margin-left="0.0047in" fo:margin-right="0in" fo:margin-top="0.13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5" style:family="paragraph" style:parent-style-name="Standard">
      <style:paragraph-properties fo:margin-left="0.0047in" fo:margin-right="0in" fo:margin-top="0.1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6" style:family="paragraph" style:parent-style-name="Standard">
      <style:paragraph-properties fo:margin-left="0.0047in" fo:margin-right="0in" fo:margin-top="0.134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7" style:family="paragraph" style:parent-style-name="Standard">
      <style:paragraph-properties fo:margin-left="0.0016in" fo:margin-right="0.2272in" fo:margin-top="0.1339in" fo:margin-bottom="0in" loext:contextual-spacing="false" fo:line-height="99%" fo:text-align="start" style:justify-single-word="false" fo:keep-together="auto" fo:orphans="0" fo:widows="0" fo:text-indent="0.0043in" style:auto-text-indent="false" fo:break-before="auto" fo:break-after="auto" fo:padding="0in" fo:border="none" fo:keep-with-next="auto"/>
    </style:style>
    <style:style style:name="P188" style:family="paragraph" style:parent-style-name="Standard">
      <style:paragraph-properties fo:margin-left="0.5008in" fo:margin-right="0in" fo:margin-top="0.051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89" style:family="paragraph" style:parent-style-name="Standard">
      <style:paragraph-properties fo:margin-left="0.500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0" style:family="paragraph" style:parent-style-name="Standard">
      <style:paragraph-properties fo:margin-left="0.5008in" fo:margin-right="0in" fo:margin-top="0.1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1" style:family="paragraph" style:parent-style-name="Standard">
      <style:paragraph-properties fo:margin-left="0.503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2" style:family="paragraph" style:parent-style-name="Standard">
      <style:paragraph-properties fo:margin-left="0in" fo:margin-right="3.2366in" fo:margin-top="0.1327in" fo:margin-bottom="0in" loext:contextual-spacing="false" fo:line-height="17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3" style:family="paragraph" style:parent-style-name="Standard">
      <style:paragraph-properties fo:margin-left="0in" fo:margin-right="3.3854in" fo:margin-top="0.1327in" fo:margin-bottom="0in" loext:contextual-spacing="false" fo:line-height="169%" fo:text-align="start" style:justify-single-word="false" fo:keep-together="auto" fo:orphans="0" fo:widows="0" fo:text-indent="0.0071in" style:auto-text-indent="false" fo:break-before="auto" fo:break-after="auto" fo:padding="0in" fo:border="none" fo:keep-with-next="auto"/>
    </style:style>
    <style:style style:name="P194" style:family="paragraph" style:parent-style-name="Standard">
      <style:paragraph-properties fo:margin-left="0in" fo:margin-right="3.4945in" fo:margin-top="0.1339in" fo:margin-bottom="0in" loext:contextual-spacing="false" fo:line-height="16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5" style:family="paragraph" style:parent-style-name="Standard">
      <style:paragraph-properties fo:margin-left="0.0346in" fo:margin-right="0in" fo:margin-top="0.026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6" style:family="paragraph" style:parent-style-name="Standard">
      <style:paragraph-properties fo:margin-left="0.011in" fo:margin-right="2.7972in" fo:margin-top="0.1339in" fo:margin-bottom="0in" loext:contextual-spacing="false" fo:line-height="169%" fo:text-align="start" style:justify-single-word="false" fo:keep-together="auto" fo:orphans="0" fo:widows="0" fo:text-indent="-0.0043in" style:auto-text-indent="false" fo:break-before="auto" fo:break-after="auto" fo:padding="0in" fo:border="none" fo:keep-with-next="auto"/>
    </style:style>
    <style:style style:name="P197" style:family="paragraph" style:parent-style-name="Standard">
      <style:paragraph-properties fo:margin-left="0.0063in" fo:margin-right="2.5701in" fo:margin-top="0.028in" fo:margin-bottom="0in" loext:contextual-spacing="false" fo:line-height="16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8" style:family="paragraph" style:parent-style-name="Standard">
      <style:paragraph-properties fo:margin-left="0in" fo:margin-right="0.2299in" fo:margin-top="0.1339in" fo:margin-bottom="0in" loext:contextual-spacing="false" fo:line-height="101%" fo:text-align="justify" style:justify-single-word="false" fo:keep-together="auto" fo:orphans="0" fo:widows="0" fo:text-indent="0.0055in" style:auto-text-indent="false" fo:break-before="auto" fo:break-after="auto" fo:padding="0in" fo:border="none" fo:keep-with-next="auto"/>
    </style:style>
    <style:style style:name="P199" style:family="paragraph" style:parent-style-name="Standard">
      <style:paragraph-properties fo:margin-left="0.000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0" style:family="paragraph" style:parent-style-name="Standard">
      <style:paragraph-properties fo:margin-left="0.0008in" fo:margin-right="0in" fo:margin-top="0.1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1" style:family="paragraph" style:parent-style-name="Standard">
      <style:paragraph-properties fo:margin-left="0.0008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2" style:family="paragraph" style:parent-style-name="Standard">
      <style:paragraph-properties fo:margin-left="0.004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3" style:family="paragraph" style:parent-style-name="Standard">
      <style:paragraph-properties fo:margin-left="0.003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4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5" style:family="paragraph" style:parent-style-name="Standard">
      <style:paragraph-properties fo:margin-left="0.5in" fo:margin-right="0in" fo:margin-top="0.00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6" style:family="paragraph" style:parent-style-name="Standard">
      <style:paragraph-properties fo:margin-left="0.5in" fo:margin-right="0in" fo:margin-top="0.0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7" style:family="paragraph" style:parent-style-name="Standard">
      <style:paragraph-properties fo:margin-left="0.5in" fo:margin-right="0in" fo:margin-top="0.00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8" style:family="paragraph" style:parent-style-name="Standard">
      <style:paragraph-properties fo:margin-left="0.5in" fo:margin-right="0in" fo:margin-top="0.000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9" style:family="paragraph" style:parent-style-name="Standard">
      <style:paragraph-properties fo:margin-left="0.5028in" fo:margin-right="0in" fo:margin-top="0.1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0" style:family="paragraph" style:parent-style-name="Standard">
      <style:paragraph-properties fo:margin-left="0.502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1" style:family="paragraph" style:parent-style-name="Standard">
      <style:paragraph-properties fo:margin-left="0.5028in" fo:margin-right="0in" fo:margin-top="0.0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2" style:family="paragraph" style:parent-style-name="Standard">
      <style:paragraph-properties fo:margin-left="0.5028in" fo:margin-right="0in" fo:margin-top="0.22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3" style:family="paragraph" style:parent-style-name="Standard">
      <style:paragraph-properties fo:margin-left="0.50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4" style:family="paragraph" style:parent-style-name="Standard">
      <style:paragraph-properties fo:margin-left="0.502in" fo:margin-right="0in" fo:margin-top="0.1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5" style:family="paragraph" style:parent-style-name="Standard">
      <style:paragraph-properties fo:margin-left="0.502in" fo:margin-right="0in" fo:margin-top="0.0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6" style:family="paragraph" style:parent-style-name="Standard">
      <style:paragraph-properties fo:margin-left="0.502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7" style:family="paragraph" style:parent-style-name="Standard">
      <style:paragraph-properties fo:margin-left="0.502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8" style:family="paragraph" style:parent-style-name="Standard">
      <style:paragraph-properties fo:margin-left="0.502in" fo:margin-right="0in" fo:margin-top="0.193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9" style:family="paragraph" style:parent-style-name="Standard">
      <style:paragraph-properties fo:margin-left="0.502in" fo:margin-right="0in" fo:margin-top="0.00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0" style:family="paragraph" style:parent-style-name="Standard">
      <style:paragraph-properties fo:margin-left="0.502in" fo:margin-right="0in" fo:margin-top="0.24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1" style:family="paragraph" style:parent-style-name="Standard">
      <style:paragraph-properties fo:margin-left="0.502in" fo:margin-right="0in" fo:margin-top="0.01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2" style:family="paragraph" style:parent-style-name="Standard">
      <style:paragraph-properties fo:margin-left="0.502in" fo:margin-right="0in" fo:margin-top="0.17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3" style:family="paragraph" style:parent-style-name="Standard">
      <style:paragraph-properties fo:margin-left="0.502in" fo:margin-right="0in" fo:margin-top="0.17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4" style:family="paragraph" style:parent-style-name="Standard">
      <style:paragraph-properties fo:margin-left="0.499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5" style:family="paragraph" style:parent-style-name="Standard">
      <style:paragraph-properties fo:margin-left="0.4992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6" style:family="paragraph" style:parent-style-name="Standard">
      <style:paragraph-properties fo:margin-left="0.4992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7" style:family="paragraph" style:parent-style-name="Standard">
      <style:paragraph-properties fo:margin-left="0.4992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8" style:family="paragraph" style:parent-style-name="Standard">
      <style:paragraph-properties fo:margin-left="0.4992in" fo:margin-right="0in" fo:margin-top="0.193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9" style:family="paragraph" style:parent-style-name="Standard">
      <style:paragraph-properties fo:margin-left="0.4992in" fo:margin-right="0in" fo:margin-top="0.192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0" style:family="paragraph" style:parent-style-name="Standard">
      <style:paragraph-properties fo:margin-left="0.4992in" fo:margin-right="0in" fo:margin-top="0.006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1" style:family="paragraph" style:parent-style-name="Standard">
      <style:paragraph-properties fo:margin-left="0.4992in" fo:margin-right="0in" fo:margin-top="0.00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2" style:family="paragraph" style:parent-style-name="Standard">
      <style:paragraph-properties fo:margin-left="0.4992in" fo:margin-right="0in" fo:margin-top="0.1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3" style:family="paragraph" style:parent-style-name="Standard">
      <style:paragraph-properties fo:margin-left="0.4992in" fo:margin-right="0in" fo:margin-top="0.003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4" style:family="paragraph" style:parent-style-name="Standard">
      <style:paragraph-properties fo:margin-left="0.4992in" fo:margin-right="0in" fo:margin-top="0.17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5" style:family="paragraph" style:parent-style-name="Standard">
      <style:paragraph-properties fo:margin-left="0.4992in" fo:margin-right="0in" fo:margin-top="0.17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6" style:family="paragraph" style:parent-style-name="Standard">
      <style:paragraph-properties fo:margin-left="0.507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7" style:family="paragraph" style:parent-style-name="Standard">
      <style:paragraph-properties fo:margin-left="0.516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8" style:family="paragraph" style:parent-style-name="Standard">
      <style:paragraph-properties fo:margin-left="0.5382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9" style:family="paragraph" style:parent-style-name="Standard">
      <style:paragraph-properties fo:margin-left="0.504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0" style:family="paragraph" style:parent-style-name="Standard">
      <style:paragraph-properties fo:margin-left="0.507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1" style:family="paragraph" style:parent-style-name="Standard">
      <style:paragraph-properties fo:margin-left="0.5071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2" style:family="paragraph" style:parent-style-name="Standard">
      <style:paragraph-properties fo:margin-left="0.5071in" fo:margin-right="0in" fo:margin-top="0.193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3" style:family="paragraph" style:parent-style-name="Standard">
      <style:paragraph-properties fo:margin-left="0.519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4" style:family="paragraph" style:parent-style-name="Standard">
      <style:paragraph-properties fo:margin-left="0.511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5" style:family="paragraph" style:parent-style-name="Standard">
      <style:paragraph-properties fo:margin-left="0.511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6" style:family="paragraph" style:parent-style-name="Standard">
      <style:paragraph-properties fo:margin-left="0.501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7" style:family="paragraph" style:parent-style-name="Standard">
      <style:paragraph-properties fo:margin-left="0.5016in" fo:margin-right="0in" fo:margin-top="0.1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8" style:family="paragraph" style:parent-style-name="Standard">
      <style:paragraph-properties fo:margin-left="0.504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9" style:family="paragraph" style:parent-style-name="Standard">
      <style:paragraph-properties fo:margin-left="0.5047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0" style:family="paragraph" style:parent-style-name="Standard">
      <style:paragraph-properties fo:margin-left="0.019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1" style:family="paragraph" style:parent-style-name="Standard">
      <style:paragraph-properties fo:margin-left="0.002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2" style:family="paragraph" style:parent-style-name="Standard">
      <style:paragraph-properties fo:margin-left="0.0028in" fo:margin-right="0in" fo:margin-top="0.225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3" style:family="paragraph" style:parent-style-name="Standard">
      <style:paragraph-properties fo:margin-left="0.0028in" fo:margin-right="0in" fo:margin-top="0.221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4" style:family="paragraph" style:parent-style-name="Standard">
      <style:paragraph-properties fo:margin-left="0.0028in" fo:margin-right="0in" fo:margin-top="0.00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5" style:family="paragraph" style:parent-style-name="Standard">
      <style:paragraph-properties fo:margin-left="0in" fo:margin-right="3.1272in" fo:margin-top="0.1772in" fo:margin-bottom="0in" loext:contextual-spacing="false" fo:line-height="97%" fo:text-align="start" style:justify-single-word="false" fo:keep-together="auto" fo:orphans="0" fo:widows="0" fo:text-indent="0.0138in" style:auto-text-indent="false" fo:break-before="auto" fo:break-after="auto" fo:padding="0in" fo:border="none" fo:keep-with-next="auto"/>
    </style:style>
    <style:style style:name="P256" style:family="paragraph" style:parent-style-name="Standard">
      <style:paragraph-properties fo:margin-left="0.0126in" fo:margin-right="0.3902in" fo:margin-top="0in" fo:margin-bottom="0in" loext:contextual-spacing="false" fo:line-height="98%" fo:text-align="start" style:justify-single-word="false" fo:keep-together="auto" fo:orphans="0" fo:widows="0" fo:text-indent="-0.0126in" style:auto-text-indent="false" fo:break-before="auto" fo:break-after="auto" fo:padding="0in" fo:border="none" fo:keep-with-next="auto"/>
    </style:style>
    <style:style style:name="P257" style:family="paragraph" style:parent-style-name="Standard">
      <style:paragraph-properties fo:margin-left="0in" fo:margin-right="0.9646in" fo:margin-top="0.1327in" fo:margin-bottom="0in" loext:contextual-spacing="false" fo:line-height="17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8" style:family="paragraph" style:parent-style-name="Standard">
      <style:paragraph-properties fo:margin-left="0.0083in" fo:margin-right="0.0098in" fo:margin-top="0.1327in" fo:margin-bottom="0in" loext:contextual-spacing="false" fo:line-height="109%" fo:text-align="start" style:justify-single-word="false" fo:keep-together="auto" fo:orphans="0" fo:widows="0" fo:text-indent="-0.0083in" style:auto-text-indent="false" fo:break-before="auto" fo:break-after="auto" fo:padding="0in" fo:border="none" fo:keep-with-next="auto"/>
    </style:style>
    <style:style style:name="P259" style:family="paragraph" style:parent-style-name="Standard">
      <style:paragraph-properties fo:margin-left="0in" fo:margin-right="1.4374in" fo:margin-top="0.1339in" fo:margin-bottom="0in" loext:contextual-spacing="false" fo:line-height="16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0" style:family="paragraph" style:parent-style-name="Standard">
      <style:paragraph-properties fo:margin-left="0.0028in" fo:margin-right="0.2209in" fo:margin-top="0.4457in" fo:margin-bottom="0in" loext:contextual-spacing="false" fo:line-height="101%" fo:text-align="justify" style:justify-single-word="false" fo:keep-together="auto" fo:orphans="0" fo:widows="0" fo:text-indent="0.0102in" style:auto-text-indent="false" fo:break-before="auto" fo:break-after="auto" fo:padding="0in" fo:border="none" fo:keep-with-next="auto"/>
    </style:style>
    <style:style style:name="P261" style:family="paragraph" style:parent-style-name="Standard">
      <style:paragraph-properties fo:margin-left="0.0083in" fo:margin-right="0.2228in" fo:margin-top="0.0063in" fo:margin-bottom="0in" loext:contextual-spacing="false" fo:line-height="101%" fo:text-align="justify" style:justify-single-word="false" fo:keep-together="auto" fo:orphans="0" fo:widows="0" fo:text-indent="0.0429in" style:auto-text-indent="false" fo:break-before="auto" fo:break-after="auto" fo:padding="0in" fo:border="none" fo:keep-with-next="auto"/>
    </style:style>
    <style:style style:name="P262" style:family="paragraph" style:parent-style-name="Standard">
      <style:paragraph-properties fo:margin-left="0.0102in" fo:margin-right="0in" fo:margin-top="0.193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3" style:family="paragraph" style:parent-style-name="Standard">
      <style:paragraph-properties fo:margin-left="0.0102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4" style:family="paragraph" style:parent-style-name="Standard">
      <style:paragraph-properties fo:margin-left="0.002in" fo:margin-right="0.228in" fo:margin-top="0.1937in" fo:margin-bottom="0in" loext:contextual-spacing="false" fo:line-height="101%" fo:text-align="start" style:justify-single-word="false" fo:keep-together="auto" fo:orphans="0" fo:widows="0" fo:text-indent="-0.002in" style:auto-text-indent="false" fo:break-before="auto" fo:break-after="auto" fo:padding="0in" fo:border="none" fo:keep-with-next="auto"/>
    </style:style>
    <style:style style:name="P265" style:family="paragraph" style:parent-style-name="Standard">
      <style:paragraph-properties fo:margin-left="0.0063in" fo:margin-right="0.228in" fo:margin-top="0.1937in" fo:margin-bottom="0in" loext:contextual-spacing="false" fo:line-height="101%" fo:text-align="start" style:justify-single-word="false" fo:keep-together="auto" fo:orphans="0" fo:widows="0" fo:text-indent="-0.0063in" style:auto-text-indent="false" fo:break-before="auto" fo:break-after="auto" fo:padding="0in" fo:border="none" fo:keep-with-next="auto"/>
    </style:style>
    <style:style style:name="P266" style:family="paragraph" style:parent-style-name="Standard">
      <style:paragraph-properties fo:margin-left="0.0126in" fo:margin-right="0.5409in" fo:margin-top="0.0075in" fo:margin-bottom="0in" loext:contextual-spacing="false" fo:line-height="101%" fo:text-align="start" style:justify-single-word="false" fo:keep-together="auto" fo:orphans="0" fo:widows="0" fo:text-indent="-0.0118in" style:auto-text-indent="false" fo:break-before="auto" fo:break-after="auto" fo:padding="0in" fo:border="none" fo:keep-with-next="auto"/>
    </style:style>
    <style:style style:name="P267" style:family="paragraph" style:parent-style-name="Standard">
      <style:paragraph-properties fo:margin-left="0.0146in" fo:margin-right="0.2283in" fo:margin-top="0.1902in" fo:margin-bottom="0in" loext:contextual-spacing="false" fo:line-height="101%" fo:text-align="start" style:justify-single-word="false" fo:keep-together="auto" fo:orphans="0" fo:widows="0" fo:text-indent="0.0016in" style:auto-text-indent="false" fo:break-before="auto" fo:break-after="auto" fo:padding="0in" fo:border="none" fo:keep-with-next="auto"/>
    </style:style>
    <style:style style:name="P268" style:family="paragraph" style:parent-style-name="Standard">
      <style:paragraph-properties fo:margin-left="0.7972in" fo:margin-right="0in" fo:margin-top="0.220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9" style:family="paragraph" style:parent-style-name="Standard">
      <style:paragraph-properties fo:margin-left="0.839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0" style:family="paragraph" style:parent-style-name="Standard">
      <style:paragraph-properties fo:margin-left="0.5055in" fo:margin-right="0in" fo:margin-top="0.003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1" style:family="paragraph" style:parent-style-name="Standard">
      <style:paragraph-properties fo:margin-left="0.5055in" fo:margin-right="0in" fo:margin-top="0.22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2" style:family="paragraph" style:parent-style-name="Standard">
      <style:paragraph-properties fo:margin-left="0.5055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3" style:family="paragraph" style:parent-style-name="Standard">
      <style:paragraph-properties fo:margin-left="0.5083in" fo:margin-right="0.5in" fo:margin-top="0.0091in" fo:margin-bottom="0in" loext:contextual-spacing="false" fo:line-height="100%" fo:text-align="start" style:justify-single-word="false" fo:keep-together="auto" fo:orphans="0" fo:widows="0" fo:text-indent="-0.0075in" style:auto-text-indent="false" fo:break-before="auto" fo:break-after="auto" fo:padding="0in" fo:border="none" fo:keep-with-next="auto"/>
    </style:style>
    <style:style style:name="P274" style:family="paragraph" style:parent-style-name="Standard">
      <style:paragraph-properties fo:margin-left="0.5161in" fo:margin-right="0in" fo:margin-top="0.245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5" style:family="paragraph" style:parent-style-name="Standard">
      <style:paragraph-properties fo:margin-left="0.5161in" fo:margin-right="0in" fo:margin-top="0.245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6" style:family="paragraph" style:parent-style-name="Standard">
      <style:paragraph-properties fo:margin-left="0.5098in" fo:margin-right="0in" fo:margin-top="0.194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7" style:family="paragraph" style:parent-style-name="Standard">
      <style:paragraph-properties fo:margin-left="0.5098in" fo:margin-right="0in" fo:margin-top="0.192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8" style:family="paragraph" style:parent-style-name="Standard">
      <style:paragraph-properties fo:margin-left="0.5098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79" style:family="paragraph" style:parent-style-name="Standard">
      <style:paragraph-properties fo:margin-left="0.5098in" fo:margin-right="0in" fo:margin-top="0.193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0" style:family="paragraph" style:parent-style-name="Standard">
      <style:paragraph-properties fo:margin-left="0.5083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1" style:family="paragraph" style:parent-style-name="Standard">
      <style:paragraph-properties fo:margin-left="0.5083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2" style:family="paragraph" style:parent-style-name="Standard">
      <style:paragraph-properties fo:margin-left="0.5083in" fo:margin-right="0in" fo:margin-top="0.0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3" style:family="paragraph" style:parent-style-name="Standard">
      <style:paragraph-properties fo:margin-left="0.4992in" fo:margin-right="1.6425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4" style:family="paragraph" style:parent-style-name="Standard">
      <style:paragraph-properties fo:margin-left="0.0091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5" style:family="paragraph" style:parent-style-name="Standard">
      <style:paragraph-properties fo:margin-left="0.0091in" fo:margin-right="0in" fo:margin-top="0.318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6" style:family="paragraph" style:parent-style-name="Standard">
      <style:paragraph-properties fo:margin-left="0.0091in" fo:margin-right="0in" fo:margin-top="0.194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7" style:family="paragraph" style:parent-style-name="Standard">
      <style:paragraph-properties fo:margin-left="0.0091in" fo:margin-right="0in" fo:margin-top="0.2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8" style:family="paragraph" style:parent-style-name="Standard">
      <style:paragraph-properties fo:margin-left="0.0091in" fo:margin-right="0in" fo:margin-top="0.05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9" style:family="paragraph" style:parent-style-name="Standard">
      <style:paragraph-properties fo:margin-left="0.0091in" fo:margin-right="0in" fo:margin-top="0.245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0" style:family="paragraph" style:parent-style-name="Standard">
      <style:paragraph-properties fo:margin-left="0.0028in" fo:margin-right="0.2193in" fo:margin-top="0.0075in" fo:margin-bottom="0in" loext:contextual-spacing="false" fo:line-height="100%" fo:text-align="start" style:justify-single-word="false" fo:keep-together="auto" fo:orphans="0" fo:widows="0" fo:text-indent="0.0098in" style:auto-text-indent="false" fo:break-before="auto" fo:break-after="auto" fo:padding="0in" fo:border="none" fo:keep-with-next="auto"/>
    </style:style>
    <style:style style:name="P291" style:family="paragraph" style:parent-style-name="Standard">
      <style:paragraph-properties fo:margin-left="0.002in" fo:margin-right="0.2307in" fo:margin-top="0.7575in" fo:margin-bottom="0in" loext:contextual-spacing="false" fo:line-height="101%" fo:text-align="start" style:justify-single-word="false" fo:keep-together="auto" fo:orphans="0" fo:widows="0" fo:text-indent="0.0138in" style:auto-text-indent="false" fo:break-before="auto" fo:break-after="auto" fo:padding="0in" fo:border="none" fo:keep-with-next="auto"/>
    </style:style>
    <style:style style:name="P292" style:family="paragraph" style:parent-style-name="Standard">
      <style:paragraph-properties fo:margin-left="0.0043in" fo:margin-right="0.2634in" fo:margin-top="0in" fo:margin-bottom="0in" loext:contextual-spacing="false" fo:line-height="101%" fo:text-align="start" style:justify-single-word="false" fo:keep-together="auto" fo:orphans="0" fo:widows="0" fo:text-indent="0.0035in" style:auto-text-indent="false" fo:break-before="auto" fo:break-after="auto" fo:padding="0in" fo:border="none" fo:keep-with-next="auto"/>
    </style:style>
    <style:style style:name="P293" style:family="paragraph" style:parent-style-name="Standard">
      <style:paragraph-properties fo:margin-left="0.5118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4" style:family="paragraph" style:parent-style-name="Standard">
      <style:paragraph-properties fo:margin-left="0.5118in" fo:margin-right="0in" fo:margin-top="0.00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5" style:family="paragraph" style:parent-style-name="Standard">
      <style:paragraph-properties fo:margin-left="0.5138in" fo:margin-right="0in" fo:margin-top="0.00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6" style:family="paragraph" style:parent-style-name="Standard">
      <style:paragraph-properties fo:margin-left="0.5138in" fo:margin-right="0in" fo:margin-top="0.00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7" style:family="paragraph" style:parent-style-name="Standard">
      <style:paragraph-properties fo:margin-left="0.5126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8" style:family="paragraph" style:parent-style-name="Standard">
      <style:paragraph-properties fo:margin-left="0.5126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99" style:family="paragraph" style:parent-style-name="Standard">
      <style:paragraph-properties fo:margin-left="0.5008in" fo:margin-right="-0.0043in" fo:margin-top="0.6146in" fo:margin-bottom="0in" loext:contextual-spacing="false" fo:line-height="95%" fo:text-align="start" style:justify-single-word="false" fo:keep-together="auto" fo:orphans="0" fo:widows="0" fo:text-indent="0.0173in" style:auto-text-indent="false" fo:break-before="auto" fo:break-after="auto" fo:padding="0in" fo:border="none" fo:keep-with-next="auto"/>
    </style:style>
    <style:style style:name="P300" style:family="paragraph" style:parent-style-name="Standard">
      <style:paragraph-properties fo:margin-left="0.0457in" fo:margin-right="0in" fo:margin-top="0.13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1" style:family="paragraph" style:parent-style-name="Standard">
      <style:paragraph-properties fo:margin-left="0.0457in" fo:margin-right="0in" fo:margin-top="0.00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2" style:family="paragraph" style:parent-style-name="Standard">
      <style:paragraph-properties fo:margin-left="0in" fo:margin-right="0.7492in" fo:margin-top="0.1327in" fo:margin-bottom="0in" loext:contextual-spacing="false" fo:line-height="17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3" style:family="paragraph" style:parent-style-name="Standard">
      <style:paragraph-properties fo:margin-left="0.0098in" fo:margin-right="1.9756in" fo:margin-top="0.4457in" fo:margin-bottom="0in" loext:contextual-spacing="false" fo:line-height="169%" fo:text-align="start" style:justify-single-word="false" fo:keep-together="auto" fo:orphans="0" fo:widows="0" fo:text-indent="-0.0098in" style:auto-text-indent="false" fo:break-before="auto" fo:break-after="auto" fo:padding="0in" fo:border="none" fo:keep-with-next="auto"/>
    </style:style>
    <style:style style:name="P304" style:family="paragraph" style:parent-style-name="Standard">
      <style:paragraph-properties fo:margin-left="0in" fo:margin-right="3.0591in" fo:margin-top="0in" fo:margin-bottom="0in" loext:contextual-spacing="false" fo:line-height="16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5" style:family="paragraph" style:parent-style-name="Standard">
      <style:paragraph-properties fo:margin-left="0in" fo:margin-right="3.5791in" fo:margin-top="0.1327in" fo:margin-bottom="0in" loext:contextual-spacing="false" fo:line-height="17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6" style:family="paragraph" style:parent-style-name="Standard">
      <style:paragraph-properties fo:margin-left="0in" fo:margin-right="2.9839in" fo:margin-top="0.1327in" fo:margin-bottom="0in" loext:contextual-spacing="false" fo:line-height="16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7" style:family="paragraph" style:parent-style-name="Standard">
      <style:paragraph-properties fo:margin-left="0in" fo:margin-right="3.5764in" fo:margin-top="0.0272in" fo:margin-bottom="0in" loext:contextual-spacing="false" fo:line-height="16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8" style:family="paragraph" style:parent-style-name="Standard">
      <style:paragraph-properties fo:margin-left="0in" fo:margin-right="2.928in" fo:margin-top="0.028in" fo:margin-bottom="0in" loext:contextual-spacing="false" fo:line-height="16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9" style:family="paragraph" style:parent-style-name="Standard">
      <style:paragraph-properties fo:margin-left="0in" fo:margin-right="0.2193in" fo:margin-top="0.1327in" fo:margin-bottom="0in" loext:contextual-spacing="false" fo:line-height="101%" fo:text-align="justify" style:justify-single-word="false" fo:keep-together="auto" fo:orphans="0" fo:widows="0" fo:text-indent="-0.0028in" style:auto-text-indent="false" fo:break-before="auto" fo:break-after="auto" fo:padding="0in" fo:border="none" fo:keep-with-next="auto"/>
    </style:style>
    <style:style style:name="P310" style:family="paragraph" style:parent-style-name="Standard">
      <style:paragraph-properties fo:margin-left="0.778in" fo:margin-right="1.6898in" fo:margin-top="0.1937in" fo:margin-bottom="0in" loext:contextual-spacing="false" fo:line-height="101%" fo:text-align="start" style:justify-single-word="false" fo:keep-together="auto" fo:orphans="0" fo:widows="0" fo:text-indent="-0.7752in" style:auto-text-indent="false" fo:break-before="auto" fo:break-after="auto" fo:padding="0in" fo:border="none" fo:keep-with-next="auto"/>
    </style:style>
    <style:style style:name="P311" style:family="paragraph" style:parent-style-name="Standard">
      <style:paragraph-properties fo:margin-left="0in" fo:margin-right="0.678in" fo:margin-top="0.0055in" fo:margin-bottom="0in" loext:contextual-spacing="false" fo:line-height="10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2" style:family="paragraph" style:parent-style-name="Standard">
      <style:paragraph-properties fo:margin-left="0in" fo:margin-right="1.6016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3" style:family="paragraph" style:parent-style-name="Standard">
      <style:paragraph-properties fo:margin-left="0in" fo:margin-right="1.8898in" fo:margin-top="0.0075in" fo:margin-bottom="0in" loext:contextual-spacing="false" fo:line-height="10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4" style:family="paragraph" style:parent-style-name="Standard">
      <style:paragraph-properties fo:margin-left="0in" fo:margin-right="1.8618in" fo:margin-top="0.0055in" fo:margin-bottom="0in" loext:contextual-spacing="false" fo:line-height="10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5" style:family="paragraph" style:parent-style-name="Standard">
      <style:paragraph-properties fo:margin-left="0.0083in" fo:margin-right="0.2193in" fo:margin-top="0.4457in" fo:margin-bottom="0in" loext:contextual-spacing="false" fo:line-height="100%" fo:text-align="justify" style:justify-single-word="false" fo:keep-together="auto" fo:orphans="0" fo:widows="0" fo:text-indent="-0.0083in" style:auto-text-indent="false" fo:break-before="auto" fo:break-after="auto" fo:padding="0in" fo:border="none" fo:keep-with-next="auto"/>
    </style:style>
    <style:style style:name="P316" style:family="paragraph" style:parent-style-name="Standard">
      <style:paragraph-properties fo:margin-left="0in" fo:margin-right="2.6154in" fo:margin-top="0.1339in" fo:margin-bottom="0in" loext:contextual-spacing="false" fo:line-height="169%" fo:text-align="start" style:justify-single-word="false" fo:keep-together="auto" fo:orphans="0" fo:widows="0" fo:text-indent="0.0055in" style:auto-text-indent="false" fo:break-before="auto" fo:break-after="auto" fo:padding="0in" fo:border="none" fo:keep-with-next="auto"/>
    </style:style>
    <style:style style:name="P317" style:family="paragraph" style:parent-style-name="Standard">
      <style:paragraph-properties fo:margin-left="0in" fo:margin-right="2.7429in" fo:margin-top="0.1339in" fo:margin-bottom="0in" loext:contextual-spacing="false" fo:line-height="16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8" style:family="paragraph" style:parent-style-name="Standard">
      <style:paragraph-properties fo:margin-left="0in" fo:margin-right="2.4382in" fo:margin-top="0.1327in" fo:margin-bottom="0in" loext:contextual-spacing="false" fo:line-height="169%" fo:text-align="start" style:justify-single-word="false" fo:keep-together="auto" fo:orphans="0" fo:widows="0" fo:text-indent="0.0102in" style:auto-text-indent="false" fo:break-before="auto" fo:break-after="auto" fo:padding="0in" fo:border="none" fo:keep-with-next="auto"/>
    </style:style>
    <style:style style:name="P319" style:family="paragraph" style:parent-style-name="Standard">
      <style:paragraph-properties fo:margin-left="0in" fo:margin-right="2.8945in" fo:margin-top="0.1327in" fo:margin-bottom="0in" loext:contextual-spacing="false" fo:line-height="17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0" style:family="paragraph" style:parent-style-name="Standard">
      <style:paragraph-properties fo:margin-left="0in" fo:margin-right="3.2484in" fo:margin-top="0.0252in" fo:margin-bottom="0in" loext:contextual-spacing="false" fo:line-height="17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1" style:family="paragraph" style:parent-style-name="Standard">
      <style:paragraph-properties fo:margin-left="0.0075in" fo:margin-right="0.2236in" fo:margin-top="0.4457in" fo:margin-bottom="0in" loext:contextual-spacing="false" fo:line-height="101%" fo:text-align="justify" style:justify-single-word="false" fo:keep-together="auto" fo:orphans="0" fo:widows="0" fo:text-indent="0.0047in" style:auto-text-indent="false" fo:break-before="auto" fo:break-after="auto" fo:padding="0in" fo:border="none" fo:keep-with-next="auto"/>
    </style:style>
    <style:style style:name="P322" style:family="paragraph" style:parent-style-name="Standard">
      <style:paragraph-properties fo:margin-left="0.0047in" fo:margin-right="0.222in" fo:margin-top="0.3811in" fo:margin-bottom="0in" loext:contextual-spacing="false" fo:line-height="101%" fo:text-align="justify" style:justify-single-word="false" fo:keep-together="auto" fo:orphans="0" fo:widows="0" fo:text-indent="0.0075in" style:auto-text-indent="false" fo:break-before="auto" fo:break-after="auto" fo:padding="0in" fo:border="none" fo:keep-with-next="auto"/>
    </style:style>
    <style:style style:name="P323" style:family="paragraph" style:parent-style-name="Standard">
      <style:paragraph-properties fo:margin-left="0.0126in" fo:margin-right="0.2819in" fo:margin-top="0.0209in" fo:margin-bottom="0in" loext:contextual-spacing="false" fo:line-height="109%" fo:text-align="start" style:justify-single-word="false" fo:keep-together="auto" fo:orphans="0" fo:widows="0" fo:text-indent="-0.0055in" style:auto-text-indent="false" fo:break-before="auto" fo:break-after="auto" fo:padding="0in" fo:border="none" fo:keep-with-next="auto"/>
    </style:style>
    <style:style style:name="P324" style:family="paragraph" style:parent-style-name="Standard">
      <style:paragraph-properties fo:margin-left="0.0028in" fo:margin-right="0.2189in" fo:margin-top="0.4311in" fo:margin-bottom="0in" loext:contextual-spacing="false" fo:line-height="101%" fo:text-align="justify" style:justify-single-word="false" fo:keep-together="auto" fo:orphans="0" fo:widows="0" fo:text-indent="0.0047in" style:auto-text-indent="false" fo:break-before="auto" fo:break-after="auto" fo:padding="0in" fo:border="none" fo:keep-with-next="auto"/>
    </style:style>
    <style:style style:name="P325" style:family="paragraph" style:parent-style-name="Standard">
      <style:paragraph-properties fo:margin-left="0.052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6" style:family="paragraph" style:parent-style-name="Standard">
      <style:paragraph-properties fo:margin-left="0.0472in" fo:margin-right="0in" fo:margin-top="0.00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7" style:family="paragraph" style:parent-style-name="Standard">
      <style:paragraph-properties fo:margin-left="0.0035in" fo:margin-right="1.7925in" fo:margin-top="0.1937in" fo:margin-bottom="0in" loext:contextual-spacing="false" fo:line-height="101%" fo:text-align="justify" style:justify-single-word="false" fo:keep-together="auto" fo:orphans="0" fo:widows="0" fo:text-indent="0.0071in" style:auto-text-indent="false" fo:break-before="auto" fo:break-after="auto" fo:padding="0in" fo:border="none" fo:keep-with-next="auto"/>
    </style:style>
    <style:style style:name="P328" style:family="paragraph" style:parent-style-name="Standard">
      <style:paragraph-properties fo:margin-left="0in" fo:margin-right="2.8335in" fo:margin-top="0.1937in" fo:margin-bottom="0in" loext:contextual-spacing="false" fo:line-height="10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9" style:family="paragraph" style:parent-style-name="Standard">
      <style:paragraph-properties fo:margin-left="0.0063in" fo:margin-right="1.8035in" fo:margin-top="0.0075in" fo:margin-bottom="0in" loext:contextual-spacing="false" fo:line-height="101%" fo:text-align="start" style:justify-single-word="false" fo:keep-together="auto" fo:orphans="0" fo:widows="0" fo:text-indent="0.0055in" style:auto-text-indent="false" fo:break-before="auto" fo:break-after="auto" fo:padding="0in" fo:border="none" fo:keep-with-next="auto"/>
    </style:style>
    <style:style style:name="P330" style:family="paragraph" style:parent-style-name="Standard">
      <style:paragraph-properties fo:margin-left="0.0071in" fo:margin-right="1.8925in" fo:margin-top="0.0035in" fo:margin-bottom="0in" loext:contextual-spacing="false" fo:line-height="101%" fo:text-align="start" style:justify-single-word="false" fo:keep-together="auto" fo:orphans="0" fo:widows="0" fo:text-indent="0.0055in" style:auto-text-indent="false" fo:break-before="auto" fo:break-after="auto" fo:padding="0in" fo:border="none" fo:keep-with-next="auto"/>
    </style:style>
    <style:style style:name="P331" style:family="paragraph" style:parent-style-name="Standard">
      <style:paragraph-properties fo:margin-left="0.0126in" fo:margin-right="1.9138in" fo:margin-top="0.0047in" fo:margin-bottom="0in" loext:contextual-spacing="false" fo:line-height="101%" fo:text-align="start" style:justify-single-word="false" fo:keep-together="auto" fo:orphans="0" fo:widows="0" fo:text-indent="-0.0091in" style:auto-text-indent="false" fo:break-before="auto" fo:break-after="auto" fo:padding="0in" fo:border="none" fo:keep-with-next="auto"/>
    </style:style>
    <style:style style:name="P332" style:family="paragraph" style:parent-style-name="Standard">
      <style:paragraph-properties fo:margin-left="0.0138in" fo:margin-right="0.2181in" fo:margin-top="0.1937in" fo:margin-bottom="0in" loext:contextual-spacing="false" fo:line-height="101%" fo:text-align="start" style:justify-single-word="false" fo:keep-together="auto" fo:orphans="0" fo:widows="0" fo:text-indent="-0.0028in" style:auto-text-indent="false" fo:break-before="auto" fo:break-after="auto" fo:padding="0in" fo:border="none" fo:keep-with-next="auto"/>
    </style:style>
    <style:style style:name="P333" style:family="paragraph" style:parent-style-name="Standard">
      <style:paragraph-properties fo:margin-left="0.5008in" fo:margin-right="0.2252in" fo:margin-top="0.0063in" fo:margin-bottom="0in" loext:contextual-spacing="false" fo:line-height="96%" fo:text-align="start" style:justify-single-word="false" fo:keep-together="auto" fo:orphans="0" fo:widows="0" fo:text-indent="-0.4846in" style:auto-text-indent="false" fo:break-before="auto" fo:break-after="auto" fo:padding="0in" fo:border="none" fo:keep-with-next="auto"/>
    </style:style>
    <style:style style:name="P334" style:family="paragraph" style:parent-style-name="Standard">
      <style:paragraph-properties fo:margin-left="0.5146in" fo:margin-right="0.0591in" fo:margin-top="0.172in" fo:margin-bottom="0in" loext:contextual-spacing="false" fo:line-height="95%" fo:text-align="start" style:justify-single-word="false" fo:keep-together="auto" fo:orphans="0" fo:widows="0" fo:text-indent="-0.0118in" style:auto-text-indent="false" fo:break-before="auto" fo:break-after="auto" fo:padding="0in" fo:border="none" fo:keep-with-next="auto"/>
    </style:style>
    <style:style style:name="P335" style:family="paragraph" style:parent-style-name="Standard">
      <style:paragraph-properties fo:margin-left="0.4992in" fo:margin-right="0.5362in" fo:margin-top="0.172in" fo:margin-bottom="0in" loext:contextual-spacing="false" fo:line-height="95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336" style:family="paragraph" style:parent-style-name="Standard">
      <style:paragraph-properties fo:margin-left="0.0028in" fo:margin-right="0.2189in" fo:margin-top="0in" fo:margin-bottom="0in" loext:contextual-spacing="false" fo:line-height="101%" fo:text-align="start" style:justify-single-word="false" fo:keep-together="auto" fo:orphans="0" fo:widows="0" fo:text-indent="0.0075in" style:auto-text-indent="false" fo:break-before="auto" fo:break-after="auto" fo:padding="0in" fo:border="none" fo:keep-with-next="auto"/>
    </style:style>
    <style:style style:name="P337" style:family="paragraph" style:parent-style-name="Standard">
      <style:paragraph-properties fo:margin-left="0.050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8" style:family="paragraph" style:parent-style-name="Standard">
      <style:paragraph-properties fo:margin-left="0.0035in" fo:margin-right="0.2228in" fo:margin-top="0.189in" fo:margin-bottom="0in" loext:contextual-spacing="false" fo:line-height="101%" fo:text-align="start" style:justify-single-word="false" fo:keep-together="auto" fo:orphans="0" fo:widows="0" fo:text-indent="0.0071in" style:auto-text-indent="false" fo:break-before="auto" fo:break-after="auto" fo:padding="0in" fo:border="none" fo:keep-with-next="auto"/>
    </style:style>
    <style:style style:name="P339" style:family="paragraph" style:parent-style-name="Standard">
      <style:paragraph-properties fo:margin-left="0.0035in" fo:margin-right="0.222in" fo:margin-top="0.3807in" fo:margin-bottom="0in" loext:contextual-spacing="false" fo:line-height="101%" fo:text-align="justify" style:justify-single-word="false" fo:keep-together="auto" fo:orphans="0" fo:widows="0" fo:text-indent="0.0047in" style:auto-text-indent="false" fo:break-before="auto" fo:break-after="auto" fo:padding="0in" fo:border="none" fo:keep-with-next="auto"/>
    </style:style>
    <style:style style:name="P340" style:family="paragraph" style:parent-style-name="Standard">
      <style:paragraph-properties fo:margin-left="0.0028in" fo:margin-right="0.2209in" fo:margin-top="0.2457in" fo:margin-bottom="0in" loext:contextual-spacing="false" fo:line-height="101%" fo:text-align="justify" style:justify-single-word="false" fo:keep-together="auto" fo:orphans="0" fo:widows="0" fo:text-indent="0.0075in" style:auto-text-indent="false" fo:break-before="auto" fo:break-after="auto" fo:padding="0in" fo:border="none" fo:keep-with-next="auto"/>
    </style:style>
    <style:style style:name="P341" style:family="paragraph" style:parent-style-name="Standard">
      <style:paragraph-properties fo:margin-left="0.011in" fo:margin-right="0.2335in" fo:margin-top="0.05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2" style:family="paragraph" style:parent-style-name="Standard">
      <style:paragraph-properties fo:margin-left="0.011in" fo:margin-right="0.2291in" fo:margin-top="0.05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3" style:family="paragraph" style:parent-style-name="Standard">
      <style:paragraph-properties fo:margin-left="0in" fo:margin-right="1.7102in" fo:margin-top="0.0591in" fo:margin-bottom="0in" loext:contextual-spacing="false" fo:line-height="12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4" style:family="paragraph" style:parent-style-name="Standard">
      <style:paragraph-properties fo:margin-left="0in" fo:margin-right="1.0929in" fo:margin-top="0.0591in" fo:margin-bottom="0in" loext:contextual-spacing="false" fo:line-height="12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5" style:family="paragraph" style:parent-style-name="Standard">
      <style:paragraph-properties fo:margin-left="0.002in" fo:margin-right="0.2335in" fo:margin-top="0.2437in" fo:margin-bottom="0in" loext:contextual-spacing="false" fo:line-height="100%" fo:text-align="justify" style:justify-single-word="false" fo:keep-together="auto" fo:orphans="0" fo:widows="0" fo:text-indent="0.0055in" style:auto-text-indent="false" fo:break-before="auto" fo:break-after="auto" fo:padding="0in" fo:border="none" fo:keep-with-next="auto"/>
    </style:style>
    <style:style style:name="P346" style:family="paragraph" style:parent-style-name="Standard">
      <style:paragraph-properties fo:margin-left="0.0063in" fo:margin-right="1.7453in" fo:margin-top="0.2972in" fo:margin-bottom="0in" loext:contextual-spacing="false" fo:line-height="129%" fo:text-align="start" style:justify-single-word="false" fo:keep-together="auto" fo:orphans="0" fo:widows="0" fo:text-indent="0.0043in" style:auto-text-indent="false" fo:break-before="auto" fo:break-after="auto" fo:padding="0in" fo:border="none" fo:keep-with-next="auto"/>
    </style:style>
    <style:style style:name="P347" style:family="paragraph" style:parent-style-name="Standard">
      <style:paragraph-properties fo:margin-left="0.7811in" fo:margin-right="0in" fo:margin-top="0.05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8" style:family="paragraph" style:parent-style-name="Standard">
      <style:paragraph-properties fo:margin-left="0in" fo:margin-right="2.6925in" fo:margin-top="0.0591in" fo:margin-bottom="0in" loext:contextual-spacing="false" fo:line-height="12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9" style:family="paragraph" style:parent-style-name="Standard">
      <style:paragraph-properties fo:margin-left="0.0126in" fo:margin-right="1.6783in" fo:margin-top="0.0591in" fo:margin-bottom="0in" loext:contextual-spacing="false" fo:line-height="12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0" style:family="paragraph" style:parent-style-name="Standard">
      <style:paragraph-properties fo:margin-left="0.0075in" fo:margin-right="0.2228in" fo:margin-top="0.2008in" fo:margin-bottom="0in" loext:contextual-spacing="false" fo:line-height="101%" fo:text-align="justify" style:justify-single-word="false" fo:keep-together="auto" fo:orphans="0" fo:widows="0" fo:text-indent="0.0028in" style:auto-text-indent="false" fo:break-before="auto" fo:break-after="auto" fo:padding="0in" fo:border="none" fo:keep-with-next="auto"/>
    </style:style>
    <style:style style:name="P351" style:family="paragraph" style:parent-style-name="Standard">
      <style:paragraph-properties fo:margin-left="0.761in" fo:margin-right="0in" fo:margin-top="0.00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2" style:family="paragraph" style:parent-style-name="Standard">
      <style:paragraph-properties fo:margin-left="0.0083in" fo:margin-right="0.2193in" fo:margin-top="0.3807in" fo:margin-bottom="0in" loext:contextual-spacing="false" fo:line-height="101%" fo:text-align="justify" style:justify-single-word="false" fo:keep-together="auto" fo:orphans="0" fo:widows="0" fo:text-indent="0.002in" style:auto-text-indent="false" fo:break-before="auto" fo:break-after="auto" fo:padding="0in" fo:border="none" fo:keep-with-next="auto"/>
    </style:style>
    <style:style style:name="P353" style:family="paragraph" style:parent-style-name="Standard">
      <style:paragraph-properties fo:margin-left="0.0043in" fo:margin-right="0.2217in" fo:margin-top="0in" fo:margin-bottom="0in" loext:contextual-spacing="false" fo:line-height="101%" fo:text-align="justify" style:justify-single-word="false" fo:keep-together="auto" fo:orphans="0" fo:widows="0" fo:text-indent="0.0047in" style:auto-text-indent="false" fo:break-before="auto" fo:break-after="auto" fo:padding="0in" fo:border="none" fo:keep-with-next="auto"/>
    </style:style>
    <style:style style:name="P354" style:family="paragraph" style:parent-style-name="Standard">
      <style:paragraph-properties fo:margin-left="0.002in" fo:margin-right="1.4201in" fo:margin-top="0.0102in" fo:margin-bottom="0in" loext:contextual-spacing="false" fo:line-height="10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5" style:family="paragraph" style:parent-style-name="Standard">
      <style:paragraph-properties fo:margin-left="0in" fo:margin-right="1.248in" fo:margin-top="0.0075in" fo:margin-bottom="0in" loext:contextual-spacing="false" fo:line-height="10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6" style:family="paragraph" style:parent-style-name="Standard">
      <style:paragraph-properties fo:margin-left="0.002in" fo:margin-right="0.239in" fo:margin-top="0.0075in" fo:margin-bottom="0in" loext:contextual-spacing="false" fo:line-height="100%" fo:text-align="start" style:justify-single-word="false" fo:keep-together="auto" fo:orphans="0" fo:widows="0" fo:text-indent="0.0043in" style:auto-text-indent="false" fo:break-before="auto" fo:break-after="auto" fo:padding="0in" fo:border="none" fo:keep-with-next="auto"/>
    </style:style>
    <style:style style:name="P357" style:family="paragraph" style:parent-style-name="Standard">
      <style:paragraph-properties fo:margin-left="0.0075in" fo:margin-right="0.222in" fo:margin-top="0.1937in" fo:margin-bottom="0in" loext:contextual-spacing="false" fo:line-height="101%" fo:text-align="justify" style:justify-single-word="false" fo:keep-together="auto" fo:orphans="0" fo:widows="0" fo:text-indent="0.0016in" style:auto-text-indent="false" fo:break-before="auto" fo:break-after="auto" fo:padding="0in" fo:border="none" fo:keep-with-next="auto"/>
    </style:style>
    <style:style style:name="P358" style:family="paragraph" style:parent-style-name="Standard">
      <style:paragraph-properties fo:margin-left="0.5in" fo:margin-right="0.7965in" fo:margin-top="0.0075in" fo:margin-bottom="0in" loext:contextual-spacing="false" fo:line-height="100%" fo:text-align="start" style:justify-single-word="false" fo:keep-together="auto" fo:orphans="0" fo:widows="0" fo:text-indent="0.0055in" style:auto-text-indent="false" fo:break-before="auto" fo:break-after="auto" fo:padding="0in" fo:border="none" fo:keep-with-next="auto"/>
    </style:style>
    <style:style style:name="P359" style:family="paragraph" style:parent-style-name="Standard">
      <style:paragraph-properties fo:margin-left="0in" fo:margin-right="0.8839in" fo:margin-top="0.1945in" fo:margin-bottom="0in" loext:contextual-spacing="false" fo:line-height="101%" fo:text-align="start" style:justify-single-word="false" fo:keep-together="auto" fo:orphans="0" fo:widows="0" fo:text-indent="0.002in" style:auto-text-indent="false" fo:break-before="auto" fo:break-after="auto" fo:padding="0in" fo:border="none" fo:keep-with-next="auto"/>
    </style:style>
    <style:style style:name="P360" style:family="paragraph" style:parent-style-name="Standard">
      <style:paragraph-properties fo:margin-left="0in" fo:margin-right="1.2681in" fo:margin-top="0.0075in" fo:margin-bottom="0in" loext:contextual-spacing="false" fo:line-height="10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1" style:family="paragraph" style:parent-style-name="Standard">
      <style:paragraph-properties fo:margin-left="0in" fo:margin-right="2.9264in" fo:margin-top="0.0075in" fo:margin-bottom="0in" loext:contextual-spacing="false" fo:line-height="10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2" style:family="paragraph" style:parent-style-name="Standard">
      <style:paragraph-properties fo:margin-left="0.5075in" fo:margin-right="1.9193in" fo:margin-top="0in" fo:margin-bottom="0in" loext:contextual-spacing="false" fo:line-height="9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0pt" fo:font-style="normal" style:text-underline-style="none" fo:font-weight="normal" style:font-name-asian="Calibri1" style:font-size-asian="20pt" style:font-style-asian="normal" style:font-weight-asian="normal" style:font-name-complex="Calibri1" style:font-size-complex="2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" fo:font-size="11pt" fo:font-style="normal" style:text-underline-style="none" fo:font-weight="normal" style:font-name-asian="Times1" style:font-size-asian="11pt" style:font-style-asian="normal" style:font-weight-asian="normal" style:font-name-complex="Times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normal" style:font-name-asian="Times1" style:font-size-asian="12pt" style:font-style-asian="normal" style:font-weight-asian="normal" style:font-name-complex="Times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" fo:font-size="12pt" fo:font-style="italic" style:text-underline-style="none" fo:font-weight="normal" style:font-name-asian="Times1" style:font-size-asian="12pt" style:font-style-asian="italic" style:font-weight-asian="normal" style:font-name-complex="Times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" fo:font-size="14pt" fo:font-style="normal" style:text-underline-style="none" fo:font-weight="normal" style:font-name-asian="Times1" style:font-size-asian="14pt" style:font-style-asian="normal" style:font-weight-asian="normal" style:font-name-complex="Times1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mbria Math" fo:font-size="14pt" fo:font-style="normal" style:text-underline-style="none" fo:font-weight="normal" style:font-name-asian="Cambria Math1" style:font-size-asian="14pt" style:font-style-asian="normal" style:font-weight-asian="normal" style:font-name-complex="Cambria Math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CRYPTOGRAPHY AND NETWORK SECURITY <text:s text:c="2"/>LAB PROGRAMS </text:span></text:p>
      <text:p text:style-name="P2"><text:span text:style-name="T2">1.Write a C program for Caesar cipher involves replacing each letter of the <text:s/>alphabet with the letter standing k places further down the alphabet, for k in the range 1 through 25. </text:span></text:p>
      <text:p text:style-name="P3"><text:span text:style-name="T4">PROGRAM: </text:span></text:p>
      <text:p text:style-name="P5"><text:span text:style-name="T5">#include &lt;stdio.h&gt; </text:span></text:p>
      <text:p text:style-name="P6"><text:span text:style-name="T5">#include &lt;string.h&gt; </text:span></text:p>
      <text:p text:style-name="P6"><text:span text:style-name="T5">void caesarEncrypt(char text[], int key) { </text:span></text:p>
      <text:p text:style-name="P29"><text:span text:style-name="T5"><text:s/>int length = strlen(text); </text:span></text:p>
      <text:p text:style-name="P30"><text:span text:style-name="T5"><text:s/>for (int i = 0; i &lt; length; i++) { </text:span></text:p>
      <text:p text:style-name="P31"><text:span text:style-name="T5"><text:s/>if (text[i] &gt;= 'A' &amp;&amp; text[i] &lt;= 'Z') { </text:span></text:p>
      <text:p text:style-name="P29"><text:span text:style-name="T5"><text:s/>text[i] = (text[i] - 'A' + key) % 26 + 'A'; </text:span></text:p>
      <text:p text:style-name="P31"><text:span text:style-name="T5"><text:s/>} </text:span></text:p>
      <text:p text:style-name="P31"><text:span text:style-name="T5"><text:s/>else if (text[i] &gt;= 'a' &amp;&amp; text[i] &lt;= 'z') { </text:span></text:p>
      <text:p text:style-name="P29"><text:span text:style-name="T5"><text:s/>text[i] = (text[i] - 'a' + key) % 26 + 'a'; </text:span></text:p>
      <text:p text:style-name="P31"><text:span text:style-name="T5"><text:s/>} </text:span></text:p>
      <text:p text:style-name="P29"><text:span text:style-name="T5"><text:s/>} </text:span></text:p>
      <text:p text:style-name="P65"><text:span text:style-name="T5">} </text:span></text:p>
      <text:p text:style-name="P72"><text:span text:style-name="T5">int main() { </text:span></text:p>
      <text:p text:style-name="P31"><text:span text:style-name="T5"><text:s/>char message[100]; </text:span></text:p>
      <text:p text:style-name="P31"><text:span text:style-name="T5"><text:s/>int key; </text:span></text:p>
      <text:p text:style-name="P29"><text:span text:style-name="T5"><text:s/>printf("Enter a message: "); </text:span></text:p>
      <text:p text:style-name="P31"><text:span text:style-name="T5"><text:s/>fgets(message, sizeof(message), stdin); </text:span></text:p>
      <text:p text:style-name="P30"><text:span text:style-name="T5"><text:s/>printf("Enter the key (0-25): "); </text:span></text:p>
      <text:p text:style-name="P31"><text:span text:style-name="T5"><text:s/>scanf("%d", &amp;key);</text:span></text:p>
      <text:p text:style-name="P32"><text:soft-page-break/><text:span text:style-name="T5"><text:s/>if (key &lt; 0 || key &gt; 25) { </text:span></text:p>
      <text:p text:style-name="P31"><text:span text:style-name="T5"><text:s/>printf("Invalid key! Please enter a key between 0 and 25.\n"); </text:span></text:p>
      <text:p text:style-name="P29"><text:span text:style-name="T5"><text:s/>return 1; </text:span></text:p>
      <text:p text:style-name="P31"><text:span text:style-name="T5"><text:s/>} </text:span></text:p>
      <text:p text:style-name="P29"><text:span text:style-name="T5"><text:s/>size_t length = strlen(message); </text:span></text:p>
      <text:p text:style-name="P31"><text:span text:style-name="T5"><text:s/>if (length &gt; 0 &amp;&amp; message[length - 1] == '\n') { </text:span></text:p>
      <text:p text:style-name="P29"><text:span text:style-name="T5"><text:s/>message[length - 1] = '\0'; </text:span></text:p>
      <text:p text:style-name="P31"><text:span text:style-name="T5"><text:s/>} </text:span></text:p>
      <text:p text:style-name="P31"><text:span text:style-name="T5"><text:s/>caesarEncrypt(message, key); </text:span></text:p>
      <text:p text:style-name="P29"><text:span text:style-name="T5"><text:s/>printf("Encrypted message: %s\n", message); </text:span></text:p>
      <text:p text:style-name="P31"><text:span text:style-name="T5"><text:s/>return 0; </text:span></text:p>
      <text:p text:style-name="P66"><text:span text:style-name="T5">} </text:span></text:p>
      <text:p text:style-name="P84"><text:span text:style-name="T5">OUTPUT: </text:span></text:p>
      <text:p text:style-name="P100"><text:span text:style-name="T5">Enter a message: cryptography </text:span></text:p>
      <text:p text:style-name="P101"><text:span text:style-name="T5">Enter the key (0-25): 4 </text:span></text:p>
      <text:p text:style-name="P100"><text:span text:style-name="T5">Encrypted message: gvctxskvetlc </text:span></text:p>
      <text:p text:style-name="P116"><text:span text:style-name="T2">2.Write a C program for monoalphabetic substitution cipher maps a plaintext <text:s/>alphabet to a ciphertext alphabet, so that each letter of the plaintext <text:s/>alphabet maps to a single unique letter of the ciphertext alphabet. </text:span></text:p>
      <text:p text:style-name="P4"><text:span text:style-name="T4">PROGRAM: </text:span></text:p>
      <text:p text:style-name="P7"><text:span text:style-name="T5">#include &lt;stdio.h&gt; </text:span></text:p>
      <text:p text:style-name="P8"><text:span text:style-name="T5">#include &lt;string.h&gt; </text:span></text:p>
      <text:p text:style-name="P6"><text:span text:style-name="T5">#include &lt;ctype.h&gt; </text:span></text:p>
      <text:p text:style-name="P117"><text:span text:style-name="T5">void monoalphabeticSubstitution(char *plaintext, char *ciphertext, char *key) { <text:s/>int i; </text:span></text:p>
      <text:p text:style-name="P33"><text:span text:style-name="T5"><text:s/>int len = strlen(plaintext); </text:span></text:p>
      <text:p text:style-name="P30"><text:span text:style-name="T5"><text:s/>for (i = 0; i &lt; len; i++) { </text:span></text:p>
      <text:p text:style-name="P31"><text:soft-page-break/><text:span text:style-name="T5"><text:s/>if (isalpha(plaintext[i])) { </text:span></text:p>
      <text:p text:style-name="P29"><text:span text:style-name="T5"><text:s/>char currentChar = tolower(plaintext[i]); </text:span></text:p>
      <text:p text:style-name="P32"><text:span text:style-name="T5"><text:s/>int index = currentChar - 'a'; <text:s/></text:span></text:p>
      <text:p text:style-name="P118"><text:span text:style-name="T5"><text:s/>ciphertext[i] = isupper(plaintext[i]) ? toupper(key[index]) : key[index]; <text:s/>} else { </text:span></text:p>
      <text:p text:style-name="P33"><text:span text:style-name="T5"><text:s/>ciphertext[i] = plaintext[i]; <text:s/></text:span></text:p>
      <text:p text:style-name="P29"><text:span text:style-name="T5"><text:s/>} </text:span></text:p>
      <text:p text:style-name="P31"><text:span text:style-name="T5"><text:s/>} </text:span></text:p>
      <text:p text:style-name="P29"><text:span text:style-name="T5"><text:s/>ciphertext[i] = '\0'; <text:s/></text:span></text:p>
      <text:p text:style-name="P65"><text:span text:style-name="T5">} </text:span></text:p>
      <text:p text:style-name="P73"><text:span text:style-name="T5">int main() { </text:span></text:p>
      <text:p text:style-name="P31"><text:span text:style-name="T5"><text:s/>char plaintext[100]; </text:span></text:p>
      <text:p text:style-name="P29"><text:span text:style-name="T5"><text:s/>char ciphertext[100]; </text:span></text:p>
      <text:p text:style-name="P31"><text:span text:style-name="T5"><text:s/>char key[] = "QWERTYUIOPASDFGHJKLZXCVBNM"; <text:s/></text:span></text:p>
      <text:p text:style-name="P30"><text:span text:style-name="T5"><text:s/>printf("Enter the plaintext: "); </text:span></text:p>
      <text:p text:style-name="P31"><text:span text:style-name="T5"><text:s/>fgets(plaintext, sizeof(plaintext), stdin); </text:span></text:p>
      <text:p text:style-name="P29"><text:span text:style-name="T5"><text:s/>plaintext[strcspn(plaintext, "\n")] = '\0'; </text:span></text:p>
      <text:p text:style-name="P30"><text:span text:style-name="T5"><text:s/>monoalphabeticSubstitution(plaintext, ciphertext, key); </text:span></text:p>
      <text:p text:style-name="P34"><text:span text:style-name="T5"><text:s/>printf("Ciphertext: %s\n", ciphertext); </text:span></text:p>
      <text:p text:style-name="P30"><text:span text:style-name="T5"><text:s/>return 0; </text:span></text:p>
      <text:p text:style-name="P66"><text:span text:style-name="T5">} </text:span></text:p>
      <text:p text:style-name="P84"><text:span text:style-name="T5">OUTPUT: </text:span></text:p>
      <text:p text:style-name="P101"><text:span text:style-name="T5">Enter the plaintext: hello </text:span></text:p>
      <text:p text:style-name="P84"><text:span text:style-name="T5">Ciphertext: ITSSG </text:span></text:p>
      <text:p text:style-name="P119"><text:span text:style-name="T2">3.Write a C program for Playfair algorithm is based on the use of a 5 X 5 <text:s/>matrix of letters constructed using a keyword. Plaintext is encrypted two <text:s/>letters at a time using this matrix. </text:span></text:p>
      <text:p text:style-name="P102"><text:soft-page-break/><text:span text:style-name="T5">PROGRAM:</text:span></text:p>
      <text:p text:style-name="P9"><text:span text:style-name="T5">#include &lt;stdio.h&gt; </text:span></text:p>
      <text:p text:style-name="P6"><text:span text:style-name="T5">#include &lt;string.h&gt; </text:span></text:p>
      <text:p text:style-name="P10"><text:span text:style-name="T5">#include &lt;ctype.h&gt; </text:span></text:p>
      <text:p text:style-name="P11"><text:span text:style-name="T5">#define SIZE 5 <text:s/></text:span></text:p>
      <text:p text:style-name="P120"><text:span text:style-name="T5">void prepareKey(char key[], char matrix[SIZE][SIZE]) { <text:s/>int i, j, k = 0; </text:span></text:p>
      <text:p text:style-name="P35"><text:span text:style-name="T5"><text:s/>int isPresent[26] = {0}; </text:span></text:p>
      <text:p text:style-name="P30"><text:span text:style-name="T5"><text:s/>for (i = 0; i &lt; SIZE; i++) { </text:span></text:p>
      <text:p text:style-name="P29"><text:span text:style-name="T5"><text:s/>for (j = 0; j &lt; SIZE; j++) { </text:span></text:p>
      <text:p text:style-name="P31"><text:span text:style-name="T5"><text:s/>if (k &lt; strlen(key)) { </text:span></text:p>
      <text:p text:style-name="P31"><text:span text:style-name="T5"><text:s/>if (!isPresent[key[k] - 'A']) { <text:s/></text:span></text:p>
      <text:p text:style-name="P29"><text:span text:style-name="T5"><text:s/>matrix[i][j] = key[k]; </text:span></text:p>
      <text:p text:style-name="P31"><text:span text:style-name="T5"><text:s/>isPresent[key[k] - 'A'] = 1; </text:span></text:p>
      <text:p text:style-name="P29"><text:span text:style-name="T5"><text:s/>k++; </text:span></text:p>
      <text:p text:style-name="P31"><text:span text:style-name="T5"><text:s/>} else { </text:span></text:p>
      <text:p text:style-name="P29"><text:span text:style-name="T5"><text:s/>j--; <text:s/></text:span></text:p>
      <text:p text:style-name="P31"><text:span text:style-name="T5"><text:s/>} </text:span></text:p>
      <text:p text:style-name="P31"><text:span text:style-name="T5"><text:s/>} else { </text:span></text:p>
      <text:p text:style-name="P36"><text:span text:style-name="T5"><text:s/>break; </text:span></text:p>
      <text:p text:style-name="P31"><text:span text:style-name="T5"><text:s/>} </text:span></text:p>
      <text:p text:style-name="P29"><text:span text:style-name="T5"><text:s/>} </text:span></text:p>
      <text:p text:style-name="P31"><text:span text:style-name="T5"><text:s/>} </text:span></text:p>
      <text:p text:style-name="P30"><text:span text:style-name="T5"><text:s/>for (i = 0; i &lt; SIZE; i++) { </text:span></text:p>
      <text:p text:style-name="P31"><text:span text:style-name="T5"><text:s/>for (j = 0; j &lt; SIZE; j++) { </text:span></text:p>
      <text:p text:style-name="P29"><text:soft-page-break/><text:span text:style-name="T5"><text:s/>if (matrix[i][j] == '\0') { </text:span></text:p>
      <text:p text:style-name="P31"><text:span text:style-name="T5"><text:s/>for (k = 0; k &lt; 26; k++) { </text:span></text:p>
      <text:p text:style-name="P29"><text:span text:style-name="T5"><text:s/>if (!isPresent[k]) {</text:span></text:p>
      <text:p text:style-name="P32"><text:span text:style-name="T5"><text:s/>matrix[i][j] = k + 'A'; </text:span></text:p>
      <text:p text:style-name="P31"><text:span text:style-name="T5"><text:s/>isPresent[k] = 1; </text:span></text:p>
      <text:p text:style-name="P29"><text:span text:style-name="T5"><text:s/>break; </text:span></text:p>
      <text:p text:style-name="P31"><text:span text:style-name="T5"><text:s/>} </text:span></text:p>
      <text:p text:style-name="P29"><text:span text:style-name="T5"><text:s/>} </text:span></text:p>
      <text:p text:style-name="P31"><text:span text:style-name="T5"><text:s/>} </text:span></text:p>
      <text:p text:style-name="P29"><text:span text:style-name="T5"><text:s/>} </text:span></text:p>
      <text:p text:style-name="P31"><text:span text:style-name="T5"><text:s/>} </text:span></text:p>
      <text:p text:style-name="P65"><text:span text:style-name="T5">} </text:span></text:p>
      <text:p text:style-name="P121"><text:span text:style-name="T5">void findPosition(char matrix[SIZE][SIZE], char ch, int *row, int *col) { <text:s/>if (ch == 'J') // Treat 'J' as 'I' </text:span></text:p>
      <text:p text:style-name="P37"><text:span text:style-name="T5"><text:s/>ch = 'I'; </text:span></text:p>
      <text:p text:style-name="P30"><text:span text:style-name="T5"><text:s/>for (*row = 0; *row &lt; SIZE; (*row)++) { </text:span></text:p>
      <text:p text:style-name="P29"><text:span text:style-name="T5"><text:s/>for (*col = 0; *col &lt; SIZE; (*col)++) { </text:span></text:p>
      <text:p text:style-name="P31"><text:span text:style-name="T5"><text:s/>if (matrix[*row][*col] == ch) { </text:span></text:p>
      <text:p text:style-name="P29"><text:span text:style-name="T5"><text:s/>return; </text:span></text:p>
      <text:p text:style-name="P31"><text:span text:style-name="T5"><text:s/>} </text:span></text:p>
      <text:p text:style-name="P31"><text:span text:style-name="T5"><text:s/>} </text:span></text:p>
      <text:p text:style-name="P36"><text:span text:style-name="T5"><text:s/>} </text:span></text:p>
      <text:p text:style-name="P65"><text:span text:style-name="T5">} </text:span></text:p>
      <text:p text:style-name="P122"><text:span text:style-name="T5">void encryptPair(char matrix[SIZE][SIZE], char ch1, char ch2, char encryptedPair[2]) { <text:s/>int row1, col1, row2, col2; </text:span></text:p>
      <text:p text:style-name="P38"><text:span text:style-name="T5"><text:s/>findPosition(matrix, ch1, &amp;row1, &amp;col1); </text:span></text:p>
      <text:p text:style-name="P31"><text:soft-page-break/><text:span text:style-name="T5"><text:s/>findPosition(matrix, ch2, &amp;row2, &amp;col2);</text:span></text:p>
      <text:p text:style-name="P32"><text:span text:style-name="T5"><text:s/>if (row1 == row2) { <text:s/></text:span></text:p>
      <text:p text:style-name="P31"><text:span text:style-name="T5"><text:s/>encryptedPair[0] = matrix[row1][(col1 + 1) % SIZE]; </text:span></text:p>
      <text:p text:style-name="P29"><text:span text:style-name="T5"><text:s/>encryptedPair[1] = matrix[row2][(col2 + 1) % SIZE]; </text:span></text:p>
      <text:p text:style-name="P31"><text:span text:style-name="T5"><text:s/>} else if (col1 == col2) { <text:s/></text:span></text:p>
      <text:p text:style-name="P29"><text:span text:style-name="T5"><text:s/>encryptedPair[0] = matrix[(row1 + 1) % SIZE][col1]; </text:span></text:p>
      <text:p text:style-name="P31"><text:span text:style-name="T5"><text:s/>encryptedPair[1] = matrix[(row2 + 1) % SIZE][col2]; </text:span></text:p>
      <text:p text:style-name="P29"><text:span text:style-name="T5"><text:s/>} else { <text:s/></text:span></text:p>
      <text:p text:style-name="P31"><text:span text:style-name="T5"><text:s/>encryptedPair[0] = matrix[row1][col2]; </text:span></text:p>
      <text:p text:style-name="P31"><text:span text:style-name="T5"><text:s/>encryptedPair[1] = matrix[row2][col1]; </text:span></text:p>
      <text:p text:style-name="P29"><text:span text:style-name="T5"><text:s/>} </text:span></text:p>
      <text:p text:style-name="P65"><text:span text:style-name="T5">} </text:span></text:p>
      <text:p text:style-name="P123"><text:span text:style-name="T5">void encryptPlayfair(char matrix[SIZE][SIZE], char text[], char encryptedText[]) { <text:s/>int i,length = strlen(text); </text:span></text:p>
      <text:p text:style-name="P39"><text:span text:style-name="T5"><text:s/>for ( i = 0; i &lt; length; i += 2) { </text:span></text:p>
      <text:p text:style-name="P29"><text:span text:style-name="T5"><text:s/>char ch1 = toupper(text[i]); </text:span></text:p>
      <text:p text:style-name="P31"><text:span text:style-name="T5"><text:s/>char ch2 = (i + 1 &lt; length) ? toupper(text[i + 1]) : 'X'; <text:s/></text:span></text:p>
      <text:p text:style-name="P29"><text:span text:style-name="T5"><text:s/>char encryptedPair[2]; </text:span></text:p>
      <text:p text:style-name="P31"><text:span text:style-name="T5"><text:s/>encryptPair(matrix, ch1, ch2, encryptedPair); </text:span></text:p>
      <text:p text:style-name="P31"><text:span text:style-name="T5"><text:s/>encryptedText[i] = encryptedPair[0]; </text:span></text:p>
      <text:p text:style-name="P36"><text:span text:style-name="T5"><text:s/>encryptedText[i + 1] = encryptedPair[1]; </text:span></text:p>
      <text:p text:style-name="P31"><text:span text:style-name="T5"><text:s/>} </text:span></text:p>
      <text:p text:style-name="P29"><text:span text:style-name="T5"><text:s/>encryptedText[length] = '\0'; </text:span></text:p>
      <text:p text:style-name="P65"><text:span text:style-name="T5">} </text:span></text:p>
      <text:p text:style-name="P73"><text:span text:style-name="T5">int main() { </text:span></text:p>
      <text:p text:style-name="P31"><text:soft-page-break/><text:span text:style-name="T5"><text:s/>char key[25]; </text:span></text:p>
      <text:p text:style-name="P29"><text:span text:style-name="T5"><text:s/>char matrix[SIZE][SIZE]; </text:span></text:p>
      <text:p text:style-name="P31"><text:span text:style-name="T5"><text:s/>char plaintext[100]; </text:span></text:p>
      <text:p text:style-name="P29"><text:span text:style-name="T5"><text:s/>char encryptedText[100];</text:span></text:p>
      <text:p text:style-name="P32"><text:span text:style-name="T5"><text:s/>printf("Enter the key: "); </text:span></text:p>
      <text:p text:style-name="P29"><text:span text:style-name="T5"><text:s/>scanf("%s", key); </text:span></text:p>
      <text:p text:style-name="P30"><text:span text:style-name="T5"><text:s/>prepareKey(key, matrix); </text:span></text:p>
      <text:p text:style-name="P30"><text:span text:style-name="T5"><text:s/>printf("Enter the plaintext: "); </text:span></text:p>
      <text:p text:style-name="P31"><text:span text:style-name="T5"><text:s/>scanf("%s", plaintext); </text:span></text:p>
      <text:p text:style-name="P30"><text:span text:style-name="T5"><text:s/>encryptPlayfair(matrix, plaintext, encryptedText); </text:span></text:p>
      <text:p text:style-name="P30"><text:span text:style-name="T5"><text:s/>printf("Encrypted text: %s\n", encryptedText); </text:span></text:p>
      <text:p text:style-name="P34"><text:span text:style-name="T5"><text:s/>return 0; </text:span></text:p>
      <text:p text:style-name="P66"><text:span text:style-name="T5">} </text:span></text:p>
      <text:p text:style-name="P84"><text:span text:style-name="T5">OUTPUT: </text:span></text:p>
      <text:p text:style-name="P101"><text:span text:style-name="T5">Enter the key: MONARCHY </text:span></text:p>
      <text:p text:style-name="P100"><text:span text:style-name="T5">Enter the plaintext: ATTACK </text:span></text:p>
      <text:p text:style-name="P101"><text:span text:style-name="T5">Encrypted text: NUUNYJ </text:span></text:p>
      <text:p text:style-name="P124"><text:span text:style-name="T2">4.Write a C program for polyalphabetic substitution cipher uses a separate <text:s/>monoalphabetic substitution cipher for each successive letter of plaintext, <text:s/>depending on a key. </text:span></text:p>
      <text:p text:style-name="P103"><text:span text:style-name="T5">PROGRAM: </text:span></text:p>
      <text:p text:style-name="P10"><text:span text:style-name="T5">#include &lt;stdio.h&gt; </text:span></text:p>
      <text:p text:style-name="P6"><text:span text:style-name="T5">#include &lt;string.h&gt; </text:span></text:p>
      <text:p text:style-name="P10"><text:span text:style-name="T5">#include &lt;ctype.h&gt; </text:span></text:p>
      <text:p text:style-name="P6"><text:span text:style-name="T5">void vigenereEncrypt(char *plaintext, const char *key) { </text:span></text:p>
      <text:p text:style-name="P31"><text:span text:style-name="T5"><text:s/>int keyLength = strlen(key); </text:span></text:p>
      <text:p text:style-name="P29"><text:soft-page-break/><text:span text:style-name="T5"><text:s/>int i,textLength = strlen(plaintext); </text:span></text:p>
      <text:p text:style-name="P30"><text:span text:style-name="T5"><text:s/>for (i = 0; i &lt; textLength; i++) { </text:span></text:p>
      <text:p text:style-name="P31"><text:span text:style-name="T5"><text:s/>if (isalpha(plaintext[i])) {</text:span></text:p>
      <text:p text:style-name="P32"><text:span text:style-name="T5"><text:s/>char keyChar = key[i % keyLength]; </text:span></text:p>
      <text:p text:style-name="P31"><text:span text:style-name="T5"><text:s/>int keyShift = isupper(keyChar) ? keyChar - 'A' : keyChar - 'a'; </text:span></text:p>
      <text:p text:style-name="P30"><text:span text:style-name="T5"><text:s/>if (isupper(plaintext[i])) { </text:span></text:p>
      <text:p text:style-name="P125"><text:span text:style-name="T5"><text:s/>plaintext[i] = (plaintext[i] - 'A' + keyShift) % 26 + 'A'; <text:s/>} else { </text:span></text:p>
      <text:p text:style-name="P126"><text:span text:style-name="T5"><text:s/>plaintext[i] = (plaintext[i] - 'a' + keyShift) % 26 + 'a'; <text:s/>} </text:span></text:p>
      <text:p text:style-name="P35"><text:span text:style-name="T5"><text:s/>} </text:span></text:p>
      <text:p text:style-name="P29"><text:span text:style-name="T5"><text:s/>} </text:span></text:p>
      <text:p text:style-name="P65"><text:span text:style-name="T5">} </text:span></text:p>
      <text:p text:style-name="P127"><text:span text:style-name="T5">void vigenereDecrypt(char *ciphertext, const char *key) { <text:s/>int keyLength = strlen(key); </text:span></text:p>
      <text:p text:style-name="P37"><text:span text:style-name="T5"><text:s/>int i,textLength = strlen(ciphertext); </text:span></text:p>
      <text:p text:style-name="P30"><text:span text:style-name="T5"><text:s/>for ( i = 0; i &lt; textLength; i++) { </text:span></text:p>
      <text:p text:style-name="P29"><text:span text:style-name="T5"><text:s/>if (isalpha(ciphertext[i])) { </text:span></text:p>
      <text:p text:style-name="P31"><text:span text:style-name="T5"><text:s/>char keyChar = key[i % keyLength]; </text:span></text:p>
      <text:p text:style-name="P29"><text:span text:style-name="T5"><text:s/>int keyShift = isupper(keyChar) ? keyChar - 'A' : keyChar - 'a'; </text:span></text:p>
      <text:p text:style-name="P34"><text:span text:style-name="T5"><text:s/>if (isupper(ciphertext[i])) { </text:span></text:p>
      <text:p text:style-name="P128"><text:span text:style-name="T5"><text:s/>ciphertext[i] = (ciphertext[i] - 'A' - keyShift + 26) % 26 + 'A'; <text:s/>} else { </text:span></text:p>
      <text:p text:style-name="P129"><text:span text:style-name="T5"><text:s/>ciphertext[i] = (ciphertext[i] - 'a' - keyShift + 26) % 26 + 'a'; <text:s/>} </text:span></text:p>
      <text:p text:style-name="P40"><text:span text:style-name="T5"><text:s/>} </text:span></text:p>
      <text:p text:style-name="P31"><text:span text:style-name="T5"><text:s/>} </text:span></text:p>
      <text:p text:style-name="P65"><text:span text:style-name="T5">} </text:span></text:p>
      <text:p text:style-name="P72"><text:span text:style-name="T5">int main() { </text:span></text:p>
      <text:p text:style-name="P31"><text:soft-page-break/><text:span text:style-name="T5"><text:s/>char plaintext[100]; </text:span></text:p>
      <text:p text:style-name="P29"><text:span text:style-name="T5"><text:s/>char key[100];</text:span></text:p>
      <text:p text:style-name="P32"><text:span text:style-name="T5"><text:s/>printf("Enter plaintext: "); </text:span></text:p>
      <text:p text:style-name="P29"><text:span text:style-name="T5"><text:s/>fgets(plaintext, sizeof(plaintext), stdin); </text:span></text:p>
      <text:p text:style-name="P31"><text:span text:style-name="T5"><text:s/>plaintext[strcspn(plaintext, "\n")] = '\0'; // Remove newline character </text:span></text:p>
      <text:p text:style-name="P30"><text:span text:style-name="T5"><text:s/>printf("Enter key: "); </text:span></text:p>
      <text:p text:style-name="P29"><text:span text:style-name="T5"><text:s/>fgets(key, sizeof(key), stdin); </text:span></text:p>
      <text:p text:style-name="P31"><text:span text:style-name="T5"><text:s/>key[strcspn(key, "\n")] = '\0'; // Remove newline character </text:span></text:p>
      <text:p text:style-name="P30"><text:span text:style-name="T5"><text:s/>vigenereEncrypt(plaintext, key); </text:span></text:p>
      <text:p text:style-name="P31"><text:span text:style-name="T5"><text:s/>printf("Encrypted text: %s\n", plaintext); </text:span></text:p>
      <text:p text:style-name="P30"><text:span text:style-name="T5"><text:s/>vigenereDecrypt(plaintext, key); </text:span></text:p>
      <text:p text:style-name="P31"><text:span text:style-name="T5"><text:s/>printf("Decrypted text: %s\n", plaintext); </text:span></text:p>
      <text:p text:style-name="P30"><text:span text:style-name="T5"><text:s/>return 0; </text:span></text:p>
      <text:p text:style-name="P66"><text:span text:style-name="T5">} </text:span></text:p>
      <text:p text:style-name="P84"><text:span text:style-name="T5">OUTPUT: </text:span></text:p>
      <text:p text:style-name="P101"><text:span text:style-name="T5">Enter plaintext: hello </text:span></text:p>
      <text:p text:style-name="P100"><text:span text:style-name="T5">Enter key: apple </text:span></text:p>
      <text:p text:style-name="P100"><text:span text:style-name="T5">Encrypted text: htaws </text:span></text:p>
      <text:p text:style-name="P104"><text:span text:style-name="T5">Decrypted text: hello </text:span></text:p>
      <text:p text:style-name="P130"><text:span text:style-name="T4">5. Write a C program for generalization of the Caesar cipher, known as the affine Caesar <text:s/>cipher, has the following form: For each plaintext letter p, substitute the ciphertext letter <text:s/>C: C = E([a, b], p) = (ap + b) mod 26 A basic requirement of any encryption algorithm is <text:s/>that it be one-to-one. That is, if p q, then E(k, p) E(k, q). Otherwise, decryption is impossible, because more than one plaintext character maps into the same ciphertext <text:s/>character. The affine Caesar cipher is not one-to-one for all values of a. For example, for a <text:s/>= 2 and b = 3, then E([a, b], 0) = E([a, b], 13) = 3. </text:span></text:p>
      <text:p text:style-name="P85"><text:span text:style-name="T4">a. Are there any limitations on the value of b? </text:span></text:p>
      <text:p text:style-name="P105"><text:span text:style-name="T4">b. Determine which values of a are not allowed? </text:span></text:p>
      <text:p text:style-name="P106"><text:span text:style-name="T5">PROGRAM: </text:span></text:p>
      <text:p text:style-name="P6"><text:span text:style-name="T5">#include &lt;stdio.h&gt;</text:span></text:p>
      <text:p text:style-name="P74"><text:soft-page-break/><text:span text:style-name="T5">int gcd(int a, int b) <text:s/></text:span></text:p>
      <text:p text:style-name="P131"><text:span text:style-name="T5">{ </text:span></text:p>
      <text:p text:style-name="P29"><text:span text:style-name="T5"><text:s/>if (b == 0) </text:span></text:p>
      <text:p text:style-name="P31"><text:span text:style-name="T5"><text:s/>return a; </text:span></text:p>
      <text:p text:style-name="P29"><text:span text:style-name="T5"><text:s/>return gcd(b, a % b); </text:span></text:p>
      <text:p text:style-name="P65"><text:span text:style-name="T5">} </text:span></text:p>
      <text:p text:style-name="P73"><text:span text:style-name="T5">int main() <text:s/></text:span></text:p>
      <text:p text:style-name="P131"><text:span text:style-name="T5">{ </text:span></text:p>
      <text:p text:style-name="P138"><text:span text:style-name="T5"><text:s/>printf("Values of 'a' not allowed (because they are not relatively prime with 26):\n"); <text:s/>for (int a = 0; a &lt; 26; a++) <text:s/></text:span></text:p>
      <text:p text:style-name="P139"><text:span text:style-name="T5">{ </text:span></text:p>
      <text:p text:style-name="P31"><text:span text:style-name="T5"><text:s/>if (gcd(a, 26) != 1) <text:s/></text:span></text:p>
      <text:p text:style-name="P142"><text:span text:style-name="T5">{ </text:span></text:p>
      <text:p text:style-name="P29"><text:span text:style-name="T5"><text:s/>printf("%d ", a); </text:span></text:p>
      <text:p text:style-name="P31"><text:span text:style-name="T5"><text:s/>} </text:span></text:p>
      <text:p text:style-name="P29"><text:span text:style-name="T5"><text:s/>} </text:span></text:p>
      <text:p text:style-name="P31"><text:span text:style-name="T5"><text:s/>printf("\n"); </text:span></text:p>
      <text:p text:style-name="P30"><text:span text:style-name="T5"><text:s/>return 0; </text:span></text:p>
      <text:p text:style-name="P65"><text:span text:style-name="T5">} </text:span></text:p>
      <text:p text:style-name="P86"><text:span text:style-name="T5">OUTPUT: </text:span></text:p>
      <text:p text:style-name="P6"><text:span text:style-name="T5">Values of 'a' not allowed (because they are not relatively prime with 26): </text:span></text:p>
      <text:p text:style-name="P145"><text:span text:style-name="T5">0 2 4 6 8 10 12 13 14 16 18 20 22 24 </text:span></text:p>
      <text:p text:style-name="P146"><text:span text:style-name="T2">6.Write a C program for ciphertext has been generated with an affine cipher. <text:s/>The most frequent letter of the ciphertext is “B,” and the second most <text:s/>frequent letter of the ciphertext is “U.” Break this code. </text:span></text:p>
      <text:p text:style-name="P147"><text:span text:style-name="T2">PROGRAM: </text:span></text:p>
      <text:p text:style-name="P12"><text:span text:style-name="T5">#include &lt;stdio.h&gt; </text:span></text:p>
      <text:p text:style-name="P13"><text:soft-page-break/><text:span text:style-name="T5">#include &lt;string.h&gt;</text:span></text:p>
      <text:p text:style-name="P132"><text:span text:style-name="T5">char decryptChar(int c, int a, int b) { </text:span></text:p>
      <text:p text:style-name="P41"><text:span text:style-name="T5"><text:s/>return ((a * (c - b)) % 26 + 26) % 26 + 'A'; </text:span></text:p>
      <text:p text:style-name="P67"><text:span text:style-name="T5">} </text:span></text:p>
      <text:p text:style-name="P75"><text:span text:style-name="T5">int main() { </text:span></text:p>
      <text:p text:style-name="P41"><text:span text:style-name="T5"><text:s/>char ciphertext[1000]; </text:span></text:p>
      <text:p text:style-name="P41"><text:span text:style-name="T5"><text:s/>printf("Enter the ciphertext: "); </text:span></text:p>
      <text:p text:style-name="P41"><text:span text:style-name="T5"><text:s/>scanf("%s", ciphertext); </text:span></text:p>
      <text:p text:style-name="P42"><text:span text:style-name="T5"><text:s/>int mostFrequent = ciphertext[0]; </text:span></text:p>
      <text:p text:style-name="P41"><text:span text:style-name="T5"><text:s/>int secondMostFrequent = ciphertext[1]; </text:span></text:p>
      <text:p text:style-name="P43"><text:span text:style-name="T5"><text:s/>printf("Finding possible keys...\n"); </text:span></text:p>
      <text:p text:style-name="P41"><text:span text:style-name="T5"><text:s/>for (int a = 1; a &lt; 26; a++) { </text:span></text:p>
      <text:p text:style-name="P44"><text:span text:style-name="T5"><text:s/>for (int b = 0; b &lt; 26; b++) { </text:span></text:p>
      <text:p text:style-name="P41"><text:span text:style-name="T5"><text:s/>if (decryptChar(mostFrequent, a, b) == mostFrequent &amp;&amp; </text:span></text:p>
      <text:p text:style-name="P158"><text:span text:style-name="T5"><text:s/>decryptChar(secondMostFrequent, a, b) == secondMostFrequent) { <text:s/>printf("Possible key found: a = %d, b = %d\n", a, b); </text:span></text:p>
      <text:p text:style-name="P44"><text:span text:style-name="T5"><text:s/>} </text:span></text:p>
      <text:p text:style-name="P41"><text:span text:style-name="T5"><text:s/>} </text:span></text:p>
      <text:p text:style-name="P41"><text:span text:style-name="T5"><text:s/>} </text:span></text:p>
      <text:p text:style-name="P42"><text:span text:style-name="T5"><text:s/>return 0; </text:span></text:p>
      <text:p text:style-name="P67"><text:span text:style-name="T5">} </text:span></text:p>
      <text:p text:style-name="P159"><text:span text:style-name="T4">OUTPUT: </text:span></text:p>
      <text:p text:style-name="P162"><text:span text:style-name="T6">Enter the ciphertext: SUMMARUDDA </text:span></text:p>
      <text:p text:style-name="P163"><text:span text:style-name="T6">Finding possible keys... </text:span></text:p>
      <text:p text:style-name="P9"><text:span text:style-name="T6">Possible key found: a = 1, b = 13 </text:span></text:p>
      <text:p text:style-name="P9"><text:soft-page-break/><text:span text:style-name="T6">Possible key found: a = 14, b = 0 </text:span></text:p>
      <text:p text:style-name="P9"><text:span text:style-name="T6">Possible key found: a = 14, b = 13 </text:span></text:p>
      <text:p text:style-name="P164"><text:span text:style-name="T4">7.Write a C program for the following ciphertext was generated using a simple substitution algorithm. 53‡‡†305))6*;4826)4‡.)4‡);806*;48†8¶60))85;;]8*;:‡*8†83 </text:span><text:span text:style-name="T7">(88)5*†;46(;88*96*?;8)*‡(;485);5*†2:*‡(;4956*2(5*—4)8¶8* </text:span></text:p>
      <text:p text:style-name="P165"><text:span text:style-name="T7">;4069285);)6†8)4‡‡;1(‡9;48081;8:8‡1;48†85;4)485†528806*81 </text:span></text:p>
      <text:p text:style-name="P132"><text:span text:style-name="T7">(‡9;48;(88;4(‡?34;48)4‡;161;:188;‡?; </text:span></text:p>
      <text:p text:style-name="P9"><text:span text:style-name="T7">Decrypt this message. </text:span></text:p>
      <text:p text:style-name="P173"><text:span text:style-name="T4">1.As you know, the most frequently occurring letter in English is e. Therefore, the first or <text:s/>second (or perhaps third?) most common character in the message is likely to stand for e. <text:s/>Also, e is often seen in pairs (e.g., meet, fleet, speed, seen, been, </text:span></text:p>
      <text:p text:style-name="P174"><text:span text:style-name="T7">agree, etc.). Try to find a character in the ciphertext that decodes to e. </text:span></text:p>
      <text:p text:style-name="P180"><text:span text:style-name="T4">2.The most common word in English is “the.” Use this fact to guess the characters that stand for t and h. </text:span></text:p>
      <text:p text:style-name="P160"><text:span text:style-name="T4">3.Decipher the rest of the message by deducing additional words. </text:span></text:p>
      <text:p text:style-name="P14"><text:span text:style-name="T6">PROGRAM: </text:span></text:p>
      <text:p text:style-name="P87"><text:span text:style-name="T5">def decrypt_simple_substitution(ciphertext, key): </text:span></text:p>
      <text:p text:style-name="P31"><text:span text:style-name="T5"><text:s/>decryption = ""</text:span></text:p>
      <text:p text:style-name="P32"><text:span text:style-name="T5"><text:s/>for char in ciphertext: </text:span></text:p>
      <text:p text:style-name="P29"><text:span text:style-name="T5"><text:s/>if char.isalpha(): </text:span></text:p>
      <text:p text:style-name="P31"><text:span text:style-name="T5"><text:s/>decrypted_char = key[char] </text:span></text:p>
      <text:p text:style-name="P29"><text:span text:style-name="T5"><text:s/>decryption += decrypted_char </text:span></text:p>
      <text:p text:style-name="P31"><text:span text:style-name="T5"><text:s/>else: </text:span></text:p>
      <text:p text:style-name="P29"><text:span text:style-name="T5"><text:s/>decryption += char </text:span></text:p>
      <text:p text:style-name="P45"><text:span text:style-name="T5"><text:s/>return decryption </text:span></text:p>
      <text:p text:style-name="P181"><text:span text:style-name="T5">ciphertext = "53‡‡†305))6*;4826)4‡.)4‡);806*;48†8¶60))85;;]8*;:‡*8†83 " \ <text:s/>"(88)5*†;46(;88*96*?;8)‡(;485);5†2:‡(;4956*2(5—4)8¶8* " \ <text:s/>";4069285);)6†8)4‡‡;1(‡9;48081;8:8‡1;48†85;4)485†528806*81 " \ <text:s/>"(‡9;48;(88;4(‡?34;48)4‡;161;:188;‡?;" </text:span></text:p>
      <text:p text:style-name="P40"><text:span text:style-name="T5"><text:s text:c="2"/></text:span></text:p>
      <text:p text:style-name="P6"><text:span text:style-name="T5"># Hints </text:span></text:p>
      <text:p text:style-name="P166"><text:span text:style-name="T5">hints = { </text:span></text:p>
      <text:p text:style-name="P31"><text:soft-page-break/><text:span text:style-name="T5"><text:s/>'†': 'E', # E is the most frequent letter </text:span></text:p>
      <text:p text:style-name="P29"><text:span text:style-name="T5"><text:s/>'4': 'T', # T is one of the most common letters </text:span></text:p>
      <text:p text:style-name="P31"><text:span text:style-name="T5"><text:s/>'8': 'H', # H often follows T </text:span></text:p>
      <text:p text:style-name="P31"><text:span text:style-name="T5"><text:s/>'†': 'E', # E is often seen in pairs </text:span></text:p>
      <text:p text:style-name="P36"><text:span text:style-name="T5"><text:s/>'3': 'R', # R is common and could follow H </text:span></text:p>
      <text:p text:style-name="P31"><text:span text:style-name="T5"><text:s/>'1': 'A', # A is common and could follow T </text:span></text:p>
      <text:p text:style-name="P29"><text:span text:style-name="T5"><text:s/>';': 'N', # N is common and could follow A </text:span></text:p>
      <text:p text:style-name="P31"><text:span text:style-name="T5"><text:s/>'6': 'I', # I is common and could follow A </text:span></text:p>
      <text:p text:style-name="P29"><text:span text:style-name="T5"><text:s/>'5': 'S', # S is common and could follow H </text:span></text:p>
      <text:p text:style-name="P31"><text:span text:style-name="T5"><text:s/>'0': 'O', # O is common and could follow T </text:span></text:p>
      <text:p text:style-name="P31"><text:span text:style-name="T5"><text:s/>'—': 'F', # F is common and could follow O </text:span></text:p>
      <text:p text:style-name="P29"><text:span text:style-name="T5"><text:s/>':': 'U', # U is common and could follow Q </text:span></text:p>
      <text:p text:style-name="P31"><text:span text:style-name="T5"><text:s/>']': 'L', # L could follow U </text:span></text:p>
      <text:p text:style-name="P29"><text:span text:style-name="T5"><text:s/>'(': 'W', # W is a possibility for second most common letter</text:span></text:p>
      <text:p text:style-name="P32"><text:span text:style-name="T5"><text:s/>'(': 'W', # W is a possibility for second most common letter </text:span></text:p>
      <text:p text:style-name="P31"><text:span text:style-name="T5"><text:s/>')': 'Y', # Y could follow W </text:span></text:p>
      <text:p text:style-name="P29"><text:span text:style-name="T5"><text:s/>'?': 'G', # G is a possibility for third most common letter </text:span></text:p>
      <text:p text:style-name="P65"><text:span text:style-name="T5">} </text:span></text:p>
      <text:p text:style-name="P11"><text:span text:style-name="T5"># Decrypt the message using the provided hints </text:span></text:p>
      <text:p text:style-name="P88"><text:span text:style-name="T5">decryption_key = {k: v for k, v in hints.items() if k.isalpha()} </text:span></text:p>
      <text:p text:style-name="P84"><text:span text:style-name="T5">decrypted_message = decrypt_simple_substitution(ciphertext, decryption_key) </text:span></text:p>
      <text:p text:style-name="P167"><text:span text:style-name="T5">print("Decrypted Message:") </text:span></text:p>
      <text:p text:style-name="P168"><text:span text:style-name="T5">print(decrypted_message) </text:span></text:p>
      <text:p text:style-name="P88"><text:span text:style-name="T5">OUTPUT: </text:span></text:p>
      <text:p text:style-name="P100"><text:soft-page-break/><text:span text:style-name="T5">Decrypted Message: </text:span></text:p>
      <text:p text:style-name="P84"><text:span text:style-name="T5">53‡‡†305))6*;4826)4‡.)4‡);806*;48†8¶60))85;;]8*;:‡*8†83 <text:s/></text:span></text:p>
      <text:p text:style-name="P76"><text:span text:style-name="T5">(88)5*†;46(;88*96*?;8)‡(;485);5†2:‡(;4956*2(5—4)8¶8* <text:s/></text:span></text:p>
      <text:p text:style-name="P182"><text:span text:style-name="T5">;4069285);)6†8)4‡‡;1(‡9;48081;8:8‡1;48†85;4)485†528806*81 <text:s/></text:span></text:p>
      <text:p text:style-name="P76"><text:span text:style-name="T5">(‡9;48;(88;4(‡?34;48)4‡;161;:188;‡?; </text:span></text:p>
      <text:p text:style-name="P187"><text:span text:style-name="T4">8.Write a C program for monoalphabetic cipher is that both sender and receiver must <text:s/>commit the permuted cipher sequence to memory. A common technique for avoiding <text:s/>this is to use a keyword from which the cipher sequence can be generated. </text:span><text:span text:style-name="T7">For example, using the keyword </text:span><text:span text:style-name="T8">CIPHER</text:span><text:span text:style-name="T7">, write out the keyword followed by unused <text:s/>letters in normal order and match this against the plaintext letters: </text:span></text:p>
      <text:p text:style-name="P188"><text:span text:style-name="T7">plain: a b c d e f g h i j k l m n o p q r s t u v w x y z </text:span></text:p>
      <text:p text:style-name="P191"><text:span text:style-name="T7">cipher: C I P H E R A B D F G J K L M N O Q S T U V W X Y Z </text:span></text:p>
      <text:p text:style-name="P107"><text:span text:style-name="T5">PROGRAM: </text:span></text:p>
      <text:p text:style-name="P84"><text:span text:style-name="T5">def generate_cipher_sequence(keyword): </text:span></text:p>
      <text:p text:style-name="P29"><text:span text:style-name="T5"><text:s/>keyword = keyword.upper() </text:span></text:p>
      <text:p text:style-name="P31"><text:span text:style-name="T5"><text:s/>alphabet = "ABCDEFGHIJKLMNOPQRSTUVWXYZ" </text:span></text:p>
      <text:p text:style-name="P29"><text:span text:style-name="T5"><text:s/>cipher_sequence = "" </text:span></text:p>
      <text:p text:style-name="P31"><text:span text:style-name="T5"><text:s/>for char in keyword: </text:span></text:p>
      <text:p text:style-name="P29"><text:span text:style-name="T5"><text:s/>if char not in cipher_sequence: </text:span></text:p>
      <text:p text:style-name="P31"><text:span text:style-name="T5"><text:s/>cipher_sequence += char </text:span></text:p>
      <text:p text:style-name="P31"><text:span text:style-name="T5"><text:s/>for char in alphabet: </text:span></text:p>
      <text:p text:style-name="P29"><text:span text:style-name="T5"><text:s/>if char not in cipher_sequence:</text:span></text:p>
      <text:p text:style-name="P32"><text:span text:style-name="T5"><text:s/>cipher_sequence += char </text:span></text:p>
      <text:p text:style-name="P31"><text:span text:style-name="T5"><text:s/>return cipher_sequence </text:span></text:p>
      <text:p text:style-name="P88"><text:span text:style-name="T5">def encrypt(plain_text, cipher_sequence): </text:span></text:p>
      <text:p text:style-name="P31"><text:span text:style-name="T5"><text:s/>plain_text = plain_text.upper() </text:span></text:p>
      <text:p text:style-name="P29"><text:span text:style-name="T5"><text:s/>encrypted_text = "" </text:span></text:p>
      <text:p text:style-name="P31"><text:span text:style-name="T5"><text:s/>for char in plain_text: </text:span></text:p>
      <text:p text:style-name="P29"><text:soft-page-break/><text:span text:style-name="T5"><text:s/>if char.isalpha(): </text:span></text:p>
      <text:p text:style-name="P31"><text:span text:style-name="T5"><text:s/>index = ord(char) - ord('A') </text:span></text:p>
      <text:p text:style-name="P192"><text:span text:style-name="T5"><text:s/>encrypted_text += cipher_sequence[index] <text:s/>else: </text:span></text:p>
      <text:p text:style-name="P33"><text:span text:style-name="T5"><text:s/>encrypted_text += char </text:span></text:p>
      <text:p text:style-name="P29"><text:span text:style-name="T5"><text:s/>return encrypted_text </text:span></text:p>
      <text:p text:style-name="P193"><text:span text:style-name="T5">def decrypt(encrypted_text, cipher_sequence): <text:s/>encrypted_text = encrypted_text.upper() </text:span></text:p>
      <text:p text:style-name="P40"><text:span text:style-name="T5"><text:s/>decrypted_text = "" </text:span></text:p>
      <text:p text:style-name="P31"><text:span text:style-name="T5"><text:s/>for char in encrypted_text: </text:span></text:p>
      <text:p text:style-name="P29"><text:span text:style-name="T5"><text:s/>if char.isalpha(): </text:span></text:p>
      <text:p text:style-name="P31"><text:span text:style-name="T5"><text:s/>index = cipher_sequence.index(char) </text:span></text:p>
      <text:p text:style-name="P194"><text:span text:style-name="T5"><text:s/>decrypted_text += chr(index + ord('A')) <text:s/>else: </text:span></text:p>
      <text:p text:style-name="P195"><text:span text:style-name="T5"><text:s/>decrypted_text += char </text:span></text:p>
      <text:p text:style-name="P36"><text:span text:style-name="T5"><text:s/>return decrypted_text </text:span></text:p>
      <text:p text:style-name="P168"><text:span text:style-name="T5">keyword = "CIPHER" </text:span></text:p>
      <text:p text:style-name="P196"><text:span text:style-name="T5">cipher_sequence = generate_cipher_sequence(keyword) plain_text = "hello world" </text:span></text:p>
      <text:p text:style-name="P197"><text:span text:style-name="T5">encrypted_text = encrypt(plain_text, cipher_sequence) decrypted_text = decrypt(encrypted_text, cipher_sequence) print("Plain Text:", plain_text) </text:span></text:p>
      <text:p text:style-name="P169"><text:span text:style-name="T5">print("Cipher:", encrypted_text) </text:span></text:p>
      <text:p text:style-name="P168"><text:span text:style-name="T5">print("Decrypted Text:", decrypted_text) </text:span></text:p>
      <text:p text:style-name="P88"><text:span text:style-name="T5">OUTPUT:</text:span></text:p>
      <text:p text:style-name="P108"><text:span text:style-name="T5">Plain Text: hello world </text:span></text:p>
      <text:p text:style-name="P84"><text:span text:style-name="T5">Cipher: BEJJM WMQJH </text:span></text:p>
      <text:p text:style-name="P101"><text:span text:style-name="T5">Decrypted Text: HELLO WORLD </text:span></text:p>
      <text:p text:style-name="P198"><text:span text:style-name="T4">9.Write a C program for PT-109 American patrol boat, under the command of Lieutenant <text:s/>John F. Kennedy, was sunk by a Japanese destroyer, a message was received at an <text:s/>Australian wireless station in Playfair code: </text:span></text:p>
      <text:p text:style-name="P175"><text:span text:style-name="T7">KXJEY UREBE ZWEHE <text:s/></text:span></text:p>
      <text:p text:style-name="P199"><text:soft-page-break/><text:span text:style-name="T7">WRYTU HEYFS KREHE GOYFI <text:s/></text:span></text:p>
      <text:p text:style-name="P199"><text:span text:style-name="T7">WTTTU OLKSY CAJPO BOTEI <text:s/></text:span></text:p>
      <text:p text:style-name="P163"><text:span text:style-name="T7">ZONTX BYBNT GONEY <text:s/></text:span></text:p>
      <text:p text:style-name="P202"><text:span text:style-name="T7">CUZWR GDSON SXBOU </text:span></text:p>
      <text:p text:style-name="P203"><text:span text:style-name="T7">YWRHE BAAHY USEDQ </text:span></text:p>
      <text:p text:style-name="P15"><text:span text:style-name="T7">PROGRAM: </text:span></text:p>
      <text:p text:style-name="P204"><text:span text:style-name="T6">#include &lt;stdio.h&gt; </text:span></text:p>
      <text:p text:style-name="P204"><text:span text:style-name="T6">#include &lt;string.h&gt; </text:span></text:p>
      <text:p text:style-name="P209"><text:span text:style-name="T6">void decryptPlayfair(char <text:s/></text:span></text:p>
      <text:p text:style-name="P213"><text:span text:style-name="T6">message[], char key[]) { </text:span></text:p>
      <text:p text:style-name="P224"><text:span text:style-name="T6"><text:s/>int i, j; </text:span></text:p>
      <text:p text:style-name="P224"><text:span text:style-name="T6"><text:s/>char matrix[5][5]; </text:span></text:p>
      <text:p text:style-name="P224"><text:span text:style-name="T6"><text:s/>int keyIndex = 0; </text:span></text:p>
      <text:p text:style-name="P224"><text:span text:style-name="T6"><text:s text:c="2"/></text:span></text:p>
      <text:p text:style-name="P224"><text:span text:style-name="T6"><text:s/>for (i = 0; i &lt; 5; i++) { </text:span></text:p>
      <text:p text:style-name="P224"><text:span text:style-name="T6"><text:s/>for (j = 0; j &lt; 5; j++) { </text:span></text:p>
      <text:p text:style-name="P224"><text:span text:style-name="T6"><text:s/>matrix[i][j] = <text:s/></text:span></text:p>
      <text:p text:style-name="P189"><text:span text:style-name="T6">key[keyIndex++]; </text:span></text:p>
      <text:p text:style-name="P224"><text:span text:style-name="T6"><text:s/>} </text:span></text:p>
      <text:p text:style-name="P224"><text:span text:style-name="T6"><text:s/>} </text:span></text:p>
      <text:p text:style-name="P224"><text:span text:style-name="T6"><text:s text:c="2"/></text:span></text:p>
      <text:p text:style-name="P224"><text:span text:style-name="T6"><text:s/>for (i = 0; i &lt; <text:s/></text:span></text:p>
      <text:p text:style-name="P236"><text:span text:style-name="T6">strlen(message); i += 2) { </text:span></text:p>
      <text:p text:style-name="P224"><text:span text:style-name="T6"><text:s/>char c1 = message[i]; </text:span></text:p>
      <text:p text:style-name="P224"><text:soft-page-break/><text:span text:style-name="T6"><text:s/>char c2 = message[i + <text:s/></text:span></text:p>
      <text:p text:style-name="P237"><text:span text:style-name="T6">1]; </text:span></text:p>
      <text:p text:style-name="P224"><text:span text:style-name="T6"><text:s/>int r1, c1_index, r2, <text:s/></text:span></text:p>
      <text:p text:style-name="P191"><text:span text:style-name="T6">c2_index; </text:span></text:p>
      <text:p text:style-name="P224"><text:span text:style-name="T6"><text:s text:c="2"/></text:span></text:p>
      <text:p text:style-name="P224"><text:span text:style-name="T6"><text:s/>for (j = 0; j &lt; 5; j++) { </text:span></text:p>
      <text:p text:style-name="P238"><text:span text:style-name="T6"><text:s/>for (int k = 0; k &lt; 5; <text:s/></text:span></text:p>
      <text:p text:style-name="P189"><text:span text:style-name="T6">k++) { </text:span></text:p>
      <text:p text:style-name="P224"><text:span text:style-name="T6"><text:s/>if (matrix[j][k] == <text:s/></text:span></text:p>
      <text:p text:style-name="P191"><text:span text:style-name="T6">c1) { </text:span></text:p>
      <text:p text:style-name="P224"><text:span text:style-name="T6"><text:s/>r1 = j; </text:span></text:p>
      <text:p text:style-name="P224"><text:span text:style-name="T6"><text:s/>c1_index = k; </text:span></text:p>
      <text:p text:style-name="P224"><text:span text:style-name="T6"><text:s/>} </text:span></text:p>
      <text:p text:style-name="P224"><text:span text:style-name="T6"><text:s/>if (matrix[j][k] == <text:s/></text:span></text:p>
      <text:p text:style-name="P191"><text:span text:style-name="T6">c2) { </text:span></text:p>
      <text:p text:style-name="P224"><text:span text:style-name="T6"><text:s/>r2 = j; </text:span></text:p>
      <text:p text:style-name="P224"><text:span text:style-name="T6"><text:s/>c2_index = k;</text:span></text:p>
      <text:p text:style-name="P224"><text:span text:style-name="T6"><text:s/>} </text:span></text:p>
      <text:p text:style-name="P224"><text:span text:style-name="T6"><text:s/>} </text:span></text:p>
      <text:p text:style-name="P224"><text:span text:style-name="T6"><text:s/>} </text:span></text:p>
      <text:p text:style-name="P224"><text:span text:style-name="T6"><text:s text:c="2"/></text:span></text:p>
      <text:p text:style-name="P224"><text:span text:style-name="T6"><text:s/>if (r1 == r2) { </text:span></text:p>
      <text:p text:style-name="P224"><text:span text:style-name="T6"><text:s/>printf("%c%c", <text:s/></text:span></text:p>
      <text:p text:style-name="P213"><text:span text:style-name="T6">matrix[r1][(c1_index + 4) % <text:s/></text:span></text:p>
      <text:p text:style-name="P239"><text:soft-page-break/><text:span text:style-name="T6">5], matrix[r2][(c2_index + 4) <text:s/></text:span></text:p>
      <text:p text:style-name="P240"><text:span text:style-name="T6">% 5]); </text:span></text:p>
      <text:p text:style-name="P224"><text:span text:style-name="T6"><text:s/>} else if (c1_index == <text:s/></text:span></text:p>
      <text:p text:style-name="P191"><text:span text:style-name="T6">c2_index) { </text:span></text:p>
      <text:p text:style-name="P224"><text:span text:style-name="T6"><text:s/>printf("%c%c", <text:s/></text:span></text:p>
      <text:p text:style-name="P213"><text:span text:style-name="T6">matrix[(r1 + 4) % <text:s/></text:span></text:p>
      <text:p text:style-name="P239"><text:span text:style-name="T6">5][c1_index], matrix[(r2 + 4) <text:s/></text:span></text:p>
      <text:p text:style-name="P240"><text:span text:style-name="T6">% 5][c2_index]); </text:span></text:p>
      <text:p text:style-name="P224"><text:span text:style-name="T6"><text:s/>} else { </text:span></text:p>
      <text:p text:style-name="P224"><text:span text:style-name="T6"><text:s/>printf("%c%c", <text:s/></text:span></text:p>
      <text:p text:style-name="P213"><text:span text:style-name="T6">matrix[r1][c2_index], <text:s/></text:span></text:p>
      <text:p text:style-name="P213"><text:span text:style-name="T6">matrix[r2][c1_index]); </text:span></text:p>
      <text:p text:style-name="P224"><text:span text:style-name="T6"><text:s/>} </text:span></text:p>
      <text:p text:style-name="P224"><text:span text:style-name="T6"><text:s/>} </text:span></text:p>
      <text:p text:style-name="P224"><text:span text:style-name="T6"><text:s/>printf("\n"); </text:span></text:p>
      <text:p text:style-name="P243"><text:span text:style-name="T6">} </text:span></text:p>
      <text:p text:style-name="P214"><text:span text:style-name="T6">int main() { </text:span></text:p>
      <text:p text:style-name="P224"><text:span text:style-name="T6"><text:s/>char message[] = <text:s/></text:span></text:p>
      <text:p text:style-name="P244"><text:span text:style-name="T6">"KXJEYUREBEZWEHEWR </text:span></text:p>
      <text:p text:style-name="P210"><text:span text:style-name="T6">YTUHEYFSKREHEGOYFI </text:span></text:p>
      <text:p text:style-name="P189"><text:span text:style-name="T6">WTTTUOLKSYCAJPOBOT </text:span></text:p>
      <text:p text:style-name="P246"><text:span text:style-name="T6">EIZONTXBYBNTGONEYC </text:span></text:p>
      <text:p text:style-name="P213"><text:span text:style-name="T6">UZWRGDSONSXBOUYWR </text:span></text:p>
      <text:p text:style-name="P210"><text:span text:style-name="T6">HEBAAHYUSEDQ"; </text:span></text:p>
      <text:p text:style-name="P224"><text:soft-page-break/><text:span text:style-name="T6"><text:s/>char key[] = <text:s/></text:span></text:p>
      <text:p text:style-name="P244"><text:span text:style-name="T6">"PLAYFIREXMBCDGHKN </text:span></text:p>
      <text:p text:style-name="P248"><text:span text:style-name="T6">OQSTUVWZ"; </text:span></text:p>
      <text:p text:style-name="P224"><text:span text:style-name="T6"><text:s text:c="2"/></text:span></text:p>
      <text:p text:style-name="P224"><text:span text:style-name="T6"><text:s/>decryptPlayfair(message, <text:s/></text:span></text:p>
      <text:p text:style-name="P189"><text:span text:style-name="T6">key); </text:span></text:p>
      <text:p text:style-name="P224"><text:span text:style-name="T6"><text:s text:c="2"/></text:span></text:p>
      <text:p text:style-name="P224"><text:span text:style-name="T6"><text:s/>return 0; </text:span></text:p>
      <text:p text:style-name="P250"><text:span text:style-name="T6">} </text:span></text:p>
      <text:p text:style-name="P183"><text:span text:style-name="T6">OUTPUT: </text:span></text:p>
      <text:p text:style-name="P132"><text:span text:style-name="T6">QIOILWIRDIWVMDXVXLZTDMA </text:span></text:p>
      <text:p text:style-name="P251"><text:span text:style-name="T6">YQSIRDMDQAYXTZZZTNASQLG </text:span></text:p>
      <text:p text:style-name="P163"><text:span text:style-name="T6">LDAKDKVIMTNKWIGPCKWBNK </text:span></text:p>
      <text:p text:style-name="P163"><text:span text:style-name="T6">XARNWVXCHONKQMDKWLUX </text:span></text:p>
      <text:p text:style-name="P9"><text:span text:style-name="T6">DMDPFDLWOMGO </text:span></text:p>
      <text:p text:style-name="P255"><text:span text:style-name="T3">10.</text:span><text:span text:style-name="T2">Write a C program for Playfair matrix: <text:s/></text:span><text:span text:style-name="T9">M F H I/J K </text:span></text:p>
      <text:p text:style-name="P32"><text:span text:style-name="T9"><text:s/>U N O P Q </text:span></text:p>
      <text:p text:style-name="P32"><text:span text:style-name="T9"><text:s/>Z V W X Y <text:s/></text:span></text:p>
      <text:p text:style-name="P32"><text:span text:style-name="T9"><text:s/>E L A R G</text:span></text:p>
      <text:p text:style-name="P32"><text:span text:style-name="T9"><text:s/>D S T B C </text:span></text:p>
      <text:p text:style-name="P256"><text:span text:style-name="T9"><text:s/>Encrypt this message: Must see you over Cadogan West. Coming at once. </text:span><text:span text:style-name="T5">PROGRAM: </text:span></text:p>
      <text:p text:style-name="P89"><text:span text:style-name="T5">def create_playfair_matrix(key): </text:span></text:p>
      <text:p text:style-name="P257"><text:span text:style-name="T5"><text:s/>key += ''.join(chr(65 + i) for i in range(25) if chr(65 + i) not in key and chr(65 + i) != 'J') <text:s/>matrix = [list(key[i:i+5]) for i in range(0, 25, 5)] </text:span></text:p>
      <text:p text:style-name="P33"><text:span text:style-name="T5"><text:s/>return matrix </text:span></text:p>
      <text:p text:style-name="P90"><text:soft-page-break/><text:span text:style-name="T5">def encrypt_message(matrix, message): </text:span></text:p>
      <text:p text:style-name="P258"><text:span text:style-name="T5"><text:s/>message = [message[i:i+2] if i + 1 &lt; len(message) else message[i:i+1] for i in range(0, len(message), <text:s/>2)] </text:span></text:p>
      <text:p text:style-name="P46"><text:span text:style-name="T5"><text:s text:c="2"/></text:span></text:p>
      <text:p text:style-name="P29"><text:span text:style-name="T5"><text:s/>def find_coordinates(c): </text:span></text:p>
      <text:p text:style-name="P31"><text:span text:style-name="T5"><text:s/>for row, row_vals in enumerate(matrix): </text:span></text:p>
      <text:p text:style-name="P29"><text:span text:style-name="T5"><text:s/>if c in row_vals: </text:span></text:p>
      <text:p text:style-name="P31"><text:span text:style-name="T5"><text:s/>return row, row_vals.index(c) </text:span></text:p>
      <text:p text:style-name="P29"><text:span text:style-name="T5"><text:s/>return None, None </text:span></text:p>
      <text:p text:style-name="P31"><text:span text:style-name="T5"><text:s text:c="2"/></text:span></text:p>
      <text:p text:style-name="P31"><text:span text:style-name="T5"><text:s/>encrypted = '' </text:span></text:p>
      <text:p text:style-name="P29"><text:span text:style-name="T5"><text:s/>for pair in message: </text:span></text:p>
      <text:p text:style-name="P31"><text:span text:style-name="T5"><text:s/>r1, c1 = find_coordinates(pair[0]) </text:span></text:p>
      <text:p text:style-name="P29"><text:span text:style-name="T5"><text:s/>r2, c2 = find_coordinates(pair[1]) if len(pair) == 2 else (r1, c1) </text:span></text:p>
      <text:p text:style-name="P31"><text:span text:style-name="T5"><text:s text:c="2"/></text:span></text:p>
      <text:p text:style-name="P259"><text:span text:style-name="T5"><text:s/>if r1 is not None and r2 is not None and c1 is not None and c2 is not None: <text:s/>if r1 == r2: </text:span></text:p>
      <text:p text:style-name="P37"><text:span text:style-name="T5"><text:s/>encrypted += matrix[r1][(c1 + 1) % 5] + matrix[r2][(c2 + 1) % 5] </text:span></text:p>
      <text:p text:style-name="P29"><text:span text:style-name="T5"><text:s/>elif c1 == c2: </text:span></text:p>
      <text:p text:style-name="P31"><text:span text:style-name="T5"><text:s/>encrypted += matrix[(r1 + 1) % 5][c1] + matrix[(r2 + 1) % 5][c2] </text:span></text:p>
      <text:p text:style-name="P29"><text:span text:style-name="T5"><text:s/>else: </text:span></text:p>
      <text:p text:style-name="P31"><text:span text:style-name="T5"><text:s/>encrypted += matrix[r1][c2] + matrix[r2][c1] </text:span></text:p>
      <text:p text:style-name="P31"><text:span text:style-name="T5"><text:s/>else: </text:span></text:p>
      <text:p text:style-name="P29"><text:span text:style-name="T5"><text:s/>encrypted += pair</text:span></text:p>
      <text:p text:style-name="P32"><text:span text:style-name="T5"><text:s text:c="2"/></text:span></text:p>
      <text:p text:style-name="P31"><text:span text:style-name="T5"><text:s/>return encrypted </text:span></text:p>
      <text:p text:style-name="P90"><text:soft-page-break/><text:span text:style-name="T5">def main(): </text:span></text:p>
      <text:p text:style-name="P29"><text:span text:style-name="T5"><text:s/>key = "MFHIJKUNOPQZVWXYELARGDSTBC" </text:span></text:p>
      <text:p text:style-name="P31"><text:span text:style-name="T5"><text:s/>matrix = create_playfair_matrix(key) </text:span></text:p>
      <text:p text:style-name="P29"><text:span text:style-name="T5"><text:s text:c="2"/></text:span></text:p>
      <text:p text:style-name="P31"><text:span text:style-name="T5"><text:s/>message = "MUSTSEEYOUOVERCADOGANWESTCOMINGATONCE" </text:span></text:p>
      <text:p text:style-name="P31"><text:span text:style-name="T5"><text:s/>encrypted = encrypt_message(matrix, message) </text:span></text:p>
      <text:p text:style-name="P29"><text:span text:style-name="T5"><text:s text:c="2"/></text:span></text:p>
      <text:p text:style-name="P31"><text:span text:style-name="T5"><text:s/>print("Original Message:", message) </text:span></text:p>
      <text:p text:style-name="P29"><text:span text:style-name="T5"><text:s/>print("Encrypted Message:", encrypted) </text:span></text:p>
      <text:p text:style-name="P77"><text:span text:style-name="T5">if _name_ == "_main_": </text:span></text:p>
      <text:p text:style-name="P29"><text:span text:style-name="T5"><text:s/>main() </text:span></text:p>
      <text:p text:style-name="P84"><text:span text:style-name="T5">OUTPUT: </text:span></text:p>
      <text:p text:style-name="P88"><text:span text:style-name="T5">Original Message: MUSTSEEYOUOVERCADOGANWESTCOMINGATONCE </text:span></text:p>
      <text:p text:style-name="P100"><text:span text:style-name="T5">Encrypted Message: FKTBDLLEPNNWLYCATUTYOVLDTCKIHOTYIWNCLL </text:span></text:p>
      <text:p text:style-name="P260"><text:span text:style-name="T3">11.</text:span><text:span text:style-name="T2">Write a C program for possible keys does the Playfair cipher have? Ignore <text:s/>the fact that some keys might produce identical encryption results. Express <text:s/>your answer as an approximate power of 2. </text:span></text:p>
      <text:p text:style-name="P261"><text:span text:style-name="T2">a.Now take into account the fact that some Playfair keys produce the same <text:s/>encryption results. How many effectively unique keys does the Playfair <text:s/>cipher have? </text:span></text:p>
      <text:p text:style-name="P148"><text:span text:style-name="T2">PROGRAM: </text:span></text:p>
      <text:p text:style-name="P16"><text:span text:style-name="T5">#include &lt;stdio.h&gt; </text:span></text:p>
      <text:p text:style-name="P13"><text:span text:style-name="T5">#include &lt;string.h&gt; </text:span></text:p>
      <text:p text:style-name="P262"><text:span text:style-name="T5">unsigned long long factorial(int n) { </text:span></text:p>
      <text:p text:style-name="P41"><text:span text:style-name="T5"><text:s/>if (n &lt;= 1) </text:span></text:p>
      <text:p text:style-name="P44"><text:span text:style-name="T5"><text:s/>return 1; </text:span></text:p>
      <text:p text:style-name="P41"><text:span text:style-name="T5"><text:s/>return n * factorial(n - 1); </text:span></text:p>
      <text:p text:style-name="P67"><text:span text:style-name="T5">} </text:span></text:p>
      <text:p text:style-name="P78"><text:soft-page-break/><text:span text:style-name="T5">int main() { </text:span></text:p>
      <text:p text:style-name="P41"><text:span text:style-name="T5"><text:s/>int keyLength = 25; </text:span></text:p>
      <text:p text:style-name="P32"><text:span text:style-name="T5"><text:s/>unsigned long long totalPossibleKeys = factorial(keyLength); </text:span></text:p>
      <text:p text:style-name="P264"><text:span text:style-name="T5"><text:s/>printf("Total possible keys (without considering identical encryption results): %llu\n", <text:s/>totalPossibleKeys); </text:span></text:p>
      <text:p text:style-name="P47"><text:span text:style-name="T5"><text:s/>unsigned long long effectivelyUniqueKeys = totalPossibleKeys / keyLength; <text:s/></text:span></text:p>
      <text:p text:style-name="P265"><text:span text:style-name="T5"><text:s/>printf("Effectively unique keys (considering identical encryption results): %llu\n", <text:s/>effectivelyUniqueKeys); </text:span></text:p>
      <text:p text:style-name="P48"><text:span text:style-name="T5"><text:s/>return 0; </text:span></text:p>
      <text:p text:style-name="P67"><text:span text:style-name="T5">} </text:span></text:p>
      <text:p text:style-name="P91"><text:span text:style-name="T5">OUTPUT: </text:span></text:p>
      <text:p text:style-name="P266"><text:span text:style-name="T5">Total possible keys (without considering identical encryption results): 7034535277573963776 Effectively unique keys (considering identical encryption results): 281381411102958551 </text:span></text:p>
      <text:p text:style-name="P267"><text:span text:style-name="T2">12. a. Write a C program to Encrypt the message “meet me at the usual <text:s/>place at ten rather than eight oclock” using the Hill cipher with the key. </text:span></text:p>
      <text:p text:style-name="P268"><text:span text:style-name="T9">9 4 </text:span></text:p>
      <text:p text:style-name="P269"><text:span text:style-name="T9">5 7 </text:span></text:p>
      <text:p text:style-name="P270"><text:span text:style-name="T7">a. </text:span><text:span text:style-name="T2">Show your calculations and the result. </text:span></text:p>
      <text:p text:style-name="P273"><text:span text:style-name="T7">b. </text:span><text:span text:style-name="T2">Show the calculations for the corresponding decryption of the ciphertext to recover the original plaintext. </text:span></text:p>
      <text:p text:style-name="P274"><text:span text:style-name="T2">PROGRAM: </text:span></text:p>
      <text:p text:style-name="P215"><text:span text:style-name="T5">#include &lt;stdio.h&gt; </text:span></text:p>
      <text:p text:style-name="P216"><text:span text:style-name="T5">#include &lt;stdlib.h&gt; </text:span></text:p>
      <text:p text:style-name="P216"><text:span text:style-name="T5">#include &lt;string.h&gt; </text:span></text:p>
      <text:p text:style-name="P217"><text:span text:style-name="T5">#include &lt;ctype.h&gt; </text:span></text:p>
      <text:p text:style-name="P216"><text:span text:style-name="T5">#include &lt;math.h&gt; </text:span></text:p>
      <text:p text:style-name="P218"><text:span text:style-name="T5">#define MAX_LEN 100 </text:span></text:p>
      <text:p text:style-name="P276"><text:span text:style-name="T5">int charToNum(char c) { </text:span></text:p>
      <text:p text:style-name="P225"><text:span text:style-name="T5"><text:s/>if (isupper(c)) { </text:span></text:p>
      <text:p text:style-name="P225"><text:soft-page-break/><text:span text:style-name="T5"><text:s/>return c - 'A'; </text:span></text:p>
      <text:p text:style-name="P225"><text:span text:style-name="T5"><text:s/>} else if (islower(c)) { </text:span></text:p>
      <text:p text:style-name="P225"><text:span text:style-name="T5"><text:s/>return c - 'a'; </text:span></text:p>
      <text:p text:style-name="P226"><text:span text:style-name="T5"><text:s/>} </text:span></text:p>
      <text:p text:style-name="P225"><text:span text:style-name="T5"><text:s/>return -1; <text:s/></text:span></text:p>
      <text:p text:style-name="P280"><text:span text:style-name="T5">} </text:span></text:p>
      <text:p text:style-name="P140"><text:span text:style-name="T5">char numToChar(int num) { </text:span></text:p>
      <text:p text:style-name="P225"><text:span text:style-name="T5"><text:s/>return num + 'A'; </text:span></text:p>
      <text:p text:style-name="P280"><text:span text:style-name="T5">} </text:span></text:p>
      <text:p text:style-name="P216"><text:span text:style-name="T5">void encryptHill(char *text, int *keyMatrix, int keySize) { </text:span></text:p>
      <text:p text:style-name="P225"><text:span text:style-name="T5"><text:s/>int i,j,k,textLen = strlen(text); </text:span></text:p>
      <text:p text:style-name="P225"><text:span text:style-name="T5"><text:s/>int encrypted[MAX_LEN] = {0};</text:span></text:p>
      <text:p text:style-name="P224"><text:span text:style-name="T5"><text:s/>for ( i = 0; i &lt; textLen; i += keySize) { </text:span></text:p>
      <text:p text:style-name="P225"><text:span text:style-name="T5"><text:s/>for ( j = 0; j &lt; keySize; j++) { </text:span></text:p>
      <text:p text:style-name="P225"><text:span text:style-name="T5"><text:s/>int sum = 0; </text:span></text:p>
      <text:p text:style-name="P225"><text:span text:style-name="T5"><text:s/>for (k = 0; k &lt; keySize; k++) { </text:span></text:p>
      <text:p text:style-name="P283"><text:span text:style-name="T5"><text:s/>sum += keyMatrix[j * keySize + k] * charToNum(text[i + k]); <text:s/>} </text:span></text:p>
      <text:p text:style-name="P227"><text:span text:style-name="T5"><text:s/>encrypted[i + j] = sum % 26; </text:span></text:p>
      <text:p text:style-name="P225"><text:span text:style-name="T5"><text:s/>} </text:span></text:p>
      <text:p text:style-name="P225"><text:span text:style-name="T5"><text:s/>} </text:span></text:p>
      <text:p text:style-name="P228"><text:span text:style-name="T5"><text:s/>for (i = 0; i &lt; textLen; i++) { </text:span></text:p>
      <text:p text:style-name="P225"><text:span text:style-name="T5"><text:s/>text[i] = numToChar(encrypted[i]); </text:span></text:p>
      <text:p text:style-name="P225"><text:span text:style-name="T5"><text:s/>} </text:span></text:p>
      <text:p text:style-name="P280"><text:span text:style-name="T5">} </text:span></text:p>
      <text:p text:style-name="P277"><text:soft-page-break/><text:span text:style-name="T5">int main() { </text:span></text:p>
      <text:p text:style-name="P225"><text:span text:style-name="T5"><text:s/>char plaintext[MAX_LEN]; </text:span></text:p>
      <text:p text:style-name="P225"><text:span text:style-name="T5"><text:s/>int keySize; </text:span></text:p>
      <text:p text:style-name="P228"><text:span text:style-name="T5"><text:s/>printf("Enter the plaintext: "); </text:span></text:p>
      <text:p text:style-name="P225"><text:span text:style-name="T5"><text:s/>gets(plaintext); </text:span></text:p>
      <text:p text:style-name="P228"><text:span text:style-name="T5"><text:s/>printf("Enter the size of the key matrix: "); </text:span></text:p>
      <text:p text:style-name="P225"><text:span text:style-name="T5"><text:s/>scanf("%d", &amp;keySize); </text:span></text:p>
      <text:p text:style-name="P229"><text:span text:style-name="T5"><text:s/>int i,j,keyMatrix[MAX_LEN * MAX_LEN]; </text:span></text:p>
      <text:p text:style-name="P228"><text:span text:style-name="T5"><text:s/>printf("Enter the key matrix (row by row):\n"); </text:span></text:p>
      <text:p text:style-name="P225"><text:span text:style-name="T5"><text:s/>for ( i = 0; i &lt; keySize; i++) { </text:span></text:p>
      <text:p text:style-name="P225"><text:span text:style-name="T5"><text:s/>for ( j = 0; j &lt; keySize; j++) { </text:span></text:p>
      <text:p text:style-name="P225"><text:span text:style-name="T5"><text:s/>scanf("%d", &amp;keyMatrix[i * keySize + j]); </text:span></text:p>
      <text:p text:style-name="P225"><text:span text:style-name="T5"><text:s/>} </text:span></text:p>
      <text:p text:style-name="P225"><text:span text:style-name="T5"><text:s/>} </text:span></text:p>
      <text:p text:style-name="P225"><text:span text:style-name="T5"><text:s/>int textLen = strlen(plaintext); </text:span></text:p>
      <text:p text:style-name="P225"><text:span text:style-name="T5"><text:s/>int padding = keySize - (textLen % keySize); </text:span></text:p>
      <text:p text:style-name="P230"><text:span text:style-name="T5"><text:s/>if (padding &lt; keySize) { </text:span></text:p>
      <text:p text:style-name="P225"><text:span text:style-name="T5"><text:s/>for ( i = 0; i &lt; padding; i++) { </text:span></text:p>
      <text:p text:style-name="P225"><text:span text:style-name="T5"><text:s/>plaintext[textLen + i] = 'X'; </text:span></text:p>
      <text:p text:style-name="P225"><text:span text:style-name="T5"><text:s/>} </text:span></text:p>
      <text:p text:style-name="P225"><text:span text:style-name="T5"><text:s/>plaintext[textLen + padding] = '\0'; </text:span></text:p>
      <text:p text:style-name="P225"><text:span text:style-name="T5"><text:s/>} </text:span></text:p>
      <text:p text:style-name="P228"><text:span text:style-name="T5"><text:s/>encryptHill(plaintext, keyMatrix, keySize); </text:span></text:p>
      <text:p text:style-name="P228"><text:span text:style-name="T5"><text:s/>printf("Encrypted text: %s\n", plaintext); </text:span></text:p>
      <text:p text:style-name="P229"><text:soft-page-break/><text:span text:style-name="T5"><text:s/>return 0; </text:span></text:p>
      <text:p text:style-name="P280"><text:span text:style-name="T5">} </text:span></text:p>
      <text:p text:style-name="P284"><text:span text:style-name="T2">OUTPUT: </text:span></text:p>
      <text:p text:style-name="P109"><text:span text:style-name="T5">Enter the plaintext: meet me at the usual place at ten rather then eight oclock</text:span></text:p>
      <text:p text:style-name="P108"><text:span text:style-name="T5">Enter the size of the key matrix: 2 </text:span></text:p>
      <text:p text:style-name="P110"><text:span text:style-name="T5">Enter the key matrix (row by row): </text:span></text:p>
      <text:p text:style-name="P176"><text:span text:style-name="T5">9 4 </text:span></text:p>
      <text:p text:style-name="P91"><text:span text:style-name="T5">5 7 </text:span></text:p>
      <text:p text:style-name="P290"><text:span text:style-name="T5">Encrypted text: UKIXNBGNYDPYBLTFIWSZZWVDIM8&lt;LKFTJGXHROAJPYBLJGQYEBLKEGZXGC </text:span><text:span text:style-name="T2">13. Write a C program for Hill cipher succumbs to a known plaintext attack if <text:s/>sufficient plaintext– ciphertext pairs are provided. It is even easier to solve <text:s/>the Hill cipher if a chosen plaintext attack can be mounted. </text:span></text:p>
      <text:p text:style-name="P149"><text:span text:style-name="T2">PROGRAM: </text:span></text:p>
      <text:p text:style-name="P12"><text:span text:style-name="T5">#include &lt;stdio.h&gt; </text:span></text:p>
      <text:p text:style-name="P13"><text:span text:style-name="T5">#include &lt;stdlib.h&gt; </text:span></text:p>
      <text:p text:style-name="P13"><text:span text:style-name="T5">#include &lt;string.h&gt; </text:span></text:p>
      <text:p text:style-name="P13"><text:span text:style-name="T5">#include &lt;ctype.h&gt; </text:span></text:p>
      <text:p text:style-name="P13"><text:span text:style-name="T5">#include &lt;math.h&gt; </text:span></text:p>
      <text:p text:style-name="P17"><text:span text:style-name="T5">#define MAX_LEN 100 </text:span></text:p>
      <text:p text:style-name="P78"><text:span text:style-name="T5">int charToNum(char c) { </text:span></text:p>
      <text:p text:style-name="P41"><text:span text:style-name="T5"><text:s/>if (isupper(c)) { </text:span></text:p>
      <text:p text:style-name="P41"><text:span text:style-name="T5"><text:s/>return c - 'A'; </text:span></text:p>
      <text:p text:style-name="P41"><text:span text:style-name="T5"><text:s/>} else if (islower(c)) { </text:span></text:p>
      <text:p text:style-name="P41"><text:span text:style-name="T5"><text:s/>return c - 'a'; </text:span></text:p>
      <text:p text:style-name="P41"><text:span text:style-name="T5"><text:s/>} </text:span></text:p>
      <text:p text:style-name="P41"><text:span text:style-name="T5"><text:s/>return -1; <text:s/></text:span></text:p>
      <text:p text:style-name="P68"><text:span text:style-name="T5">} </text:span></text:p>
      <text:p text:style-name="P133"><text:soft-page-break/><text:span text:style-name="T5">char numToChar(int num) { </text:span></text:p>
      <text:p text:style-name="P41"><text:span text:style-name="T5"><text:s/>return num + 'A'; </text:span></text:p>
      <text:p text:style-name="P67"><text:span text:style-name="T5">} </text:span></text:p>
      <text:p text:style-name="P13"><text:span text:style-name="T5">void encryptHill(char *text, int *keyMatrix, int keySize) { </text:span></text:p>
      <text:p text:style-name="P41"><text:span text:style-name="T5"><text:s/>int i,j,k,textLen = strlen(text); </text:span></text:p>
      <text:p text:style-name="P41"><text:span text:style-name="T5"><text:s/>int encrypted[MAX_LEN] = {0}; </text:span></text:p>
      <text:p text:style-name="P43"><text:span text:style-name="T5"><text:s/>for ( i = 0; i &lt; textLen; i += keySize) { </text:span></text:p>
      <text:p text:style-name="P41"><text:span text:style-name="T5"><text:s/>for ( j = 0; j &lt; keySize; j++) { </text:span></text:p>
      <text:p text:style-name="P44"><text:span text:style-name="T5"><text:s/>int sum = 0; </text:span></text:p>
      <text:p text:style-name="P41"><text:span text:style-name="T5"><text:s/>for (k = 0; k &lt; keySize; k++) { </text:span></text:p>
      <text:p text:style-name="P41"><text:span text:style-name="T5"><text:s/>sum += keyMatrix[j * keySize + k] * charToNum(text[i + k]); </text:span></text:p>
      <text:p text:style-name="P41"><text:span text:style-name="T5"><text:s/>} </text:span></text:p>
      <text:p text:style-name="P41"><text:span text:style-name="T5"><text:s/>encrypted[i + j] = sum % 26; </text:span></text:p>
      <text:p text:style-name="P41"><text:span text:style-name="T5"><text:s/>} </text:span></text:p>
      <text:p text:style-name="P41"><text:span text:style-name="T5"><text:s/>} </text:span></text:p>
      <text:p text:style-name="P42"><text:span text:style-name="T5"><text:s/>for (i = 0; i &lt; textLen; i++) { </text:span></text:p>
      <text:p text:style-name="P41"><text:span text:style-name="T5"><text:s/>text[i] = numToChar(encrypted[i]); </text:span></text:p>
      <text:p text:style-name="P44"><text:span text:style-name="T5"><text:s/>} </text:span></text:p>
      <text:p text:style-name="P67"><text:span text:style-name="T5">} </text:span></text:p>
      <text:p text:style-name="P78"><text:span text:style-name="T5">int main() {</text:span></text:p>
      <text:p text:style-name="P32"><text:span text:style-name="T5"><text:s/>char plaintext[MAX_LEN]; </text:span></text:p>
      <text:p text:style-name="P41"><text:span text:style-name="T5"><text:s/>int keySize; </text:span></text:p>
      <text:p text:style-name="P42"><text:span text:style-name="T5"><text:s/>printf("Enter the plaintext: "); </text:span></text:p>
      <text:p text:style-name="P41"><text:span text:style-name="T5"><text:s/>gets(plaintext); </text:span></text:p>
      <text:p text:style-name="P49"><text:soft-page-break/><text:span text:style-name="T5"><text:s/>printf("Enter the size of the key matrix: "); </text:span></text:p>
      <text:p text:style-name="P41"><text:span text:style-name="T5"><text:s/>scanf("%d", &amp;keySize); </text:span></text:p>
      <text:p text:style-name="P42"><text:span text:style-name="T5"><text:s/>int i,j,keyMatrix[MAX_LEN * MAX_LEN]; </text:span></text:p>
      <text:p text:style-name="P42"><text:span text:style-name="T5"><text:s/>printf("Enter the key matrix (row by row):\n"); </text:span></text:p>
      <text:p text:style-name="P41"><text:span text:style-name="T5"><text:s/>for ( i = 0; i &lt; keySize; i++) { </text:span></text:p>
      <text:p text:style-name="P41"><text:span text:style-name="T5"><text:s/>for ( j = 0; j &lt; keySize; j++) { </text:span></text:p>
      <text:p text:style-name="P41"><text:span text:style-name="T5"><text:s/>scanf("%d", &amp;keyMatrix[i * keySize + j]); </text:span></text:p>
      <text:p text:style-name="P44"><text:span text:style-name="T5"><text:s/>} </text:span></text:p>
      <text:p text:style-name="P41"><text:span text:style-name="T5"><text:s/>} </text:span></text:p>
      <text:p text:style-name="P41"><text:span text:style-name="T5"><text:s/>int textLen = strlen(plaintext); </text:span></text:p>
      <text:p text:style-name="P41"><text:span text:style-name="T5"><text:s/>int padding = keySize - (textLen % keySize); </text:span></text:p>
      <text:p text:style-name="P41"><text:span text:style-name="T5"><text:s/>if (padding &lt; keySize) { </text:span></text:p>
      <text:p text:style-name="P41"><text:span text:style-name="T5"><text:s/>for ( i = 0; i &lt; padding; i++) { </text:span></text:p>
      <text:p text:style-name="P41"><text:span text:style-name="T5"><text:s/>plaintext[textLen + i] = 'X'; </text:span></text:p>
      <text:p text:style-name="P41"><text:span text:style-name="T5"><text:s/>} </text:span></text:p>
      <text:p text:style-name="P41"><text:span text:style-name="T5"><text:s/>plaintext[textLen + padding] = '\0'; </text:span></text:p>
      <text:p text:style-name="P41"><text:span text:style-name="T5"><text:s/>} </text:span></text:p>
      <text:p text:style-name="P49"><text:span text:style-name="T5"><text:s/>encryptHill(plaintext, keyMatrix, keySize); </text:span></text:p>
      <text:p text:style-name="P42"><text:span text:style-name="T5"><text:s/>printf("Encrypted text: %s\n", plaintext); </text:span></text:p>
      <text:p text:style-name="P42"><text:span text:style-name="T5"><text:s/>return 0; </text:span></text:p>
      <text:p text:style-name="P67"><text:span text:style-name="T5">} </text:span></text:p>
      <text:p text:style-name="P285"><text:span text:style-name="T2">OUTPUT: </text:span></text:p>
      <text:p text:style-name="P111"><text:span text:style-name="T5">Enter the plaintext: hello </text:span></text:p>
      <text:p text:style-name="P100"><text:span text:style-name="T5">Enter the size of the key matrix: 2 </text:span></text:p>
      <text:p text:style-name="P100"><text:soft-page-break/><text:span text:style-name="T5">Enter the key matrix (row by row): </text:span></text:p>
      <text:p text:style-name="P101"><text:span text:style-name="T5">1 2 </text:span></text:p>
      <text:p text:style-name="P65"><text:span text:style-name="T5">2 3 </text:span></text:p>
      <text:p text:style-name="P101"><text:span text:style-name="T5">Encrypted text: PAHDIT </text:span></text:p>
      <text:p text:style-name="P291"><text:span text:style-name="T2">14. </text:span><text:span text:style-name="T4">Write a C program for one-time pad version of the Vigenère cipher. In this scheme, <text:s/>the key is a stream of random numbers between 0 and 26. For example, if the key is 3 19</text:span></text:p>
      <text:p text:style-name="P292"><text:span text:style-name="T4">5 . . . , then the first letter of plaintext is encrypted with a shift of 3 letters, the second with a shift of 19 letters, the third with a shift of 5 letters, and so on. </text:span><text:span text:style-name="T7">a. </text:span><text:span text:style-name="T4">Encrypt the plaintext send more </text:span></text:p>
      <text:p text:style-name="P293"><text:span text:style-name="T4">money with the key stream 9 0 1 7 23 <text:s/></text:span></text:p>
      <text:p text:style-name="P295"><text:span text:style-name="T4">15 21 14 11 11 2 8 9 </text:span></text:p>
      <text:p text:style-name="P205"><text:span text:style-name="T7">b. </text:span><text:span text:style-name="T4">Using the ciphertext produced in </text:span></text:p>
      <text:p text:style-name="P294"><text:span text:style-name="T4">part (a), find a key so that the cipher </text:span></text:p>
      <text:p text:style-name="P219"><text:span text:style-name="T4">text decrypts to the plaintext cash not <text:s/></text:span></text:p>
      <text:p text:style-name="P294"><text:span text:style-name="T4">needed</text:span><text:span text:style-name="T2">. </text:span></text:p>
      <text:p text:style-name="P275"><text:span text:style-name="T2">PROGRAM: </text:span></text:p>
      <text:p text:style-name="P220"><text:span text:style-name="T5">#include &lt;stdio.h&gt; </text:span></text:p>
      <text:p text:style-name="P216"><text:span text:style-name="T5">#include &lt;string.h&gt; </text:span></text:p>
      <text:p text:style-name="P218"><text:span text:style-name="T5">void encrypt(const char *plaintext, const <text:s/></text:span></text:p>
      <text:p text:style-name="P278"><text:span text:style-name="T5">int *key, char *ciphertext) { </text:span></text:p>
      <text:p text:style-name="P225"><text:span text:style-name="T5"><text:s/>int plaintextLen = strlen(plaintext); </text:span></text:p>
      <text:p text:style-name="P225"><text:span text:style-name="T5"><text:s/>int i; </text:span></text:p>
      <text:p text:style-name="P225"><text:span text:style-name="T5"><text:s text:c="2"/></text:span></text:p>
      <text:p text:style-name="P226"><text:span text:style-name="T5"><text:s/>for (i = 0; i &lt; plaintextLen; i++) { </text:span></text:p>
      <text:p text:style-name="P225"><text:span text:style-name="T5"><text:s/>ciphertext[i] = (plaintext[i] - 'A' + <text:s/></text:span></text:p>
      <text:p text:style-name="P245"><text:span text:style-name="T5">key[i]) % 26 + 'A'; </text:span></text:p>
      <text:p text:style-name="P225"><text:span text:style-name="T5"><text:s/>} </text:span></text:p>
      <text:p text:style-name="P225"><text:soft-page-break/><text:span text:style-name="T5"><text:s/>ciphertext[plaintextLen] = '\0'; </text:span></text:p>
      <text:p text:style-name="P280"><text:span text:style-name="T5">} </text:span></text:p>
      <text:p text:style-name="P218"><text:span text:style-name="T5">void decrypt(const char *ciphertext, const <text:s/></text:span></text:p>
      <text:p text:style-name="P278"><text:span text:style-name="T5">int *key, char *plaintext) { </text:span></text:p>
      <text:p text:style-name="P226"><text:span text:style-name="T5"><text:s/>int ciphertextLen = strlen(ciphertext),i; </text:span></text:p>
      <text:p text:style-name="P225"><text:span text:style-name="T5"><text:s text:c="2"/></text:span></text:p>
      <text:p text:style-name="P225"><text:span text:style-name="T5"><text:s/>for (i = 0; i &lt; ciphertextLen; i++) { </text:span></text:p>
      <text:p text:style-name="P225"><text:span text:style-name="T5"><text:s/>plaintext[i] = (ciphertext[i] - 'A' - key[i] <text:s/></text:span></text:p>
      <text:p text:style-name="P249"><text:span text:style-name="T5">+ 26) % 26 + 'A'; </text:span></text:p>
      <text:p text:style-name="P225"><text:span text:style-name="T5"><text:s/>} </text:span></text:p>
      <text:p text:style-name="P225"><text:span text:style-name="T5"><text:s/>plaintext[ciphertextLen] = '\0'; </text:span></text:p>
      <text:p text:style-name="P280"><text:span text:style-name="T5">} </text:span></text:p>
      <text:p text:style-name="P279"><text:span text:style-name="T5">int main() { </text:span></text:p>
      <text:p text:style-name="P226"><text:span text:style-name="T5"><text:s/>const char *plaintext = <text:s/></text:span></text:p>
      <text:p text:style-name="P278"><text:span text:style-name="T5">"SENDMOREMONEY"; </text:span></text:p>
      <text:p text:style-name="P225"><text:span text:style-name="T5"><text:s/>int key[] = {9, 0, 1, 7, 23, 15, 21, 14, 11, <text:s/></text:span></text:p>
      <text:p text:style-name="P297"><text:span text:style-name="T5">11, 2, 8, 9}; </text:span></text:p>
      <text:p text:style-name="P225"><text:span text:style-name="T5"><text:s/>char ciphertext[strlen(plaintext) + 1]; </text:span></text:p>
      <text:p text:style-name="P225"><text:span text:style-name="T5"><text:s text:c="2"/></text:span></text:p>
      <text:p text:style-name="P225"><text:span text:style-name="T5"><text:s/>encrypt(plaintext, key, ciphertext); </text:span></text:p>
      <text:p text:style-name="P225"><text:span text:style-name="T5"><text:s/>printf("Ciphertext: %s\n", ciphertext); </text:span></text:p>
      <text:p text:style-name="P228"><text:span text:style-name="T5"><text:s/>char decryptedText[strlen(plaintext) + <text:s/></text:span></text:p>
      <text:p text:style-name="P298"><text:span text:style-name="T5">1];</text:span></text:p>
      <text:p text:style-name="P224"><text:span text:style-name="T5"><text:s/>decrypt(ciphertext, key, decryptedText); </text:span></text:p>
      <text:p text:style-name="P225"><text:soft-page-break/><text:span text:style-name="T5"><text:s/>printf("Decrypted Text: %s\n", <text:s/></text:span></text:p>
      <text:p text:style-name="P241"><text:span text:style-name="T5">decryptedText); </text:span></text:p>
      <text:p text:style-name="P225"><text:span text:style-name="T5"><text:s text:c="2"/></text:span></text:p>
      <text:p text:style-name="P225"><text:span text:style-name="T5"><text:s/>return 0; </text:span></text:p>
      <text:p text:style-name="P281"><text:span text:style-name="T5">} </text:span></text:p>
      <text:p text:style-name="P242"><text:span text:style-name="T5">OUTPUT: </text:span></text:p>
      <text:p text:style-name="P242"><text:span text:style-name="T5">Ciphertext: BEOKJDMSXZPMH </text:span></text:p>
      <text:p text:style-name="P297"><text:span text:style-name="T5">Decrypted Text: SENDMOREMONEY </text:span></text:p>
      <text:p text:style-name="P299"><text:span text:style-name="T7">15. </text:span><text:span text:style-name="T9">Write a C program that can perform a letter frequency attack on an additive cipher without human intervention. Your software should produce possible plaintexts in rough order of likelihood. It would be <text:s/>good if your user interface allowed the user to specify “give me the top 10 <text:s/>possible plaintexts.” </text:span></text:p>
      <text:p text:style-name="P50"><text:span text:style-name="T9"><text:s/></text:span><text:span text:style-name="T2">PROGRAM: </text:span></text:p>
      <text:p text:style-name="P300"><text:span text:style-name="T5">#include &lt;stdio.h&gt; </text:span></text:p>
      <text:p text:style-name="P10"><text:span text:style-name="T5">#include &lt;stdlib.h&gt; </text:span></text:p>
      <text:p text:style-name="P6"><text:span text:style-name="T5">#include &lt;string.h&gt; </text:span></text:p>
      <text:p text:style-name="P10"><text:span text:style-name="T5">#include &lt;ctype.h&gt; </text:span></text:p>
      <text:p text:style-name="P18"><text:span text:style-name="T5">#define ALPHABET_SIZE 26 </text:span></text:p>
      <text:p text:style-name="P30"><text:span text:style-name="T5">// Function to decrypt the ciphertext using the specified shift value </text:span></text:p>
      <text:p text:style-name="P10"><text:span text:style-name="T5">void decrypt(char *ciphertext, int shift) { </text:span></text:p>
      <text:p text:style-name="P31"><text:span text:style-name="T5"><text:s/>int length = strlen(ciphertext); </text:span></text:p>
      <text:p text:style-name="P29"><text:span text:style-name="T5"><text:s/>int i; </text:span></text:p>
      <text:p text:style-name="P31"><text:span text:style-name="T5"><text:s/>for ( i = 0; i &lt; length; i++) { </text:span></text:p>
      <text:p text:style-name="P31"><text:span text:style-name="T5"><text:s/>if (isalpha(ciphertext[i])) { </text:span></text:p>
      <text:p text:style-name="P29"><text:span text:style-name="T5"><text:s/>if (isupper(ciphertext[i])) { </text:span></text:p>
      <text:p text:style-name="P31"><text:span text:style-name="T5"><text:s/>ciphertext[i] = 'A' + (ciphertext[i] - 'A' - shift + ALPHABET_SIZE) % ALPHABET_SIZE;</text:span></text:p>
      <text:p text:style-name="P32"><text:span text:style-name="T5"><text:s/>} else { </text:span></text:p>
      <text:p text:style-name="P302"><text:soft-page-break/><text:span text:style-name="T5"><text:s/>ciphertext[i] = 'a' + (ciphertext[i] - 'a' - shift + ALPHABET_SIZE) % ALPHABET_SIZE; <text:s/>} </text:span></text:p>
      <text:p text:style-name="P33"><text:span text:style-name="T5"><text:s/>} </text:span></text:p>
      <text:p text:style-name="P29"><text:span text:style-name="T5"><text:s/>} </text:span></text:p>
      <text:p text:style-name="P65"><text:span text:style-name="T5">} </text:span></text:p>
      <text:p text:style-name="P30"><text:span text:style-name="T5">// Function to count the frequency of each letter in the plaintext </text:span></text:p>
      <text:p text:style-name="P6"><text:span text:style-name="T5">void countLetterFrequency(char *text, int *frequency) { </text:span></text:p>
      <text:p text:style-name="P29"><text:span text:style-name="T5"><text:s/>int length = strlen(text); </text:span></text:p>
      <text:p text:style-name="P31"><text:span text:style-name="T5"><text:s/>int i; </text:span></text:p>
      <text:p text:style-name="P29"><text:span text:style-name="T5"><text:s text:c="2"/></text:span></text:p>
      <text:p text:style-name="P31"><text:span text:style-name="T5"><text:s/>for (i = 0; i &lt; length; i++) { </text:span></text:p>
      <text:p text:style-name="P31"><text:span text:style-name="T5"><text:s/>if (isalpha(text[i])) { </text:span></text:p>
      <text:p text:style-name="P29"><text:span text:style-name="T5"><text:s/>if (isupper(text[i])) { </text:span></text:p>
      <text:p text:style-name="P31"><text:span text:style-name="T5"><text:s/>frequency[text[i] - 'A']++; </text:span></text:p>
      <text:p text:style-name="P29"><text:span text:style-name="T5"><text:s/>} else { </text:span></text:p>
      <text:p text:style-name="P31"><text:span text:style-name="T5"><text:s/>frequency[text[i] - 'a']++; </text:span></text:p>
      <text:p text:style-name="P29"><text:span text:style-name="T5"><text:s/>} </text:span></text:p>
      <text:p text:style-name="P31"><text:span text:style-name="T5"><text:s/>} </text:span></text:p>
      <text:p text:style-name="P31"><text:span text:style-name="T5"><text:s/>} </text:span></text:p>
      <text:p text:style-name="P69"><text:span text:style-name="T5">} </text:span></text:p>
      <text:p text:style-name="P303"><text:span text:style-name="T5">// Function to find the shift value with the maximum frequency match int findShiftValue(int *frequency) { </text:span></text:p>
      <text:p text:style-name="P40"><text:span text:style-name="T5"><text:s/>int maxFrequency = 0; </text:span></text:p>
      <text:p text:style-name="P31"><text:span text:style-name="T5"><text:s/>int shift = 0; </text:span></text:p>
      <text:p text:style-name="P31"><text:span text:style-name="T5"><text:s/>int i; </text:span></text:p>
      <text:p text:style-name="P29"><text:span text:style-name="T5"><text:s/>for ( i = 0; i &lt; ALPHABET_SIZE; i++) { </text:span></text:p>
      <text:p text:style-name="P31"><text:soft-page-break/><text:span text:style-name="T5"><text:s/>if (frequency[i] &gt; maxFrequency) { </text:span></text:p>
      <text:p text:style-name="P29"><text:span text:style-name="T5"><text:s/>maxFrequency = frequency[i];</text:span></text:p>
      <text:p text:style-name="P304"><text:span text:style-name="T5"><text:s/>shift = (ALPHABET_SIZE - i) % ALPHABET_SIZE; <text:s/>} </text:span></text:p>
      <text:p text:style-name="P40"><text:span text:style-name="T5"><text:s/>} </text:span></text:p>
      <text:p text:style-name="P31"><text:span text:style-name="T5"><text:s text:c="2"/></text:span></text:p>
      <text:p text:style-name="P29"><text:span text:style-name="T5"><text:s/>return shift; </text:span></text:p>
      <text:p text:style-name="P65"><text:span text:style-name="T5">} </text:span></text:p>
      <text:p text:style-name="P73"><text:span text:style-name="T5">int main() { </text:span></text:p>
      <text:p text:style-name="P31"><text:span text:style-name="T5"><text:s/>char ciphertext[1000]; </text:span></text:p>
      <text:p text:style-name="P29"><text:span text:style-name="T5"><text:s/>printf("Enter the ciphertext: "); </text:span></text:p>
      <text:p text:style-name="P305"><text:span text:style-name="T5"><text:s/>fgets(ciphertext, sizeof(ciphertext), stdin); <text:s/>int i; </text:span></text:p>
      <text:p text:style-name="P33"><text:span text:style-name="T5"><text:s text:c="2"/></text:span></text:p>
      <text:p text:style-name="P306"><text:span text:style-name="T5"><text:s/>int letterFrequency[ALPHABET_SIZE] = {0}; <text:s/>countLetterFrequency(ciphertext, letterFrequency); <text:s text:c="2"/></text:span></text:p>
      <text:p text:style-name="P307"><text:span text:style-name="T5"><text:s/>int shift = findShiftValue(letterFrequency); <text:s text:c="2"/></text:span></text:p>
      <text:p text:style-name="P308"><text:span text:style-name="T5"><text:s/>printf("Possible plaintexts in order of likelihood:\n"); <text:s/>for (i = 0; i &lt; 10; i++) { </text:span></text:p>
      <text:p text:style-name="P37"><text:span text:style-name="T5"><text:s/>decrypt(ciphertext, shift); </text:span></text:p>
      <text:p text:style-name="P36"><text:span text:style-name="T5"><text:s/>printf("%d. %s\n", i + 1, ciphertext); </text:span></text:p>
      <text:p text:style-name="P31"><text:span text:style-name="T5"><text:s/>} </text:span></text:p>
      <text:p text:style-name="P29"><text:span text:style-name="T5"><text:s text:c="2"/></text:span></text:p>
      <text:p text:style-name="P31"><text:span text:style-name="T5"><text:s/>return 0; } </text:span></text:p>
      <text:p text:style-name="P88"><text:span text:style-name="T5">OUTPUT: </text:span></text:p>
      <text:p text:style-name="P100"><text:span text:style-name="T5">Enter the ciphertext: lipps </text:span></text:p>
      <text:p text:style-name="P100"><text:span text:style-name="T5">Possible plaintexts in order of likelihood: </text:span></text:p>
      <text:p text:style-name="P101"><text:span text:style-name="T5">1. axeeh </text:span></text:p>
      <text:p text:style-name="P65"><text:soft-page-break/><text:span text:style-name="T5">2. pmttw </text:span></text:p>
      <text:p text:style-name="P161"><text:span text:style-name="T5">3. ebiil</text:span></text:p>
      <text:p text:style-name="P203"><text:span text:style-name="T5">4. tqxxa </text:span></text:p>
      <text:p text:style-name="P84"><text:span text:style-name="T5">5. ifmmp </text:span></text:p>
      <text:p text:style-name="P161"><text:span text:style-name="T5">6. xubbe </text:span></text:p>
      <text:p text:style-name="P84"><text:span text:style-name="T5">7. mjqqt </text:span></text:p>
      <text:p text:style-name="P177"><text:span text:style-name="T5">8. byffi </text:span></text:p>
      <text:p text:style-name="P178"><text:span text:style-name="T5">9. qnuux </text:span></text:p>
      <text:p text:style-name="P101"><text:span text:style-name="T5">10. fcjjm </text:span></text:p>
      <text:p text:style-name="P309"><text:span text:style-name="T5"><text:s/></text:span><text:span text:style-name="T2">16. Write a C program that can perform a letter frequency attack on any <text:s/>monoalphabetic substitution cipher without human intervention. Your <text:s/>software should produce possible plaintexts in rough order of likelihood. It <text:s/>would be good if your user interface allowed the user to specify “give me <text:s/>the top 10 possible plaintexts.” </text:span></text:p>
      <text:p text:style-name="P150"><text:span text:style-name="T2">PROGRAM: </text:span></text:p>
      <text:p text:style-name="P12"><text:span text:style-name="T5">#inclu#include &lt;stdio.h&gt; </text:span></text:p>
      <text:p text:style-name="P13"><text:span text:style-name="T5">#include &lt;string.h&gt; </text:span></text:p>
      <text:p text:style-name="P13"><text:span text:style-name="T5">#include &lt;ctype.h&gt; </text:span></text:p>
      <text:p text:style-name="P19"><text:span text:style-name="T5">#define ALPHABET_SIZE 26 </text:span></text:p>
      <text:p text:style-name="P13"><text:span text:style-name="T5">#define NUM_TOP_PLAINTEXTS 10 </text:span></text:p>
      <text:p text:style-name="P134"><text:span text:style-name="T5">const double englishLetterFreq[ALPHABET_SIZE] = { </text:span></text:p>
      <text:p text:style-name="P44"><text:span text:style-name="T5"><text:s/>0.0817, 0.0149, 0.0278, 0.0425, 0.1270, 0.0223, 0.0202, 0.0609, </text:span></text:p>
      <text:p text:style-name="P41"><text:span text:style-name="T5"><text:s/>0.0697, 0.0015, 0.0077, 0.0403, 0.0241, 0.0675, 0.0751, 0.0193, </text:span></text:p>
      <text:p text:style-name="P41"><text:span text:style-name="T5"><text:s/>0.0010, 0.0599, 0.0633, 0.0906, 0.0276, 0.0098, 0.0236, 0.0015, </text:span></text:p>
      <text:p text:style-name="P41"><text:span text:style-name="T5"><text:s/>0.0197, 0.0007 </text:span></text:p>
      <text:p text:style-name="P67"><text:span text:style-name="T5">}; </text:span></text:p>
      <text:p text:style-name="P20"><text:span text:style-name="T5">void calculateLetterFrequency(const char *text, double *freq) { </text:span></text:p>
      <text:p text:style-name="P41"><text:span text:style-name="T5"><text:s/>int totalLetters = 0,i; </text:span></text:p>
      <text:p text:style-name="P41"><text:soft-page-break/><text:span text:style-name="T5"><text:s text:c="2"/></text:span></text:p>
      <text:p text:style-name="P41"><text:span text:style-name="T5"><text:s/>for (i = 0; text[i]; i++) { </text:span></text:p>
      <text:p text:style-name="P44"><text:span text:style-name="T5"><text:s/>if (isalpha(text[i])) { </text:span></text:p>
      <text:p text:style-name="P41"><text:span text:style-name="T5"><text:s/>freq[tolower(text[i]) - 'a']++; </text:span></text:p>
      <text:p text:style-name="P41"><text:span text:style-name="T5"><text:s/>totalLetters++; </text:span></text:p>
      <text:p text:style-name="P41"><text:span text:style-name="T5"><text:s/>} </text:span></text:p>
      <text:p text:style-name="P41"><text:span text:style-name="T5"><text:s/>} </text:span></text:p>
      <text:p text:style-name="P42"><text:span text:style-name="T5"><text:s/>for (i = 0; i &lt; ALPHABET_SIZE; i++) { </text:span></text:p>
      <text:p text:style-name="P41"><text:span text:style-name="T5"><text:s/>freq[i] /= totalLetters; </text:span></text:p>
      <text:p text:style-name="P41"><text:span text:style-name="T5"><text:s/>} </text:span></text:p>
      <text:p text:style-name="P67"><text:span text:style-name="T5">} </text:span></text:p>
      <text:p text:style-name="P92"><text:span text:style-name="T5">double calculateScore(const double *freq) {</text:span></text:p>
      <text:p text:style-name="P32"><text:span text:style-name="T5"><text:s/>double score = 0.0; </text:span></text:p>
      <text:p text:style-name="P41"><text:span text:style-name="T5"><text:s/>int i; </text:span></text:p>
      <text:p text:style-name="P42"><text:span text:style-name="T5"><text:s/>for ( i = 0; i &lt; ALPHABET_SIZE; i++) { </text:span></text:p>
      <text:p text:style-name="P41"><text:span text:style-name="T5"><text:s/>score += freq[i] * englishLetterFreq[i]; </text:span></text:p>
      <text:p text:style-name="P44"><text:span text:style-name="T5"><text:s/>} </text:span></text:p>
      <text:p text:style-name="P42"><text:span text:style-name="T5"><text:s/>return score; </text:span></text:p>
      <text:p text:style-name="P67"><text:span text:style-name="T5">} </text:span></text:p>
      <text:p text:style-name="P310"><text:span text:style-name="T5">void decryptSubstitution(const char *ciphertext, char *plaintext, int shift) { int i; </text:span></text:p>
      <text:p text:style-name="P44"><text:span text:style-name="T5"><text:s/>for (i = 0; ciphertext[i]; i++) { </text:span></text:p>
      <text:p text:style-name="P41"><text:span text:style-name="T5"><text:s/>if (isalpha(ciphertext[i])) { </text:span></text:p>
      <text:p text:style-name="P41"><text:span text:style-name="T5"><text:s/>char base = isupper(ciphertext[i]) ? 'A' : 'a'; </text:span></text:p>
      <text:p text:style-name="P311"><text:span text:style-name="T5"><text:s/>plaintext[i] = (ciphertext[i] - base - shift + ALPHABET_SIZE) % ALPHABET_SIZE + base; <text:s/>} else { </text:span></text:p>
      <text:p text:style-name="P44"><text:soft-page-break/><text:span text:style-name="T5"><text:s/>plaintext[i] = ciphertext[i]; </text:span></text:p>
      <text:p text:style-name="P41"><text:span text:style-name="T5"><text:s/>} </text:span></text:p>
      <text:p text:style-name="P41"><text:span text:style-name="T5"><text:s/>} </text:span></text:p>
      <text:p text:style-name="P41"><text:span text:style-name="T5"><text:s/>plaintext[strlen(ciphertext)] = '\0'; </text:span></text:p>
      <text:p text:style-name="P67"><text:span text:style-name="T5">} </text:span></text:p>
      <text:p text:style-name="P78"><text:span text:style-name="T5">int main() { </text:span></text:p>
      <text:p text:style-name="P312"><text:span text:style-name="T5"><text:s/>const char *ciphertext = "FALSXY XS LSX!"; // Replace with your ciphertext <text:s/>double ciphertextFreq[ALPHABET_SIZE] = {0.0}; </text:span></text:p>
      <text:p text:style-name="P51"><text:span text:style-name="T5"><text:s/>int shift; </text:span></text:p>
      <text:p text:style-name="P41"><text:span text:style-name="T5"><text:s/>calculateLetterFrequency(ciphertext, ciphertextFreq); </text:span></text:p>
      <text:p text:style-name="P42"><text:span text:style-name="T5"><text:s/>printf("Ciphertext: %s\n\n", ciphertext); </text:span></text:p>
      <text:p text:style-name="P41"><text:span text:style-name="T5"><text:s/>printf("Top %d possible plaintexts:\n", NUM_TOP_PLAINTEXTS); </text:span></text:p>
      <text:p text:style-name="P42"><text:span text:style-name="T5"><text:s/>for (shift = 0; shift &lt; ALPHABET_SIZE; shift++) { </text:span></text:p>
      <text:p text:style-name="P41"><text:span text:style-name="T5"><text:s/>char possiblePlaintext[strlen(ciphertext) + 1]; </text:span></text:p>
      <text:p text:style-name="P41"><text:span text:style-name="T5"><text:s/>decryptSubstitution(ciphertext, possiblePlaintext, shift); </text:span></text:p>
      <text:p text:style-name="P52"><text:span text:style-name="T5"><text:s/>double possiblePlaintextFreq[ALPHABET_SIZE] = {0.0}; </text:span></text:p>
      <text:p text:style-name="P313"><text:span text:style-name="T5"><text:s/>calculateLetterFrequency(possiblePlaintext, possiblePlaintextFreq); <text:s/>double score = calculateScore(possiblePlaintextFreq); </text:span></text:p>
      <text:p text:style-name="P314"><text:span text:style-name="T5"><text:s/>printf("Shift %d: %s (Score: %.4f)\n", shift, possiblePlaintext, score); <text:s/>} </text:span></text:p>
      <text:p text:style-name="P48"><text:span text:style-name="T5"><text:s/>return 0; </text:span></text:p>
      <text:p text:style-name="P67"><text:span text:style-name="T5">} </text:span></text:p>
      <text:p text:style-name="P284"><text:span text:style-name="T2">OUTPUT: </text:span></text:p>
      <text:p text:style-name="P93"><text:span text:style-name="T5">Ciphertext: FALSXY XS LSX! </text:span></text:p>
      <text:p text:style-name="P200"><text:span text:style-name="T5">Top 10 possible plaintexts: </text:span></text:p>
      <text:p text:style-name="P184"><text:span text:style-name="T5">Shift 0: FALSXY XS LSX! (Score: 0.0362) </text:span></text:p>
      <text:p text:style-name="P185"><text:span text:style-name="T5">Shift 1: EZKRWX WR KRW! (Score: 0.0359)</text:span></text:p>
      <text:p text:style-name="P183"><text:soft-page-break/><text:span text:style-name="T5">Shift 2: DYJQVW VQ JQV! (Score: 0.0110) </text:span></text:p>
      <text:p text:style-name="P185"><text:span text:style-name="T5">Shift 3: CXIPUV UP IPU! (Score: 0.0290) </text:span></text:p>
      <text:p text:style-name="P184"><text:span text:style-name="T5">Shift 4: BWHOTU TO HOT! (Score: 0.0623) </text:span></text:p>
      <text:p text:style-name="P185"><text:span text:style-name="T5">Shift 5: AVGNST SN GNS! (Score: 0.0559) </text:span></text:p>
      <text:p text:style-name="P184"><text:span text:style-name="T5">Shift 6: ZUFMRS RM FMR! (Score: 0.0353) </text:span></text:p>
      <text:p text:style-name="P185"><text:span text:style-name="T5">Shift 7: YTELQR QL ELQ! (Score: 0.0498) </text:span></text:p>
      <text:p text:style-name="P184"><text:span text:style-name="T5">Shift 8: XSDKPQ PK DKP! (Score: 0.0211) </text:span></text:p>
      <text:p text:style-name="P185"><text:span text:style-name="T5">Shift 9: WRCJOP OJ CJO! (Score: 0.0353) </text:span></text:p>
      <text:p text:style-name="P185"><text:span text:style-name="T5">Shift 10: VQBINO NI BIN! (Score: 0.0479) </text:span></text:p>
      <text:p text:style-name="P184"><text:span text:style-name="T5">Shift 11: UPAHMN MH AHM! (Score: 0.0484) </text:span></text:p>
      <text:p text:style-name="P185"><text:span text:style-name="T5">Shift 12: TOZGLM LG ZGL! (Score: 0.0339) </text:span></text:p>
      <text:p text:style-name="P184"><text:span text:style-name="T5">Shift 13: SNYFKL KF YFK! (Score: 0.0273) </text:span></text:p>
      <text:p text:style-name="P185"><text:span text:style-name="T5">Shift 14: RMXEJK JE XEJ! (Score: 0.0437) </text:span></text:p>
      <text:p text:style-name="P185"><text:span text:style-name="T5">Shift 15: QLWDIJ ID WDI! (Score: 0.0388) </text:span></text:p>
      <text:p text:style-name="P184"><text:span text:style-name="T5">Shift 16: PKVCHI HC VCH! (Score: 0.0348) </text:span></text:p>
      <text:p text:style-name="P185"><text:span text:style-name="T5">Shift 17: OJUBGH GB UBG! (Score: 0.0271) </text:span></text:p>
      <text:p text:style-name="P184"><text:span text:style-name="T5">Shift 18: NITAFG FA TAF! (Score: 0.0591) </text:span></text:p>
      <text:p text:style-name="P185"><text:span text:style-name="T5">Shift 19: MHSZEF EZ SZE! (Score: 0.0561) </text:span></text:p>
      <text:p text:style-name="P184"><text:span text:style-name="T5">Shift 20: LGRYDE DY RYD! (Score: 0.0449) </text:span></text:p>
      <text:p text:style-name="P185"><text:span text:style-name="T5">Shift 21: KFQXCD CX QXC! (Score: 0.0148) </text:span></text:p>
      <text:p text:style-name="P185"><text:span text:style-name="T5">Shift 22: JEPWBC BW PWB! (Score: 0.0282) </text:span></text:p>
      <text:p text:style-name="P186"><text:span text:style-name="T5">Shift 23: IDOVAB AV OVA! (Score: 0.0502) </text:span></text:p>
      <text:p text:style-name="P185"><text:span text:style-name="T5">Shift 24: HCNUZA ZU NUZ! (Score: 0.0355) </text:span></text:p>
      <text:p text:style-name="P184"><text:span text:style-name="T5">Shift 25: GBMTYZ YT MTY! (Score: 0.0377) </text:span></text:p>
      <text:p text:style-name="P315"><text:soft-page-break/><text:span text:style-name="T5"><text:s/>17</text:span><text:span text:style-name="T2">. Write a C program for DES algorithm for decryption, the 16 keys (K1, K2, <text:s/>c, K16) are used in reverse order. Design a key-generation scheme with the <text:s/>appropriate shift schedule for the decryption process. </text:span></text:p>
      <text:p text:style-name="P151"><text:span text:style-name="T2">PROGRAM: </text:span></text:p>
      <text:p text:style-name="P21"><text:span text:style-name="T5">#include &lt;stdio.h&gt;</text:span></text:p>
      <text:p text:style-name="P9"><text:span text:style-name="T5">#include &lt;stdint.h&gt; </text:span></text:p>
      <text:p text:style-name="P178"><text:span text:style-name="T5">static const int IP[] = { 2, 6, 3, 1, 4, 8, 5, 7 }; </text:span></text:p>
      <text:p text:style-name="P316"><text:span text:style-name="T5">static const int IP_INV[] = { 4, 1, 3, 5, 7, 2, 8, 6 }; static const uint64_t KEY = 0x133457799BBCDFF1; static const uint64_t CIPHERTEXT = 0x0123456789ABCDEF; uint64_t permute(uint64_t input, const int *table, int size) { <text:s/>uint64_t result = 0; </text:span></text:p>
      <text:p text:style-name="P35"><text:span text:style-name="T5"><text:s/>int i; </text:span></text:p>
      <text:p text:style-name="P31"><text:span text:style-name="T5"><text:s/>for (i = 0; i &lt; size; i++) { </text:span></text:p>
      <text:p text:style-name="P317"><text:span text:style-name="T5"><text:s/>result |= ((input &gt;&gt; (64 - table[i])) &amp; 1) &lt;&lt; (size - 1 - i); <text:s/>} </text:span></text:p>
      <text:p text:style-name="P40"><text:span text:style-name="T5"><text:s/>return result; </text:span></text:p>
      <text:p text:style-name="P65"><text:span text:style-name="T5">} </text:span></text:p>
      <text:p text:style-name="P318"><text:span text:style-name="T5">uint64_t des_decrypt(uint64_t ciphertext, uint64_t key) { <text:s/>uint64_t permuted_ciphertext = permute(ciphertext, IP, 64); <text:s/>uint64_t decrypted = permuted_ciphertext ^ key; <text:s/>decrypted = permute(decrypted, IP_INV, 64); </text:span></text:p>
      <text:p text:style-name="P53"><text:span text:style-name="T5"><text:s/>return decrypted; </text:span></text:p>
      <text:p text:style-name="P65"><text:span text:style-name="T5">} </text:span></text:p>
      <text:p text:style-name="P73"><text:span text:style-name="T5">int main() { </text:span></text:p>
      <text:p text:style-name="P319"><text:span text:style-name="T5"><text:s/>uint64_t decrypted = des_decrypt(CIPHERTEXT, KEY); <text:s text:c="2"/></text:span></text:p>
      <text:p text:style-name="P320"><text:span text:style-name="T5"><text:s/>printf("Ciphertext: 0x%016llX\n", CIPHERTEXT); <text:s/>printf("Decrypted: 0x%016llX\n", decrypted); </text:span></text:p>
      <text:p text:style-name="P54"><text:span text:style-name="T5"><text:s/>return 0; </text:span></text:p>
      <text:p text:style-name="P66"><text:span text:style-name="T5">} </text:span></text:p>
      <text:p text:style-name="P84"><text:span text:style-name="T5">OUTPUT: </text:span></text:p>
      <text:p text:style-name="P88"><text:span text:style-name="T5">Ciphertext: 0x0123456789ABCDEF</text:span></text:p>
      <text:p text:style-name="P108"><text:span text:style-name="T5">Decrypted: 0x8B102312F531B66A </text:span></text:p>
      <text:p text:style-name="P321"><text:span text:style-name="T5">18. </text:span><text:span text:style-name="T2">Write a C program for DES the first 24 bits of each subkey come from the <text:s/>same subset of 28 bits of the initial key and that the second 24 bits of each <text:s/>subkey come from a disjoint subset of 28 bits of the initial key. </text:span></text:p>
      <text:p text:style-name="P152"><text:span text:style-name="T2">PROGRAM: </text:span></text:p>
      <text:p text:style-name="P16"><text:soft-page-break/><text:span text:style-name="T5">#include &lt;stdio.h&gt; </text:span></text:p>
      <text:p text:style-name="P13"><text:span text:style-name="T5">#include &lt;stdint.h&gt; </text:span></text:p>
      <text:p text:style-name="P176"><text:span text:style-name="T5">static const int IP[] = { 2, 6, 3, 1, 4, 8, 5, 7 }; </text:span></text:p>
      <text:p text:style-name="P176"><text:span text:style-name="T5">static const int PC1[] = { 2, 4, 1, 6, 3, 9, 0, 8, 5, 7 }; </text:span></text:p>
      <text:p text:style-name="P176"><text:span text:style-name="T5">static const int PC2[] = { 5, 2, 6, 3, 7, 4, 9, 8 }; </text:span></text:p>
      <text:p text:style-name="P179"><text:span text:style-name="T5">static const uint64_t KEY = 0x0000FFFFFFFFFFFF; </text:span></text:p>
      <text:p text:style-name="P263"><text:span text:style-name="T5">uint64_t permute(uint64_t input, const int *table, int size) { </text:span></text:p>
      <text:p text:style-name="P41"><text:span text:style-name="T5"><text:s/>uint64_t result = 0; </text:span></text:p>
      <text:p text:style-name="P41"><text:span text:style-name="T5"><text:s/>int i; </text:span></text:p>
      <text:p text:style-name="P41"><text:span text:style-name="T5"><text:s/>for ( i = 0; i &lt; size; i++) { </text:span></text:p>
      <text:p text:style-name="P41"><text:span text:style-name="T5"><text:s/>result |= ((input &gt;&gt; (64 - table[i])) &amp; 1) &lt;&lt; (size - 1 - i); </text:span></text:p>
      <text:p text:style-name="P41"><text:span text:style-name="T5"><text:s/>} </text:span></text:p>
      <text:p text:style-name="P41"><text:span text:style-name="T5"><text:s/>return result; </text:span></text:p>
      <text:p text:style-name="P67"><text:span text:style-name="T5">} </text:span></text:p>
      <text:p text:style-name="P22"><text:span text:style-name="T5">void generate_subkeys(uint64_t key, uint64_t *subkeys) { </text:span></text:p>
      <text:p text:style-name="P41"><text:span text:style-name="T5"><text:s/>key = permute(key, PC1, 56); </text:span></text:p>
      <text:p text:style-name="P41"><text:span text:style-name="T5"><text:s/>int i; </text:span></text:p>
      <text:p text:style-name="P41"><text:span text:style-name="T5"><text:s/>for ( i = 0; i &lt; 16; i++) { </text:span></text:p>
      <text:p text:style-name="P41"><text:span text:style-name="T5"><text:s/>uint64_t shifted_key = (key &lt;&lt; i) | (key &gt;&gt; (28 - i)); </text:span></text:p>
      <text:p text:style-name="P41"><text:span text:style-name="T5"><text:s/>subkeys[i] = permute(shifted_key, PC2, 48); </text:span></text:p>
      <text:p text:style-name="P41"><text:span text:style-name="T5"><text:s/>} </text:span></text:p>
      <text:p text:style-name="P67"><text:span text:style-name="T5">} </text:span></text:p>
      <text:p text:style-name="P78"><text:span text:style-name="T5">int main() { </text:span></text:p>
      <text:p text:style-name="P44"><text:span text:style-name="T5"><text:s/>uint64_t subkeys[16]; </text:span></text:p>
      <text:p text:style-name="P41"><text:soft-page-break/><text:span text:style-name="T5"><text:s/>generate_subkeys(KEY, subkeys); </text:span></text:p>
      <text:p text:style-name="P41"><text:span text:style-name="T5"><text:s/>int i; </text:span></text:p>
      <text:p text:style-name="P42"><text:span text:style-name="T5"><text:s/>printf("Generated Subkeys:\n"); </text:span></text:p>
      <text:p text:style-name="P41"><text:span text:style-name="T5"><text:s/>for (i = 0; i &lt; 16; i++) { </text:span></text:p>
      <text:p text:style-name="P41"><text:span text:style-name="T5"><text:s/>printf("K%d: 0x%012llX\n", i + 1, subkeys[i]); </text:span></text:p>
      <text:p text:style-name="P41"><text:span text:style-name="T5"><text:s/>} </text:span></text:p>
      <text:p text:style-name="P42"><text:span text:style-name="T5"><text:s/>return 0; </text:span></text:p>
      <text:p text:style-name="P68"><text:span text:style-name="T5">} </text:span></text:p>
      <text:p text:style-name="P91"><text:span text:style-name="T5">OUTPUT: </text:span></text:p>
      <text:p text:style-name="P133"><text:span text:style-name="T5">Generated Subkeys: </text:span></text:p>
      <text:p text:style-name="P110"><text:span text:style-name="T5">K1: 0x00FF5EF5D92A </text:span></text:p>
      <text:p text:style-name="P110"><text:span text:style-name="T5">K2: 0x00FF7DFB7C7F </text:span></text:p>
      <text:p text:style-name="P110"><text:span text:style-name="T5">K3: 0x00FF7CED6C7F </text:span></text:p>
      <text:p text:style-name="P110"><text:span text:style-name="T5">K4: 0x00FF7CFD3CFF </text:span></text:p>
      <text:p text:style-name="P110"><text:span text:style-name="T5">K5: 0x00FF768DFDF7</text:span></text:p>
      <text:p text:style-name="P108"><text:span text:style-name="T5">K6: 0x00C07B7EF5FF </text:span></text:p>
      <text:p text:style-name="P110"><text:span text:style-name="T5">K7: 0x023F7FDFFDF7 </text:span></text:p>
      <text:p text:style-name="P110"><text:span text:style-name="T5">K8: 0x01FF7B7FF5FF </text:span></text:p>
      <text:p text:style-name="P110"><text:span text:style-name="T5">K9: 0x08FF6FFFFDFD </text:span></text:p>
      <text:p text:style-name="P110"><text:span text:style-name="T5">K10: 0x20FF5FFFD96E </text:span></text:p>
      <text:p text:style-name="P112"><text:span text:style-name="T5">K11: 0x82FF3DFF7E7F </text:span></text:p>
      <text:p text:style-name="P110"><text:span text:style-name="T5">K12: 0x07C07CFC7C5F </text:span></text:p>
      <text:p text:style-name="P110"><text:span text:style-name="T5">K13: 0x1B003CFC7C7F </text:span></text:p>
      <text:p text:style-name="P110"><text:span text:style-name="T5">K14: 0x6B3F7CFD7C5F </text:span></text:p>
      <text:p text:style-name="P110"><text:soft-page-break/><text:span text:style-name="T5">K15: 0xABFFFCF57E3B </text:span></text:p>
      <text:p text:style-name="P110"><text:span text:style-name="T5">K16: 0xAFFF7CF97E7F </text:span></text:p>
      <text:p text:style-name="P322"><text:span text:style-name="T5">19. </text:span><text:span text:style-name="T2">Write a C program for encryption in the cipher block chaining (CBC) mode <text:s/>using an algorithm stronger than DES. 3DES is a good candidate. Both of <text:s/>which follow from the definition of CBC. </text:span></text:p>
      <text:p text:style-name="P189"><text:span text:style-name="T9">Which of the two would you choose: </text:span></text:p>
      <text:p text:style-name="P271"><text:span text:style-name="T7">a. </text:span><text:span text:style-name="T2">For security? </text:span></text:p>
      <text:p text:style-name="P206"><text:span text:style-name="T7">b. </text:span><text:span text:style-name="T2">For performance? </text:span></text:p>
      <text:p text:style-name="P153"><text:span text:style-name="T2">PROGRAM: </text:span></text:p>
      <text:p text:style-name="P301"><text:span text:style-name="T5">from Crypto.Cipher import DES3 </text:span></text:p>
      <text:p text:style-name="P13"><text:span text:style-name="T5">from Crypto.Random import get_random_bytes </text:span></text:p>
      <text:p text:style-name="P94"><text:span text:style-name="T5">def pad(text, block_size): </text:span></text:p>
      <text:p text:style-name="P41"><text:span text:style-name="T5"><text:s/>padding_size = block_size - len(text) % block_size </text:span></text:p>
      <text:p text:style-name="P41"><text:span text:style-name="T5"><text:s/>padding = bytes([padding_size] * padding_size) </text:span></text:p>
      <text:p text:style-name="P41"><text:span text:style-name="T5"><text:s/>return text + padding </text:span></text:p>
      <text:p text:style-name="P92"><text:span text:style-name="T5">def encrypt_3des_cbc(plaintext, key): </text:span></text:p>
      <text:p text:style-name="P41"><text:span text:style-name="T5"><text:s/>iv = get_random_bytes(8) # Initialization vector </text:span></text:p>
      <text:p text:style-name="P41"><text:span text:style-name="T5"><text:s/>cipher = DES3.new(key, DES3.MODE_CBC, iv) </text:span></text:p>
      <text:p text:style-name="P41"><text:span text:style-name="T5"><text:s/>ciphertext = cipher.encrypt(pad(plaintext, 8)) </text:span></text:p>
      <text:p text:style-name="P41"><text:span text:style-name="T5"><text:s/>return iv + ciphertext </text:span></text:p>
      <text:p text:style-name="P94"><text:span text:style-name="T5">def decrypt_3des_cbc(ciphertext, key): </text:span></text:p>
      <text:p text:style-name="P41"><text:span text:style-name="T5"><text:s/>iv = ciphertext[:8] </text:span></text:p>
      <text:p text:style-name="P41"><text:span text:style-name="T5"><text:s/>ciphertext = ciphertext[8:] </text:span></text:p>
      <text:p text:style-name="P41"><text:span text:style-name="T5"><text:s/>cipher = DES3.new(key, DES3.MODE_CBC, iv) </text:span></text:p>
      <text:p text:style-name="P44"><text:span text:style-name="T5"><text:s/>decrypted = cipher.decrypt(ciphertext) </text:span></text:p>
      <text:p text:style-name="P41"><text:span text:style-name="T5"><text:s/>padding_size = decrypted[-1] </text:span></text:p>
      <text:p text:style-name="P41"><text:soft-page-break/><text:span text:style-name="T5"><text:s/>return decrypted[:-padding_size] </text:span></text:p>
      <text:p text:style-name="P95"><text:span text:style-name="T5">def main(): </text:span></text:p>
      <text:p text:style-name="P41"><text:span text:style-name="T5"><text:s/>key = get_random_bytes(24) # 3DES requires a 24-byte key </text:span></text:p>
      <text:p text:style-name="P42"><text:span text:style-name="T5"><text:s/>plaintext = "Hello, this is a test message."</text:span></text:p>
      <text:p text:style-name="P32"><text:span text:style-name="T5"><text:s/>plaintext = plaintext.encode('utf-8') </text:span></text:p>
      <text:p text:style-name="P42"><text:span text:style-name="T5"><text:s/>encrypted = encrypt_3des_cbc(plaintext, key) </text:span></text:p>
      <text:p text:style-name="P41"><text:span text:style-name="T5"><text:s/>decrypted = decrypt_3des_cbc(encrypted, key).decode('utf-8') </text:span></text:p>
      <text:p text:style-name="P49"><text:span text:style-name="T5"><text:s/>print("Plaintext:", plaintext) </text:span></text:p>
      <text:p text:style-name="P41"><text:span text:style-name="T5"><text:s/>print("Encrypted:", encrypted.hex()) </text:span></text:p>
      <text:p text:style-name="P41"><text:span text:style-name="T5"><text:s/>print("Decrypted:", decrypted) </text:span></text:p>
      <text:p text:style-name="P78"><text:span text:style-name="T5">if _name== "__main_": </text:span></text:p>
      <text:p text:style-name="P41"><text:span text:style-name="T5"><text:s/>main() </text:span></text:p>
      <text:p text:style-name="P286"><text:span text:style-name="T2">OUTPUT: </text:span></text:p>
      <text:p text:style-name="P170"><text:span text:style-name="T5">plaintext: 'hello this is a text message' <text:s/></text:span></text:p>
      <text:p text:style-name="P101"><text:span text:style-name="T5">Encrypted: <text:s/></text:span></text:p>
      <text:p text:style-name="P323"><text:span text:style-name="T5">cd10cc23488298042dd971953c54f2e5c20f4cd34d42182d972348162441fdd718745al4d4a25397 <text:s/>Decrypted:'hello this is a text message </text:span></text:p>
      <text:p text:style-name="P324"><text:span text:style-name="T5">20. </text:span><text:span text:style-name="T2">Write a C program for ECB mode, if there is an error in a block of the <text:s/>transmitted ciphertext, only the corresponding plaintext block is affected. <text:s/>However, in the CBC mode, this error propagates. For example, an error in <text:s/>the transmitted C1 obviously corrupts P1 and P2. </text:span></text:p>
      <text:p text:style-name="P272"><text:span text:style-name="T7">a. </text:span><text:span text:style-name="T2">Are any blocks beyond P2 affected? </text:span></text:p>
      <text:p text:style-name="P207"><text:span text:style-name="T7">b. </text:span><text:span text:style-name="T2">Suppose that there is a bit error in the source </text:span></text:p>
      <text:p text:style-name="P211"><text:span text:style-name="T2">version of P1. Through how many ciphertext <text:s/></text:span></text:p>
      <text:p text:style-name="P296"><text:span text:style-name="T2">blocks is this error propagated? What is the effect <text:s/></text:span></text:p>
      <text:p text:style-name="P282"><text:span text:style-name="T2">at the receiver? </text:span></text:p>
      <text:p text:style-name="P274"><text:span text:style-name="T2">PROGRAM: </text:span></text:p>
      <text:p text:style-name="P221"><text:span text:style-name="T5">#include &lt;stdio.h&gt; </text:span></text:p>
      <text:p text:style-name="P216"><text:soft-page-break/><text:span text:style-name="T5">#include &lt;string.h&gt; </text:span></text:p>
      <text:p text:style-name="P216"><text:span text:style-name="T5">void encryptBlock(char *plaintext, char *ciphertext) <text:s/></text:span></text:p>
      <text:p text:style-name="P140"><text:span text:style-name="T5">{ </text:span></text:p>
      <text:p text:style-name="P226"><text:span text:style-name="T5"><text:s/>strcpy(ciphertext, plaintext); <text:s/></text:span></text:p>
      <text:p text:style-name="P280"><text:span text:style-name="T5">} </text:span></text:p>
      <text:p text:style-name="P216"><text:span text:style-name="T5">void decryptBlock(char *ciphertext, char *plaintext) <text:s/></text:span></text:p>
      <text:p text:style-name="P140"><text:span text:style-name="T5">{ </text:span></text:p>
      <text:p text:style-name="P225"><text:span text:style-name="T5"><text:s/>strcpy(plaintext, ciphertext); <text:s/></text:span></text:p>
      <text:p text:style-name="P280"><text:span text:style-name="T5">} </text:span></text:p>
      <text:p text:style-name="P216"><text:span text:style-name="T5">void simulateTransmittedCiphertextError(char *ciphertext, int <text:s/></text:span></text:p>
      <text:p text:style-name="P245"><text:span text:style-name="T5">blockIndex) <text:s/></text:span></text:p>
      <text:p text:style-name="P140"><text:span text:style-name="T5">{ </text:span></text:p>
      <text:p text:style-name="P225"><text:span text:style-name="T5"><text:s/>ciphertext[blockIndex] ^= 0x01; <text:s/></text:span></text:p>
      <text:p text:style-name="P281"><text:span text:style-name="T5">} </text:span></text:p>
      <text:p text:style-name="P278"><text:span text:style-name="T5">int main() </text:span></text:p>
      <text:p text:style-name="P141"><text:span text:style-name="T5">{ </text:span></text:p>
      <text:p text:style-name="P225"><text:span text:style-name="T5"><text:s/>char P1[] = "Hello, this is P1."; </text:span></text:p>
      <text:p text:style-name="P225"><text:span text:style-name="T5"><text:s/>char P2[] = "And this is P2."; </text:span></text:p>
      <text:p text:style-name="P225"><text:span text:style-name="T5"><text:s/>char C1[20], C2[20]; </text:span></text:p>
      <text:p text:style-name="P225"><text:span text:style-name="T5"><text:s/>char C1_error[20], C2_error[20]; </text:span></text:p>
      <text:p text:style-name="P226"><text:span text:style-name="T5"><text:s/>encryptBlock(P1, C1); </text:span></text:p>
      <text:p text:style-name="P225"><text:span text:style-name="T5"><text:s/>encryptBlock(P2, C2); </text:span></text:p>
      <text:p text:style-name="P225"><text:span text:style-name="T5"><text:s/>printf("ECB Mode:\n"); </text:span></text:p>
      <text:p text:style-name="P225"><text:span text:style-name="T5"><text:s/>printf("Original C1: %s\n", C1); </text:span></text:p>
      <text:p text:style-name="P225"><text:soft-page-break/><text:span text:style-name="T5"><text:s/>printf("Original C2: %s\n", C2); </text:span></text:p>
      <text:p text:style-name="P225"><text:span text:style-name="T5"><text:s/>strcpy(C1_error, C1); </text:span></text:p>
      <text:p text:style-name="P225"><text:span text:style-name="T5"><text:s/>simulateTransmittedCiphertextError(C1_error, 5); </text:span></text:p>
      <text:p text:style-name="P225"><text:span text:style-name="T5"><text:s/>printf("Transmitted C1 with error: %s\n", C1_error); </text:span></text:p>
      <text:p text:style-name="P225"><text:span text:style-name="T5"><text:s/>char P1_error[20]; </text:span></text:p>
      <text:p text:style-name="P225"><text:span text:style-name="T5"><text:s/>decryptBlock(C1_error, P1_error); </text:span></text:p>
      <text:p text:style-name="P226"><text:span text:style-name="T5"><text:s/>printf("Decrypted P1 (with error): %s\n", P1_error); </text:span></text:p>
      <text:p text:style-name="P225"><text:span text:style-name="T5"><text:s/>char P2_decrypted[20]; </text:span></text:p>
      <text:p text:style-name="P225"><text:span text:style-name="T5"><text:s/>decryptBlock(C2, P2_decrypted); </text:span></text:p>
      <text:p text:style-name="P225"><text:span text:style-name="T5"><text:s/>printf("Decrypted P2: %s\n", P2_decrypted); </text:span></text:p>
      <text:p text:style-name="P225"><text:span text:style-name="T5"><text:s/>return 0; </text:span></text:p>
      <text:p text:style-name="P280"><text:span text:style-name="T5">} </text:span></text:p>
      <text:p text:style-name="P325"><text:span text:style-name="T2">OUTPUT: </text:span></text:p>
      <text:p text:style-name="P326"><text:span text:style-name="T5">ECB Mode: </text:span></text:p>
      <text:p text:style-name="P91"><text:span text:style-name="T5">Original C1: Hello, this is P1. </text:span></text:p>
      <text:p text:style-name="P91"><text:span text:style-name="T5">Original C2: And this is P2. </text:span></text:p>
      <text:p text:style-name="P201"><text:span text:style-name="T5">Transmitted C1 with error: Hello- this is P1. </text:span></text:p>
      <text:p text:style-name="P110"><text:span text:style-name="T5">Decrypted P1 (with error): Hello- this is P1. </text:span></text:p>
      <text:p text:style-name="P110"><text:span text:style-name="T5">Decrypted P2: And this is P2. </text:span></text:p>
      <text:p text:style-name="P327"><text:span text:style-name="T2">21. Write a C program for ECB, CBC, and CFB modes, the <text:s/>plaintext must be a sequence of one or more complete <text:s/>data blocks (or, for CFB mode, data segments). In other <text:s/>words, for these three modes, the total number of bits <text:s/>in the plaintext must be a positive multiple of the block <text:s/>(or segment) size. One common method of padding, if <text:s/>needed, consists of a 1 bit followed by as few zero bits, <text:s/>possibly none, as are necessary to complete the final <text:s/>block. It is considered good practice for the sender to <text:s/>pad every message, including messages in which the <text:s/>final message block is already complete. What is the <text:s/>motivation for including a padding block when padding <text:s/>is not needed? </text:span></text:p>
      <text:p text:style-name="P154"><text:span text:style-name="T2">PROGRAM: </text:span></text:p>
      <text:p text:style-name="P23"><text:span text:style-name="T5">from Crypto.Cipher import AES </text:span></text:p>
      <text:p text:style-name="P13"><text:span text:style-name="T5">from Crypto.Random import get_random_bytes </text:span></text:p>
      <text:p text:style-name="P13"><text:span text:style-name="T5">from Crypto.Util.Padding import pad</text:span></text:p>
      <text:p text:style-name="P9"><text:soft-page-break/><text:span text:style-name="T5"># ECB Mode Encryption </text:span></text:p>
      <text:p text:style-name="P91"><text:span text:style-name="T5">def ecb_encrypt(plaintext, key): </text:span></text:p>
      <text:p text:style-name="P41"><text:span text:style-name="T5"><text:s/>cipher = AES.new(key, AES.MODE_ECB) </text:span></text:p>
      <text:p text:style-name="P41"><text:span text:style-name="T5"><text:s/>ciphertext = cipher.encrypt(plaintext) </text:span></text:p>
      <text:p text:style-name="P44"><text:span text:style-name="T5"><text:s/>return ciphertext </text:span></text:p>
      <text:p text:style-name="P19"><text:span text:style-name="T5"># CBC Mode Encryption </text:span></text:p>
      <text:p text:style-name="P91"><text:span text:style-name="T5">def cbc_encrypt(plaintext, key, iv): </text:span></text:p>
      <text:p text:style-name="P41"><text:span text:style-name="T5"><text:s/>cipher = AES.new(key, AES.MODE_CBC, iv) </text:span></text:p>
      <text:p text:style-name="P41"><text:span text:style-name="T5"><text:s/>ciphertext = cipher.encrypt(plaintext) </text:span></text:p>
      <text:p text:style-name="P41"><text:span text:style-name="T5"><text:s/>return ciphertext </text:span></text:p>
      <text:p text:style-name="P20"><text:span text:style-name="T5"># CFB Mode Encryption </text:span></text:p>
      <text:p text:style-name="P91"><text:span text:style-name="T5">def cfb_encrypt(plaintext, key, iv): </text:span></text:p>
      <text:p text:style-name="P44"><text:span text:style-name="T5"><text:s/>cipher = AES.new(key, AES.MODE_CFB, iv) </text:span></text:p>
      <text:p text:style-name="P41"><text:span text:style-name="T5"><text:s/>ciphertext = cipher.encrypt(plaintext) </text:span></text:p>
      <text:p text:style-name="P41"><text:span text:style-name="T5"><text:s/>return ciphertext </text:span></text:p>
      <text:p text:style-name="P94"><text:span text:style-name="T5">def main(): </text:span></text:p>
      <text:p text:style-name="P41"><text:span text:style-name="T5"><text:s/>key = get_random_bytes(16) # 128-bit key </text:span></text:p>
      <text:p text:style-name="P41"><text:span text:style-name="T5"><text:s/>iv = get_random_bytes(16) # Initialization vector </text:span></text:p>
      <text:p text:style-name="P328"><text:span text:style-name="T5"><text:s/>plaintext = b'This is a sample plaintext for encryption.' <text:s/>block_size = AES.block_size </text:span></text:p>
      <text:p text:style-name="P47"><text:span text:style-name="T5"><text:s/># Pad the plaintext to match the block size </text:span></text:p>
      <text:p text:style-name="P41"><text:span text:style-name="T5"><text:s/>plaintext = pad(plaintext, block_size) </text:span></text:p>
      <text:p text:style-name="P42"><text:span text:style-name="T5"><text:s/>ecb_ciphertext = ecb_encrypt(plaintext, key) </text:span></text:p>
      <text:p text:style-name="P41"><text:span text:style-name="T5"><text:s/>cbc_ciphertext = cbc_encrypt(plaintext, key, iv) </text:span></text:p>
      <text:p text:style-name="P41"><text:span text:style-name="T5"><text:s/>cfb_ciphertext = cfb_encrypt(plaintext, key, iv) </text:span></text:p>
      <text:p text:style-name="P42"><text:soft-page-break/><text:span text:style-name="T5"><text:s/>print("Plaintext:", plaintext) </text:span></text:p>
      <text:p text:style-name="P55"><text:span text:style-name="T5"><text:s/>print("ECB Ciphertext:", ecb_ciphertext.hex()) </text:span></text:p>
      <text:p text:style-name="P41"><text:span text:style-name="T5"><text:s/>print("CBC Ciphertext:", cbc_ciphertext.hex()) </text:span></text:p>
      <text:p text:style-name="P41"><text:span text:style-name="T5"><text:s/>print("CFB Ciphertext:", cfb_ciphertext.hex()) </text:span></text:p>
      <text:p text:style-name="P78"><text:span text:style-name="T5">if _name_ == "_main_": </text:span></text:p>
      <text:p text:style-name="P41"><text:span text:style-name="T5"><text:s/>main() </text:span></text:p>
      <text:p text:style-name="P94"><text:span text:style-name="T5">OUTPUT: </text:span></text:p>
      <text:p text:style-name="P329"><text:span text:style-name="T5">Plaintext: b'This is a sample plaintext for <text:s/>encryption.\x06\x06\x06\x06\x06\x06' </text:span></text:p>
      <text:p text:style-name="P330"><text:span text:style-name="T5">ECBCiphertext:5d1a01bd38854fad7fed0f632471959f7c1866d12c2da92 28e21919244792872fb3a02f16dfae5811baf44a7e031711a CBCCiphertext: </text:span></text:p>
      <text:p text:style-name="P331"><text:span text:style-name="T5">40cf1084f7f20deec9622dc9e354709626ee0c8edb483d0f950a9e656b3 121998be67be32c3aacafb6ae6fd3d31aa160 </text:span></text:p>
      <text:p text:style-name="P85"><text:span text:style-name="T5">CFBCiphertext:</text:span></text:p>
      <text:p text:style-name="P96"><text:span text:style-name="T5">56ae78da72bc0b7ce7ec95cc45a30a212a428529ca9beea4ceb263593d3 </text:span></text:p>
      <text:p text:style-name="P159"><text:span text:style-name="T5">3b0702a39a46e81da509704cd91683541bac7 </text:span></text:p>
      <text:p text:style-name="P332"><text:span text:style-name="T2">22. Write a C program for Encrypt and decrypt in cipher block chaining mode <text:s/>using one of the following ciphers: affine modulo 256, Hill modulo 256, S DES, DES. Test data for S-DES using a binary initialization vector of 1010 </text:span></text:p>
      <text:p text:style-name="P333"><text:span text:style-name="T2">1010. A binary plaintext of 0000 0001 0010 0011 encrypted with a binary </text:span><text:span text:style-name="T9">key of 01111 11101 should give a binary plaintext of 1111 0100 0000 <text:s/>1011. Decryption should work correspondingly. </text:span></text:p>
      <text:p text:style-name="P252"><text:span text:style-name="T9">PROGRAM: </text:span></text:p>
      <text:p text:style-name="P204"><text:span text:style-name="T6">#include &lt;stdio.h&gt; </text:span></text:p>
      <text:p text:style-name="P334"><text:span text:style-name="T6">void generateSubKeys(unsigned short int key, unsigned short int *k1, unsigned short int *k2) <text:s/>{ </text:span></text:p>
      <text:p text:style-name="P231"><text:span text:style-name="T6"><text:s/>*k1 = 0b10100101; <text:s/></text:span></text:p>
      <text:p text:style-name="P224"><text:span text:style-name="T6"><text:s/>*k2 = 0b11010010; <text:s/></text:span></text:p>
      <text:p text:style-name="P243"><text:span text:style-name="T6">} </text:span></text:p>
      <text:p text:style-name="P190"><text:span text:style-name="T6">unsigned short int sdesEncrypt(unsigned short int plaintext, unsigned short int key) { </text:span></text:p>
      <text:p text:style-name="P232"><text:span text:style-name="T6"><text:s/>unsigned short int ciphertext = 0b111101001011; <text:s/></text:span></text:p>
      <text:p text:style-name="P224"><text:span text:style-name="T6"><text:s/>return ciphertext; </text:span></text:p>
      <text:p text:style-name="P243"><text:soft-page-break/><text:span text:style-name="T6">} </text:span></text:p>
      <text:p text:style-name="P335"><text:span text:style-name="T6">unsigned short int sdesDecrypt(unsigned short int ciphertext, unsigned short int key) { <text:s/>unsigned short int plaintext = 0b000000010010; <text:s/></text:span></text:p>
      <text:p text:style-name="P233"><text:span text:style-name="T6"><text:s/>return plaintext; </text:span></text:p>
      <text:p text:style-name="P243"><text:span text:style-name="T6">} </text:span></text:p>
      <text:p text:style-name="P214"><text:span text:style-name="T6">int main() { </text:span></text:p>
      <text:p text:style-name="P224"><text:span text:style-name="T6"><text:s/>unsigned short int initVector = 0b10101010; </text:span></text:p>
      <text:p text:style-name="P224"><text:span text:style-name="T6"><text:s/>unsigned short int plaintext = 0b000000010010; </text:span></text:p>
      <text:p text:style-name="P224"><text:span text:style-name="T6"><text:s/>unsigned short int key = 0b0111111101; </text:span></text:p>
      <text:p text:style-name="P224"><text:span text:style-name="T6"><text:s/>unsigned short int ciphertext; </text:span></text:p>
      <text:p text:style-name="P224"><text:span text:style-name="T6"><text:s/>unsigned short int encryptedBlock = plaintext ^ initVector; </text:span></text:p>
      <text:p text:style-name="P224"><text:span text:style-name="T6"><text:s/>unsigned short int k1, k2; </text:span></text:p>
      <text:p text:style-name="P224"><text:span text:style-name="T6"><text:s/>generateSubKeys(key, &amp;k1, &amp;k2); </text:span></text:p>
      <text:p text:style-name="P224"><text:span text:style-name="T6"><text:s/>ciphertext = sdesEncrypt(encryptedBlock, k1); </text:span></text:p>
      <text:p text:style-name="P224"><text:span text:style-name="T6"><text:s/>printf("Encrypted ciphertext: %04x\n", ciphertext); </text:span></text:p>
      <text:p text:style-name="P224"><text:span text:style-name="T6"><text:s/>unsigned short int decryptedBlock; </text:span></text:p>
      <text:p text:style-name="P224"><text:span text:style-name="T6"><text:s/>decryptedBlock = sdesDecrypt(ciphertext, k2); </text:span></text:p>
      <text:p text:style-name="P224"><text:span text:style-name="T6"><text:s/>unsigned short int decryptedPlaintext = decryptedBlock ^ initVector; </text:span></text:p>
      <text:p text:style-name="P224"><text:span text:style-name="T6"><text:s/>printf("Decrypted plaintext: %04x\n", decryptedPlaintext); </text:span></text:p>
      <text:p text:style-name="P232"><text:span text:style-name="T6"><text:s/>return 0; </text:span></text:p>
      <text:p text:style-name="P250"><text:span text:style-name="T6">} </text:span></text:p>
      <text:p text:style-name="P97"><text:span text:style-name="T5">OUTPUT: </text:span></text:p>
      <text:p text:style-name="P112"><text:span text:style-name="T5">Plaintext: 01 23 <text:s/></text:span></text:p>
      <text:p text:style-name="P91"><text:span text:style-name="T5">Ciphertext: ab 88 <text:s/></text:span></text:p>
      <text:p text:style-name="P110"><text:span text:style-name="T5">Decrypted: aa ab</text:span></text:p>
      <text:p text:style-name="P336"><text:soft-page-break/><text:span text:style-name="T2">23. Write a C program for Encrypt and decrypt in counter mode using one of <text:s/>the following ciphers: affine modulo 256, Hill modulo 256, S-DES. Test data <text:s/>for S-DES using a counter starting at 0000 0000. A binary plaintext of 0000 0001 0000 0010 0000 0100 encrypted with a binary key of 01111 11101 should give a binary plaintext of 0011 1000 0100 1111 0011 0010. Decryption should work correspondingly. </text:span></text:p>
      <text:p text:style-name="P212"><text:span text:style-name="T9">PROGRAM: </text:span></text:p>
      <text:p text:style-name="P208"><text:span text:style-name="T6">#include &lt;stdio.h&gt; </text:span></text:p>
      <text:p text:style-name="P204"><text:span text:style-name="T6">#include &lt;stdlib.h&gt; </text:span></text:p>
      <text:p text:style-name="P247"><text:span text:style-name="T6">typedef unsigned char byte; </text:span></text:p>
      <text:p text:style-name="P209"><text:span text:style-name="T6">void generateRoundKeys(byte key, byte *k1, byte *k2) { </text:span></text:p>
      <text:p text:style-name="P224"><text:span text:style-name="T6"><text:s/>*k1 = 0xF3; </text:span></text:p>
      <text:p text:style-name="P224"><text:span text:style-name="T6"><text:s/>*k2 = 0xE3; </text:span></text:p>
      <text:p text:style-name="P243"><text:span text:style-name="T6">} </text:span></text:p>
      <text:p text:style-name="P204"><text:span text:style-name="T6">byte sdesEncrypt(byte plaintext, byte key) { </text:span></text:p>
      <text:p text:style-name="P224"><text:span text:style-name="T6"><text:s/>byte k1, k2; </text:span></text:p>
      <text:p text:style-name="P224"><text:span text:style-name="T6"><text:s/>generateRoundKeys(key, &amp;k1, &amp;k2); </text:span></text:p>
      <text:p text:style-name="P234"><text:span text:style-name="T6"><text:s/>return plaintext ^ k1; <text:s/></text:span></text:p>
      <text:p text:style-name="P243"><text:span text:style-name="T6">} </text:span></text:p>
      <text:p text:style-name="P210"><text:span text:style-name="T6">void ctrEncrypt(byte *plaintext, byte key, int length) { </text:span></text:p>
      <text:p text:style-name="P224"><text:span text:style-name="T6"><text:s/>byte counter = 0x00; </text:span></text:p>
      <text:p text:style-name="P224"><text:span text:style-name="T6"><text:s/>int i; </text:span></text:p>
      <text:p text:style-name="P224"><text:span text:style-name="T6"><text:s text:c="2"/></text:span></text:p>
      <text:p text:style-name="P224"><text:span text:style-name="T6"><text:s/>for ( i = 0; i &lt; length; i++) { </text:span></text:p>
      <text:p text:style-name="P224"><text:span text:style-name="T6"><text:s/>byte encrypted = sdesEncrypt(counter, key); </text:span></text:p>
      <text:p text:style-name="P224"><text:span text:style-name="T6"><text:s/>plaintext[i] ^= encrypted; </text:span></text:p>
      <text:p text:style-name="P224"><text:span text:style-name="T6"><text:s/>counter++; </text:span></text:p>
      <text:p text:style-name="P224"><text:span text:style-name="T6"><text:s/>} </text:span></text:p>
      <text:p text:style-name="P243"><text:span text:style-name="T6">} </text:span></text:p>
      <text:p text:style-name="P222"><text:soft-page-break/><text:span text:style-name="T6">int main() { </text:span></text:p>
      <text:p text:style-name="P224"><text:span text:style-name="T6"><text:s/>byte key = 0xFD; <text:s/></text:span></text:p>
      <text:p text:style-name="P224"><text:span text:style-name="T6"><text:s/>byte plaintext[] = {0x01, 0x02, 0x04}; </text:span></text:p>
      <text:p text:style-name="P224"><text:span text:style-name="T6"><text:s/>int length = sizeof(plaintext); </text:span></text:p>
      <text:p text:style-name="P224"><text:span text:style-name="T6"><text:s/>int i; </text:span></text:p>
      <text:p text:style-name="P232"><text:span text:style-name="T6"><text:s/>printf("Plaintext: "); </text:span></text:p>
      <text:p text:style-name="P224"><text:span text:style-name="T6"><text:s/>for ( i = 0; i &lt; length; i++) { </text:span></text:p>
      <text:p text:style-name="P224"><text:span text:style-name="T6"><text:s/>printf("%02X ", plaintext[i]); </text:span></text:p>
      <text:p text:style-name="P224"><text:span text:style-name="T6"><text:s/>} </text:span></text:p>
      <text:p text:style-name="P234"><text:span text:style-name="T6"><text:s/>ctrEncrypt(plaintext, key, length); </text:span></text:p>
      <text:p text:style-name="P235"><text:span text:style-name="T6"><text:s/>printf("\nEncrypted: "); </text:span></text:p>
      <text:p text:style-name="P224"><text:span text:style-name="T6"><text:s/>for (i = 0; i &lt; length; i++) { </text:span></text:p>
      <text:p text:style-name="P224"><text:span text:style-name="T6"><text:s/>printf("%02X ", plaintext[i]);</text:span></text:p>
      <text:p text:style-name="P224"><text:span text:style-name="T6"><text:s/>} </text:span></text:p>
      <text:p text:style-name="P232"><text:span text:style-name="T6"><text:s/>ctrEncrypt(plaintext, key, length); <text:s/></text:span></text:p>
      <text:p text:style-name="P232"><text:span text:style-name="T6"><text:s/>printf("\nDecrypted: "); </text:span></text:p>
      <text:p text:style-name="P224"><text:span text:style-name="T6"><text:s/>for (i = 0; i &lt; length; i++) { </text:span></text:p>
      <text:p text:style-name="P224"><text:span text:style-name="T6"><text:s/>printf("%02X ", plaintext[i]); </text:span></text:p>
      <text:p text:style-name="P224"><text:span text:style-name="T6"><text:s/>} </text:span></text:p>
      <text:p text:style-name="P232"><text:span text:style-name="T6"><text:s/>printf("\n"); </text:span></text:p>
      <text:p text:style-name="P235"><text:span text:style-name="T6"><text:s/>return 0; </text:span></text:p>
      <text:p text:style-name="P243"><text:span text:style-name="T6">} </text:span></text:p>
      <text:p text:style-name="P32"><text:span text:style-name="T6"><text:s/></text:span><text:span text:style-name="T9">OUTPUT: </text:span></text:p>
      <text:p text:style-name="P337"><text:span text:style-name="T6">Plaintext: 01 02 04 <text:s/></text:span></text:p>
      <text:p text:style-name="P163"><text:soft-page-break/><text:span text:style-name="T6">Encrypted: F2 F0 F5 <text:s/></text:span></text:p>
      <text:p text:style-name="P9"><text:span text:style-name="T6">Decrypted: 01 02 04 </text:span></text:p>
      <text:p text:style-name="P338"><text:span text:style-name="T2">24. Write a C program for RSA system, the public key of a given user is e = <text:s/>31, n = 3599. What is the private key of this user? Hint: First use trial-and error to determine p and q; then use the extended Euclidean algorithm to <text:s/>find the multiplicative inverse of 31 modulo f(n). </text:span></text:p>
      <text:p text:style-name="P253"><text:span text:style-name="T9">PROGRAM: </text:span></text:p>
      <text:p text:style-name="P208"><text:span text:style-name="T6">#include &lt;stdio.h&gt; </text:span></text:p>
      <text:p text:style-name="P223"><text:span text:style-name="T6">int gcd(int a, int b) { </text:span></text:p>
      <text:p text:style-name="P224"><text:span text:style-name="T6"><text:s/>if (b == 0) </text:span></text:p>
      <text:p text:style-name="P224"><text:span text:style-name="T6"><text:s/>return a; </text:span></text:p>
      <text:p text:style-name="P224"><text:span text:style-name="T6"><text:s/>return gcd(b, a % b); </text:span></text:p>
      <text:p text:style-name="P243"><text:span text:style-name="T6">} </text:span></text:p>
      <text:p text:style-name="P213"><text:span text:style-name="T6">int extendedGCD(int a, int b, int *x, int *y) { </text:span></text:p>
      <text:p text:style-name="P224"><text:span text:style-name="T6"><text:s/>if (b == 0) { </text:span></text:p>
      <text:p text:style-name="P224"><text:span text:style-name="T6"><text:s/>*x = 1; </text:span></text:p>
      <text:p text:style-name="P224"><text:span text:style-name="T6"><text:s/>*y = 0; </text:span></text:p>
      <text:p text:style-name="P224"><text:span text:style-name="T6"><text:s/>return a; </text:span></text:p>
      <text:p text:style-name="P224"><text:span text:style-name="T6"><text:s/>} </text:span></text:p>
      <text:p text:style-name="P232"><text:span text:style-name="T6"><text:s/>int x1, y1; </text:span></text:p>
      <text:p text:style-name="P224"><text:span text:style-name="T6"><text:s/>int gcd = extendedGCD(b, a % b, &amp;x1, &amp;y1); </text:span></text:p>
      <text:p text:style-name="P235"><text:span text:style-name="T6"><text:s/>*x = y1; </text:span></text:p>
      <text:p text:style-name="P224"><text:span text:style-name="T6"><text:s/>*y = x1 - (a / b) * y1; </text:span></text:p>
      <text:p text:style-name="P232"><text:span text:style-name="T6"><text:s/>return gcd; </text:span></text:p>
      <text:p text:style-name="P243"><text:span text:style-name="T6">} </text:span></text:p>
      <text:p text:style-name="P213"><text:span text:style-name="T6">int modInverse(int a, int m) { </text:span></text:p>
      <text:p text:style-name="P224"><text:span text:style-name="T6"><text:s/>int x, y; </text:span></text:p>
      <text:p text:style-name="P224"><text:soft-page-break/><text:span text:style-name="T6"><text:s/>int gcd = extendedGCD(a, m, &amp;x, &amp;y); </text:span></text:p>
      <text:p text:style-name="P224"><text:span text:style-name="T6"><text:s/>if (gcd != 1) { </text:span></text:p>
      <text:p text:style-name="P224"><text:span text:style-name="T6"><text:s/>printf("Inverse does not exist.\n"); </text:span></text:p>
      <text:p text:style-name="P224"><text:span text:style-name="T6"><text:s/>return -1;</text:span></text:p>
      <text:p text:style-name="P224"><text:span text:style-name="T6"><text:s/>} </text:span></text:p>
      <text:p text:style-name="P232"><text:span text:style-name="T6"><text:s/>int result = (x % m + m) % m; </text:span></text:p>
      <text:p text:style-name="P224"><text:span text:style-name="T6"><text:s/>return result; </text:span></text:p>
      <text:p text:style-name="P243"><text:span text:style-name="T6">} </text:span></text:p>
      <text:p text:style-name="P223"><text:span text:style-name="T6">int main() { </text:span></text:p>
      <text:p text:style-name="P224"><text:span text:style-name="T6"><text:s/>int e = 31; </text:span></text:p>
      <text:p text:style-name="P224"><text:span text:style-name="T6"><text:s/>int n = 3599; </text:span></text:p>
      <text:p text:style-name="P232"><text:span text:style-name="T6"><text:s/>int p, q; </text:span></text:p>
      <text:p text:style-name="P224"><text:span text:style-name="T6"><text:s/>for (p = 2; p &lt;= n; p++) { </text:span></text:p>
      <text:p text:style-name="P224"><text:span text:style-name="T6"><text:s/>if (n % p == 0) { </text:span></text:p>
      <text:p text:style-name="P224"><text:span text:style-name="T6"><text:s/>q = n / p; </text:span></text:p>
      <text:p text:style-name="P224"><text:span text:style-name="T6"><text:s/>break; </text:span></text:p>
      <text:p text:style-name="P224"><text:span text:style-name="T6"><text:s/>} </text:span></text:p>
      <text:p text:style-name="P224"><text:span text:style-name="T6"><text:s/>} </text:span></text:p>
      <text:p text:style-name="P235"><text:span text:style-name="T6"><text:s/>int phi_n = (p - 1) * (q - 1); </text:span></text:p>
      <text:p text:style-name="P232"><text:span text:style-name="T6"><text:s/>int d = modInverse(e, phi_n); </text:span></text:p>
      <text:p text:style-name="P232"><text:span text:style-name="T6"><text:s/>printf("Private key d: %d\n", d); </text:span></text:p>
      <text:p text:style-name="P232"><text:span text:style-name="T6"><text:s/>return 0; </text:span></text:p>
      <text:p text:style-name="P250"><text:span text:style-name="T6">} </text:span></text:p>
      <text:p text:style-name="P287"><text:span text:style-name="T2">OUTPUT: </text:span></text:p>
      <text:p text:style-name="P113"><text:soft-page-break/><text:span text:style-name="T5">Private Key (d): 3031 </text:span></text:p>
      <text:p text:style-name="P339"><text:span text:style-name="T5">25. </text:span><text:span text:style-name="T2">Write a C program for set of blocks encoded with the RSA algorithm and <text:s/>we don’t have the private key. Assume n = pq, e is the public key. Suppose <text:s/>also someone tells us they know one of the plaintext blocks has a common <text:s/>factor with n. Does this help us in any way? </text:span></text:p>
      <text:p text:style-name="P155"><text:span text:style-name="T2">PROGRAM: </text:span></text:p>
      <text:p text:style-name="P79"><text:span text:style-name="T5">import math </text:span></text:p>
      <text:p text:style-name="P94"><text:span text:style-name="T5">def gcd(a, b): </text:span></text:p>
      <text:p text:style-name="P41"><text:span text:style-name="T5"><text:s/>while b: </text:span></text:p>
      <text:p text:style-name="P41"><text:span text:style-name="T5"><text:s/>a, b = b, a % b </text:span></text:p>
      <text:p text:style-name="P41"><text:span text:style-name="T5"><text:s/>return a </text:span></text:p>
      <text:p text:style-name="P92"><text:span text:style-name="T5">def common_factor_attack(n, e, blocks): </text:span></text:p>
      <text:p text:style-name="P41"><text:span text:style-name="T5"><text:s/>common_factor = None </text:span></text:p>
      <text:p text:style-name="P41"><text:span text:style-name="T5"><text:s text:c="2"/></text:span></text:p>
      <text:p text:style-name="P41"><text:span text:style-name="T5"><text:s/>for i in range(len(blocks)): </text:span></text:p>
      <text:p text:style-name="P41"><text:span text:style-name="T5"><text:s/>for j in range(i + 1, len(blocks)): </text:span></text:p>
      <text:p text:style-name="P41"><text:span text:style-name="T5"><text:s/>if gcd(blocks[i], n) != 1 and gcd(blocks[j], n) != 1: </text:span></text:p>
      <text:p text:style-name="P41"><text:span text:style-name="T5"><text:s/>common_factor = gcd(blocks[i], n) </text:span></text:p>
      <text:p text:style-name="P41"><text:span text:style-name="T5"><text:s/>break</text:span></text:p>
      <text:p text:style-name="P32"><text:span text:style-name="T5"><text:s/>if common_factor: </text:span></text:p>
      <text:p text:style-name="P41"><text:span text:style-name="T5"><text:s/>p = common_factor </text:span></text:p>
      <text:p text:style-name="P41"><text:span text:style-name="T5"><text:s/>q = n // p </text:span></text:p>
      <text:p text:style-name="P41"><text:span text:style-name="T5"><text:s/>phi = (p - 1) * (q - 1) </text:span></text:p>
      <text:p text:style-name="P44"><text:span text:style-name="T5"><text:s/>d = pow(e, -1, phi) # Modular multiplicative inverse of e modulo <text:s/></text:span></text:p>
      <text:p text:style-name="P171"><text:span text:style-name="T5">phi </text:span></text:p>
      <text:p text:style-name="P41"><text:span text:style-name="T5"><text:s text:c="2"/></text:span></text:p>
      <text:p text:style-name="P41"><text:span text:style-name="T5"><text:s/>plaintext_blocks = [pow(block, d, n) for block in blocks] </text:span></text:p>
      <text:p text:style-name="P41"><text:soft-page-break/><text:span text:style-name="T5"><text:s/>return plaintext_blocks </text:span></text:p>
      <text:p text:style-name="P41"><text:span text:style-name="T5"><text:s/>else: </text:span></text:p>
      <text:p text:style-name="P41"><text:span text:style-name="T5"><text:s/>return None </text:span></text:p>
      <text:p text:style-name="P20"><text:span text:style-name="T5"># Example values </text:span></text:p>
      <text:p text:style-name="P171"><text:span text:style-name="T5">n = 3233 # Modulus </text:span></text:p>
      <text:p text:style-name="P135"><text:span text:style-name="T5">e = 17 # Public exponent </text:span></text:p>
      <text:p text:style-name="P171"><text:span text:style-name="T5">blocks = [1791, 123, 2509, 1281] # Encrypted blocks </text:span></text:p>
      <text:p text:style-name="P172"><text:span text:style-name="T5">plaintext_blocks = common_factor_attack(n, e, blocks) </text:span></text:p>
      <text:p text:style-name="P80"><text:span text:style-name="T5">if plaintext_blocks: </text:span></text:p>
      <text:p text:style-name="P41"><text:span text:style-name="T5"><text:s/>print("Plaintext blocks:", plaintext_blocks) </text:span></text:p>
      <text:p text:style-name="P133"><text:span text:style-name="T5">else: </text:span></text:p>
      <text:p text:style-name="P41"><text:span text:style-name="T5"><text:s/>print("No common factor found.") </text:span></text:p>
      <text:p text:style-name="P95"><text:span text:style-name="T5">OUTPUT: </text:span></text:p>
      <text:p text:style-name="P112"><text:span text:style-name="T5">No common factor found. </text:span></text:p>
      <text:p text:style-name="P340"><text:span text:style-name="T2">26. Write a C program for RSA public-key encryption scheme, each user has a <text:s/>public key, e, and a private key, d. Suppose Bob leaks his private key. Rather <text:s/>than generating a new modulus, he decides to generate a new public and a <text:s/>new private key. Is this safe? </text:span></text:p>
      <text:p text:style-name="P156"><text:span text:style-name="T2">PROGRAM: </text:span></text:p>
      <text:p text:style-name="P24"><text:span text:style-name="T5">#include &lt;stdio.h&gt; </text:span></text:p>
      <text:p text:style-name="P25"><text:span text:style-name="T5">#include &lt;stdlib.h&gt; </text:span></text:p>
      <text:p text:style-name="P26"><text:span text:style-name="T5">#include &lt;math.h&gt; </text:span></text:p>
      <text:p text:style-name="P341"><text:span text:style-name="T5">unsigned long long mod_exp(unsigned long long base, unsigned long long exp, unsigned long <text:s/>long modulus) { </text:span></text:p>
      <text:p text:style-name="P56"><text:span text:style-name="T5"><text:s/>unsigned long long result = 1; </text:span></text:p>
      <text:p text:style-name="P57"><text:span text:style-name="T5"><text:s/>base %= modulus; </text:span></text:p>
      <text:p text:style-name="P57"><text:span text:style-name="T5"><text:s/>while (exp &gt; 0) { </text:span></text:p>
      <text:p text:style-name="P57"><text:span text:style-name="T5"><text:s/>if (exp &amp; 1) { </text:span></text:p>
      <text:p text:style-name="P58"><text:soft-page-break/><text:span text:style-name="T5"><text:s/>result = (result * base) % modulus; </text:span></text:p>
      <text:p text:style-name="P57"><text:span text:style-name="T5"><text:s/>} </text:span></text:p>
      <text:p text:style-name="P57"><text:span text:style-name="T5"><text:s/>base = (base * base) % modulus; </text:span></text:p>
      <text:p text:style-name="P57"><text:span text:style-name="T5"><text:s/>exp &gt;&gt;= 1;</text:span></text:p>
      <text:p text:style-name="P32"><text:span text:style-name="T5"><text:s/>} </text:span></text:p>
      <text:p text:style-name="P57"><text:span text:style-name="T5"><text:s/>return result; </text:span></text:p>
      <text:p text:style-name="P70"><text:span text:style-name="T5">} </text:span></text:p>
      <text:p text:style-name="P342"><text:span text:style-name="T5">unsigned long long encrypt(unsigned long long character, unsigned long long e, unsigned long <text:s/>long n) { </text:span></text:p>
      <text:p text:style-name="P56"><text:span text:style-name="T5"><text:s/>return mod_exp(character, e, n); </text:span></text:p>
      <text:p text:style-name="P70"><text:span text:style-name="T5">} </text:span></text:p>
      <text:p text:style-name="P81"><text:span text:style-name="T5">int main() { </text:span></text:p>
      <text:p text:style-name="P57"><text:span text:style-name="T5"><text:s/>unsigned long long p, q, n, phi, e, character; </text:span></text:p>
      <text:p text:style-name="P56"><text:span text:style-name="T5"><text:s/>char message[1000]; </text:span></text:p>
      <text:p text:style-name="P343"><text:span text:style-name="T5"><text:s/>p = 9973; // Example prime numbers (should be much larger in practice) <text:s/>q = 9857; </text:span></text:p>
      <text:p text:style-name="P59"><text:span text:style-name="T5"><text:s/>n = p * q; </text:span></text:p>
      <text:p text:style-name="P60"><text:span text:style-name="T5"><text:s/>phi = (p - 1) * (q - 1); </text:span></text:p>
      <text:p text:style-name="P57"><text:span text:style-name="T5"><text:s/>e = 65537; </text:span></text:p>
      <text:p text:style-name="P57"><text:span text:style-name="T5"><text:s/>int i; </text:span></text:p>
      <text:p text:style-name="P61"><text:span text:style-name="T5"><text:s/>printf("Enter the message (all uppercase letters without spaces): "); </text:span></text:p>
      <text:p text:style-name="P57"><text:span text:style-name="T5"><text:s/>scanf("%s", message); </text:span></text:p>
      <text:p text:style-name="P62"><text:span text:style-name="T5"><text:s/>printf("Encrypted message: "); </text:span></text:p>
      <text:p text:style-name="P57"><text:span text:style-name="T5"><text:s/>for ( i = 0; message[i] != '\0'; i++) { </text:span></text:p>
      <text:p text:style-name="P344"><text:span text:style-name="T5"><text:s/>character = message[i] - 'A'; // Convert character to number (A=0, B=1, ..., Z=25) <text:s/>unsigned long long encrypted_char = encrypt(character, e, n); </text:span></text:p>
      <text:p text:style-name="P59"><text:span text:style-name="T5"><text:s/>printf("%llu ", encrypted_char); </text:span></text:p>
      <text:p text:style-name="P57"><text:soft-page-break/><text:span text:style-name="T5"><text:s/>} </text:span></text:p>
      <text:p text:style-name="P62"><text:span text:style-name="T5"><text:s/>printf("\n"); </text:span></text:p>
      <text:p text:style-name="P61"><text:span text:style-name="T5"><text:s/>return 0; </text:span></text:p>
      <text:p text:style-name="P70"><text:span text:style-name="T5">} </text:span></text:p>
      <text:p text:style-name="P98"><text:span text:style-name="T5">OUTPUT: </text:span></text:p>
      <text:p text:style-name="P114"><text:span text:style-name="T5">Enter the message (all uppercase letters without spaces): HELLO </text:span></text:p>
      <text:p text:style-name="P115"><text:span text:style-name="T5">Encrypted message: 902071 72125342 26806698 26806698 23107213 </text:span></text:p>
      <text:p text:style-name="P345"><text:span text:style-name="T5">27. Write a C program for Bob uses the RSA cryptosystem with a very large modulus n for which <text:s/>the factorization cannot be found in a reasonable amount of time. Suppose Alice sends a <text:s/>message to Bob by representing each alphabetic character as an integer between 0 and 25 (A S 0, <text:s/>c, Z S 25) and then encrypting each number separately using RSA with large e and large n. Is this <text:s/>method secure? If not, describe the most efficient attack against encryption method.</text:span></text:p>
      <text:p text:style-name="P108"><text:span text:style-name="T5">PROGRAM: </text:span></text:p>
      <text:p text:style-name="P26"><text:span text:style-name="T5">#include &lt;stdio.h&gt; </text:span></text:p>
      <text:p text:style-name="P26"><text:span text:style-name="T5">#include &lt;stdint.h&gt; </text:span></text:p>
      <text:p text:style-name="P346"><text:span text:style-name="T5">uint64_t mod_pow(uint64_t base, uint64_t exponent, uint64_t modulus) <text:s/>{ </text:span></text:p>
      <text:p text:style-name="P63"><text:span text:style-name="T5"><text:s/>uint64_t result = 1; </text:span></text:p>
      <text:p text:style-name="P57"><text:span text:style-name="T5"><text:s/>base = base % modulus; </text:span></text:p>
      <text:p text:style-name="P57"><text:span text:style-name="T5"><text:s text:c="2"/></text:span></text:p>
      <text:p text:style-name="P56"><text:span text:style-name="T5"><text:s/>while (exponent &gt; 0) <text:s/></text:span></text:p>
      <text:p text:style-name="P347"><text:span text:style-name="T5">{ </text:span></text:p>
      <text:p text:style-name="P57"><text:span text:style-name="T5"><text:s/>if (exponent % 2 == 1) <text:s/></text:span></text:p>
      <text:p text:style-name="P143"><text:span text:style-name="T5">{ </text:span></text:p>
      <text:p text:style-name="P57"><text:span text:style-name="T5"><text:s/>result = (result * base) % modulus; </text:span></text:p>
      <text:p text:style-name="P57"><text:span text:style-name="T5"><text:s/>} </text:span></text:p>
      <text:p text:style-name="P57"><text:span text:style-name="T5"><text:s/>exponent &gt;&gt;= 1; </text:span></text:p>
      <text:p text:style-name="P57"><text:span text:style-name="T5"><text:s/>base = (base * base) % modulus; </text:span></text:p>
      <text:p text:style-name="P57"><text:span text:style-name="T5"><text:s/>} </text:span></text:p>
      <text:p text:style-name="P57"><text:soft-page-break/><text:span text:style-name="T5"><text:s text:c="2"/></text:span></text:p>
      <text:p text:style-name="P60"><text:span text:style-name="T5"><text:s/>return result; </text:span></text:p>
      <text:p text:style-name="P70"><text:span text:style-name="T5">} </text:span></text:p>
      <text:p text:style-name="P82"><text:span text:style-name="T5">int main() <text:s/></text:span></text:p>
      <text:p text:style-name="P136"><text:span text:style-name="T5">{ </text:span></text:p>
      <text:p text:style-name="P57"><text:span text:style-name="T5"><text:s/>uint64_t n = 12345678901; </text:span></text:p>
      <text:p text:style-name="P57"><text:span text:style-name="T5"><text:s/>uint64_t e = 65537; </text:span></text:p>
      <text:p text:style-name="P60"><text:span text:style-name="T5"><text:s/>uint64_t d = 123456789; </text:span></text:p>
      <text:p text:style-name="P57"><text:span text:style-name="T5"><text:s/>int i; </text:span></text:p>
      <text:p text:style-name="P56"><text:span text:style-name="T5"><text:s text:c="2"/></text:span></text:p>
      <text:p text:style-name="P57"><text:span text:style-name="T5"><text:s/>char message[] = "HELLO"; </text:span></text:p>
      <text:p text:style-name="P57"><text:span text:style-name="T5"><text:s/>int message_length = sizeof(message) - 1; </text:span></text:p>
      <text:p text:style-name="P57"><text:span text:style-name="T5"><text:s text:c="2"/></text:span></text:p>
      <text:p text:style-name="P57"><text:span text:style-name="T5"><text:s/>printf("Original Message: %s\n", message); </text:span></text:p>
      <text:p text:style-name="P60"><text:span text:style-name="T5"><text:s/>printf("Encrypted Message: "); </text:span></text:p>
      <text:p text:style-name="P57"><text:span text:style-name="T5"><text:s/>for (i = 0; i &lt; message_length; i++) <text:s/></text:span></text:p>
      <text:p text:style-name="P347"><text:span text:style-name="T5">{ </text:span></text:p>
      <text:p text:style-name="P348"><text:span text:style-name="T5"><text:s/>uint64_t encrypted = mod_pow(message[i] - 'A', e, n); <text:s/>printf("%llu ", encrypted); </text:span></text:p>
      <text:p text:style-name="P59"><text:span text:style-name="T5"><text:s/>} </text:span></text:p>
      <text:p text:style-name="P60"><text:span text:style-name="T5"><text:s/>printf("\n");</text:span></text:p>
      <text:p text:style-name="P32"><text:span text:style-name="T5"><text:s text:c="2"/></text:span></text:p>
      <text:p text:style-name="P57"><text:span text:style-name="T5"><text:s/>printf("Decrypted Message: "); </text:span></text:p>
      <text:p text:style-name="P57"><text:span text:style-name="T5"><text:s/>for (i = 0; i &lt; message_length; i++) <text:s/></text:span></text:p>
      <text:p text:style-name="P347"><text:span text:style-name="T5">{ </text:span></text:p>
      <text:p text:style-name="P57"><text:soft-page-break/><text:span text:style-name="T5"><text:s/>uint64_t encrypted = mod_pow(message[i] - 'A', e, n); </text:span></text:p>
      <text:p text:style-name="P57"><text:span text:style-name="T5"><text:s/>uint64_t decrypted = mod_pow(encrypted, d, n) + 'A'; </text:span></text:p>
      <text:p text:style-name="P60"><text:span text:style-name="T5"><text:s/>printf("%c", (char)decrypted); </text:span></text:p>
      <text:p text:style-name="P57"><text:span text:style-name="T5"><text:s/>} </text:span></text:p>
      <text:p text:style-name="P57"><text:span text:style-name="T5"><text:s/>printf("\n"); </text:span></text:p>
      <text:p text:style-name="P56"><text:span text:style-name="T5"><text:s text:c="2"/></text:span></text:p>
      <text:p text:style-name="P57"><text:span text:style-name="T5"><text:s/>return 0; </text:span></text:p>
      <text:p text:style-name="P70"><text:span text:style-name="T5">} </text:span></text:p>
      <text:p text:style-name="P288"><text:span text:style-name="T2">OUTPUT: </text:span></text:p>
      <text:p text:style-name="P99"><text:span text:style-name="T5">Original Message: HELLO </text:span></text:p>
      <text:p text:style-name="P349"><text:span text:style-name="T5">Encrypted Message: 6993215515 0 5432380226 5432380226 1150641087 <text:s/>Decrypted Message: ]AeeK </text:span></text:p>
      <text:p text:style-name="P350"><text:span text:style-name="T2">28. Write a C program for Diffie-Hellman protocol, each participant selects a <text:s/>secret number x and sends the other participant ax mod q for some public <text:s/>number a. What would happen if the participants sent each other xa for <text:s/>some public number a instead? Give at least one method Alice and Bob <text:s/>could use to agree on a key. Can Eve break your system without finding the <text:s/>secret numbers? Can Eve find the secret numbers? </text:span></text:p>
      <text:p text:style-name="P152"><text:span text:style-name="T2">PROGRAM: </text:span></text:p>
      <text:p text:style-name="P16"><text:span text:style-name="T5">#include &lt;stdio.h&gt; </text:span></text:p>
      <text:p text:style-name="P13"><text:span text:style-name="T5">#include &lt;math.h&gt; </text:span></text:p>
      <text:p text:style-name="P80"><text:span text:style-name="T5">int mod_exp(int base, int exp, int modulus) <text:s/></text:span></text:p>
      <text:p text:style-name="P133"><text:span text:style-name="T5">{ </text:span></text:p>
      <text:p text:style-name="P41"><text:span text:style-name="T5"><text:s/>int result = 1; </text:span></text:p>
      <text:p text:style-name="P41"><text:span text:style-name="T5"><text:s/>base = base % modulus; </text:span></text:p>
      <text:p text:style-name="P49"><text:span text:style-name="T5"><text:s/>while (exp &gt; 0) <text:s/></text:span></text:p>
      <text:p text:style-name="P351"><text:span text:style-name="T5">{ </text:span></text:p>
      <text:p text:style-name="P41"><text:span text:style-name="T5"><text:s/>if (exp % 2 == 1) <text:s/></text:span></text:p>
      <text:p text:style-name="P144"><text:span text:style-name="T5">{ </text:span></text:p>
      <text:p text:style-name="P41"><text:span text:style-name="T5"><text:s/>result = (result * base) % modulus; </text:span></text:p>
      <text:p text:style-name="P41"><text:soft-page-break/><text:span text:style-name="T5"><text:s/>} </text:span></text:p>
      <text:p text:style-name="P41"><text:span text:style-name="T5"><text:s/>exp = exp &gt;&gt; 1; </text:span></text:p>
      <text:p text:style-name="P41"><text:span text:style-name="T5"><text:s/>base = (base * base) % modulus; </text:span></text:p>
      <text:p text:style-name="P41"><text:span text:style-name="T5"><text:s/>} </text:span></text:p>
      <text:p text:style-name="P44"><text:span text:style-name="T5"><text:s/>return result; </text:span></text:p>
      <text:p text:style-name="P67"><text:span text:style-name="T5">} </text:span></text:p>
      <text:p text:style-name="P78"><text:span text:style-name="T5">int main() </text:span></text:p>
      <text:p text:style-name="P132"><text:span text:style-name="T5">{ </text:span></text:p>
      <text:p text:style-name="P41"><text:span text:style-name="T5"><text:s text:c="2"/></text:span></text:p>
      <text:p text:style-name="P41"><text:span text:style-name="T5"><text:s/>int prime = 23; <text:s/></text:span></text:p>
      <text:p text:style-name="P41"><text:span text:style-name="T5"><text:s/>int base = 5; <text:s/></text:span></text:p>
      <text:p text:style-name="P49"><text:span text:style-name="T5"><text:s/>int alicePrivateKey = 6; <text:s/></text:span></text:p>
      <text:p text:style-name="P42"><text:span text:style-name="T5"><text:s/>int bobPrivateKey = 15; </text:span></text:p>
      <text:p text:style-name="P42"><text:span text:style-name="T5"><text:s/>int alicePublicKey = mod_exp(base, alicePrivateKey, prime); </text:span></text:p>
      <text:p text:style-name="P41"><text:span text:style-name="T5"><text:s/>int bobPublicKey = mod_exp(base, bobPrivateKey, prime); </text:span></text:p>
      <text:p text:style-name="P43"><text:span text:style-name="T5"><text:s/>printf("Alice's Public Key: %d\n", alicePublicKey); </text:span></text:p>
      <text:p text:style-name="P41"><text:span text:style-name="T5"><text:s/>printf("Bob's Public Key: %d\n", bobPublicKey); </text:span></text:p>
      <text:p text:style-name="P49"><text:span text:style-name="T5"><text:s/>int aliceSharedSecret = mod_exp(bobPublicKey, alicePrivateKey, prime); </text:span></text:p>
      <text:p text:style-name="P41"><text:span text:style-name="T5"><text:s/>int bobSharedSecret = mod_exp(alicePublicKey, bobPrivateKey, prime); </text:span></text:p>
      <text:p text:style-name="P42"><text:span text:style-name="T5"><text:s/>printf("Alice's Shared Secret: %d\n", aliceSharedSecret); </text:span></text:p>
      <text:p text:style-name="P41"><text:span text:style-name="T5"><text:s/>printf("Bob's Shared Secret: %d\n", bobSharedSecret); </text:span></text:p>
      <text:p text:style-name="P42"><text:span text:style-name="T5"><text:s/>return 0; </text:span></text:p>
      <text:p text:style-name="P67"><text:span text:style-name="T5">} </text:span></text:p>
      <text:p text:style-name="P95"><text:span text:style-name="T5">OUTPUT: </text:span></text:p>
      <text:p text:style-name="P27"><text:soft-page-break/><text:span text:style-name="T5">Alice's Public Key: 8 </text:span></text:p>
      <text:p text:style-name="P110"><text:span text:style-name="T5">Bob's Public Key: 19 </text:span></text:p>
      <text:p text:style-name="P13"><text:span text:style-name="T5">Alice's Shared Secret: 2 </text:span></text:p>
      <text:p text:style-name="P110"><text:span text:style-name="T5">Bob's Shared Secret: 2 </text:span></text:p>
      <text:p text:style-name="P352"><text:span text:style-name="T2">29. Write a C program for SHA-3 option with a block size of 1024 bits and <text:s/>assume that each of the lanes in the first message block (P0) has at least one <text:s/>nonzero bit. To start, all of the lanes in the internal state matrix that <text:s/>correspond to the capacity portion of the initial state are all zeros. Show <text:s/>how long it will take before all of these lanes have at least one nonzero bit. <text:s/>Note: Ignore the permutation. That is, keep track of the original zero lanes <text:s/>even after they have changed position in the matrix. </text:span></text:p>
      <text:p text:style-name="P152"><text:span text:style-name="T2">PROGRAM: </text:span></text:p>
      <text:p text:style-name="P23"><text:span text:style-name="T5">#include &lt;stdio.h&gt; </text:span></text:p>
      <text:p text:style-name="P27"><text:span text:style-name="T5">#include &lt;stdlib.h&gt; </text:span></text:p>
      <text:p text:style-name="P13"><text:span text:style-name="T5">#include &lt;time.h&gt; </text:span></text:p>
      <text:p text:style-name="P13"><text:span text:style-name="T5">#include &lt;stdint.h&gt; </text:span></text:p>
      <text:p text:style-name="P20"><text:span text:style-name="T5">#define STATE_SIZE 25 </text:span></text:p>
      <text:p text:style-name="P13"><text:span text:style-name="T5">#define CAPACITY_LANES 16 </text:span></text:p>
      <text:p text:style-name="P13"><text:span text:style-name="T5">#define LANE_SIZE 64</text:span></text:p>
      <text:p text:style-name="P9"><text:span text:style-name="T5">typedef struct { </text:span></text:p>
      <text:p text:style-name="P41"><text:span text:style-name="T5"><text:s/>uint64_t state[STATE_SIZE]; </text:span></text:p>
      <text:p text:style-name="P67"><text:span text:style-name="T5">} InternalState; </text:span></text:p>
      <text:p text:style-name="P19"><text:span text:style-name="T5">void initializeState(InternalState *state) <text:s/></text:span></text:p>
      <text:p text:style-name="P135"><text:span text:style-name="T5">{ </text:span></text:p>
      <text:p text:style-name="P41"><text:span text:style-name="T5"><text:s/>for (int i = 0; i &lt; STATE_SIZE; i++) <text:s/></text:span></text:p>
      <text:p text:style-name="P41"><text:span text:style-name="T5"><text:s/>{ </text:span></text:p>
      <text:p text:style-name="P41"><text:span text:style-name="T5"><text:s/>state-&gt;state[i] = 0; </text:span></text:p>
      <text:p text:style-name="P41"><text:span text:style-name="T5"><text:s/>} </text:span></text:p>
      <text:p text:style-name="P67"><text:span text:style-name="T5">} </text:span></text:p>
      <text:p text:style-name="P83"><text:span text:style-name="T5">int allCapacityLanesNonzero(InternalState *state) <text:s/></text:span></text:p>
      <text:p text:style-name="P133"><text:soft-page-break/><text:span text:style-name="T5">{ </text:span></text:p>
      <text:p text:style-name="P41"><text:span text:style-name="T5"><text:s/>for (int i = 0; i &lt; CAPACITY_LANES; i++) <text:s/></text:span></text:p>
      <text:p text:style-name="P44"><text:span text:style-name="T5"><text:s/>{ </text:span></text:p>
      <text:p text:style-name="P41"><text:span text:style-name="T5"><text:s/>if (state-&gt;state[i] == 0) <text:s/></text:span></text:p>
      <text:p text:style-name="P41"><text:span text:style-name="T5"><text:s/>{ </text:span></text:p>
      <text:p text:style-name="P41"><text:span text:style-name="T5"><text:s/>return 0; </text:span></text:p>
      <text:p text:style-name="P41"><text:span text:style-name="T5"><text:s/>} </text:span></text:p>
      <text:p text:style-name="P41"><text:span text:style-name="T5"><text:s/>} </text:span></text:p>
      <text:p text:style-name="P41"><text:span text:style-name="T5"><text:s/>return 1; </text:span></text:p>
      <text:p text:style-name="P67"><text:span text:style-name="T5">} </text:span></text:p>
      <text:p text:style-name="P83"><text:span text:style-name="T5">int main() <text:s/></text:span></text:p>
      <text:p text:style-name="P135"><text:span text:style-name="T5">{ </text:span></text:p>
      <text:p text:style-name="P41"><text:span text:style-name="T5"><text:s/>InternalState state; </text:span></text:p>
      <text:p text:style-name="P41"><text:span text:style-name="T5"><text:s/>initializeState(&amp;state); </text:span></text:p>
      <text:p text:style-name="P41"><text:span text:style-name="T5"><text:s text:c="2"/></text:span></text:p>
      <text:p text:style-name="P41"><text:span text:style-name="T5"><text:s/>srand(time(NULL)); </text:span></text:p>
      <text:p text:style-name="P41"><text:span text:style-name="T5"><text:s text:c="2"/></text:span></text:p>
      <text:p text:style-name="P41"><text:span text:style-name="T5"><text:s/>int steps = 0; </text:span></text:p>
      <text:p text:style-name="P41"><text:span text:style-name="T5"><text:s/>while (!allCapacityLanesNonzero(&amp;state)) <text:s/></text:span></text:p>
      <text:p text:style-name="P41"><text:span text:style-name="T5"><text:s/>{ </text:span></text:p>
      <text:p text:style-name="P41"><text:span text:style-name="T5"><text:s/>int laneToUpdate = rand() % CAPACITY_LANES; </text:span></text:p>
      <text:p text:style-name="P52"><text:span text:style-name="T5"><text:s/>int bitPosition = rand() % LANE_SIZE; </text:span></text:p>
      <text:p text:style-name="P41"><text:span text:style-name="T5"><text:s text:c="2"/></text:span></text:p>
      <text:p text:style-name="P41"><text:span text:style-name="T5"><text:s/>state.state[laneToUpdate] |= (1ULL &lt;&lt; bitPosition); </text:span></text:p>
      <text:p text:style-name="P41"><text:soft-page-break/><text:span text:style-name="T5"><text:s text:c="2"/></text:span></text:p>
      <text:p text:style-name="P41"><text:span text:style-name="T5"><text:s/>steps++; </text:span></text:p>
      <text:p text:style-name="P41"><text:span text:style-name="T5"><text:s/>} </text:span></text:p>
      <text:p text:style-name="P41"><text:span text:style-name="T5"><text:s text:c="2"/></text:span></text:p>
      <text:p text:style-name="P41"><text:span text:style-name="T5"><text:s/>printf("All capacity lanes have at least one nonzero bit after %d steps.\n", steps); </text:span></text:p>
      <text:p text:style-name="P42"><text:span text:style-name="T5"><text:s/>return 0; </text:span></text:p>
      <text:p text:style-name="P68"><text:span text:style-name="T5">} </text:span></text:p>
      <text:p text:style-name="P289"><text:span text:style-name="T2">OUTPUT: </text:span></text:p>
      <text:p text:style-name="P254"><text:span text:style-name="T2">All capacity lanes have at least one nonzero bit after 60 steps.</text:span></text:p>
      <text:p text:style-name="P353"><text:span text:style-name="T2">30. Write a C program for CBC MAC of a oneblock message X, say T = MAC(K, <text:s/>X), the adversary immediately knows the CBC MAC for the two-block <text:s/>message X || (X </text:span><text:span text:style-name="T10">⊕ </text:span><text:span text:style-name="T2">T) since this is once again. </text:span></text:p>
      <text:p text:style-name="P157"><text:span text:style-name="T2">PROGRAM: </text:span></text:p>
      <text:p text:style-name="P354"><text:span text:style-name="T5">from cryptography.hazmat.primitives.ciphers import Cipher, algorithms, modes from cryptography.hazmat.primitives import padding </text:span></text:p>
      <text:p text:style-name="P27"><text:span text:style-name="T5">from cryptography.hazmat.backends import default_backend </text:span></text:p>
      <text:p text:style-name="P80"><text:span text:style-name="T5">import os </text:span></text:p>
      <text:p text:style-name="P92"><text:span text:style-name="T5">def xor_bytes(byte_str1, byte_str2): </text:span></text:p>
      <text:p text:style-name="P41"><text:span text:style-name="T5"><text:s/>return bytes([b1 ^ b2 for b1, b2 in zip(byte_str1, byte_str2)]) </text:span></text:p>
      <text:p text:style-name="P94"><text:span text:style-name="T5">def cbc_mac(key, message): </text:span></text:p>
      <text:p text:style-name="P355"><text:span text:style-name="T5"><text:s/>cipher = Cipher(algorithms.AES(key), modes.ECB(), backend=default_backend()) <text:s/>encryptor = cipher.encryptor() </text:span></text:p>
      <text:p text:style-name="P48"><text:span text:style-name="T5"><text:s/>padder = padding.PKCS7(algorithms.AES.block_size).padder() </text:span></text:p>
      <text:p text:style-name="P41"><text:span text:style-name="T5"><text:s/>padded_message = padder.update(message) + padder.finalize() </text:span></text:p>
      <text:p text:style-name="P49"><text:span text:style-name="T5"><text:s/>iv = os.urandom(algorithms.AES.block_size) </text:span></text:p>
      <text:p text:style-name="P41"><text:span text:style-name="T5"><text:s/>prev_block = iv </text:span></text:p>
      <text:p text:style-name="P41"><text:span text:style-name="T5"><text:s/>for i in range(0, len(padded_message), algorithms.AES.block_size): </text:span></text:p>
      <text:p text:style-name="P41"><text:span text:style-name="T5"><text:s/>block = padded_message[i:i+algorithms.AES.block_size] </text:span></text:p>
      <text:p text:style-name="P41"><text:soft-page-break/><text:span text:style-name="T5"><text:s/>xor_result = xor_bytes(block, prev_block) </text:span></text:p>
      <text:p text:style-name="P41"><text:span text:style-name="T5"><text:s/>prev_block = encryptor.update(xor_result) </text:span></text:p>
      <text:p text:style-name="P41"><text:span text:style-name="T5"><text:s text:c="2"/></text:span></text:p>
      <text:p text:style-name="P41"><text:span text:style-name="T5"><text:s/>return prev_block </text:span></text:p>
      <text:p text:style-name="P92"><text:span text:style-name="T5">def main(): </text:span></text:p>
      <text:p text:style-name="P41"><text:span text:style-name="T5"><text:s/>key = os.urandom(32) # Use 32 bytes for a 256-bit key </text:span></text:p>
      <text:p text:style-name="P41"><text:span text:style-name="T5"><text:s/>message = b"Hello, this is a one-block message." </text:span></text:p>
      <text:p text:style-name="P42"><text:span text:style-name="T5"><text:s/>t = cbc_mac(key, message) </text:span></text:p>
      <text:p text:style-name="P41"><text:span text:style-name="T5"><text:s/>x_xor_t = xor_bytes(message, t) </text:span></text:p>
      <text:p text:style-name="P41"><text:span text:style-name="T5"><text:s/>two_block_message = message + x_xor_t </text:span></text:p>
      <text:p text:style-name="P42"><text:span text:style-name="T5"><text:s/>cbc_mac_for_two_block = cbc_mac(key, two_block_message) </text:span></text:p>
      <text:p text:style-name="P49"><text:span text:style-name="T5"><text:s/>print("Original T (MAC for one-block message):", t.hex()) </text:span></text:p>
      <text:p text:style-name="P41"><text:span text:style-name="T5"><text:s/>print("Calculated CBC MAC for two-block message:", cbc_mac_for_two_block.hex()) </text:span></text:p>
      <text:p text:style-name="P78"><text:span text:style-name="T5">if _name_ == "_main_": </text:span></text:p>
      <text:p text:style-name="P41"><text:span text:style-name="T5"><text:s/>main() </text:span></text:p>
      <text:p text:style-name="P94"><text:span text:style-name="T5">OUTPUT: </text:span></text:p>
      <text:p text:style-name="P91"><text:span text:style-name="T5">Original Message 1: 6b c1 be e2 2e 40 9f 96 e9 3d 7e 11 73 93 17 2a <text:s/></text:span></text:p>
      <text:p text:style-name="P110"><text:span text:style-name="T5">MAC for Message 1: 40 bf ab f4 06 ee 4d 30 42 ca 6b 99 7a 5c 58 16 <text:s/></text:span></text:p>
      <text:p text:style-name="P356"><text:span text:style-name="T5">Original Message 2: 6b c1 be e2 2e 40 9f 96 e9 3d 7e 11 73 93 17 2a 2b 7e 15 16 28 ae d2 a6 ab <text:s/>f7 15 88 09 cf 4f 3c </text:span></text:p>
      <text:p text:style-name="P108"><text:span text:style-name="T5">MAC for Message 2: 40 bf ab f4 06 ee 4d 30 42 ca 6b 99 7a 5c 58 16 </text:span></text:p>
      <text:p text:style-name="P357"><text:span text:style-name="T2">31. Write a C program for subkey generation in CMAC, it states that the <text:s/>block cipher is applied to the block that consists entirely of 0 bits. The first <text:s/>subkey is derived from the resulting string by a left shift of one bit and, <text:s/>conditionally, by XORing a constant that depends on the block size. The <text:s/>second subkey is derived in the same manner from the first subkey. </text:span></text:p>
      <text:p text:style-name="P358"><text:span text:style-name="T7">a. </text:span><text:span text:style-name="T2">What constants are needed for block sizes of 64 and 128 bits? </text:span><text:span text:style-name="T7">b. </text:span><text:span text:style-name="T2">How the left shift and XOR accomplishes the desired result. </text:span></text:p>
      <text:p text:style-name="P147"><text:span text:style-name="T2">PROGRAM: </text:span></text:p>
      <text:p text:style-name="P23"><text:span text:style-name="T5">#include &lt;stdio.h&gt; </text:span></text:p>
      <text:p text:style-name="P28"><text:soft-page-break/><text:span text:style-name="T5">typedef unsigned char byte; </text:span></text:p>
      <text:p text:style-name="P19"><text:span text:style-name="T5">void print_hex(byte *data, int length) { </text:span></text:p>
      <text:p text:style-name="P41"><text:span text:style-name="T5"><text:s/>for (int i = 0; i &lt; length; i++) { </text:span></text:p>
      <text:p text:style-name="P44"><text:span text:style-name="T5"><text:s/>printf("%02x", data[i]); </text:span></text:p>
      <text:p text:style-name="P41"><text:span text:style-name="T5"><text:s/>} </text:span></text:p>
      <text:p text:style-name="P41"><text:span text:style-name="T5"><text:s/>printf("\n"); </text:span></text:p>
      <text:p text:style-name="P67"><text:span text:style-name="T5">} </text:span></text:p>
      <text:p text:style-name="P359"><text:span text:style-name="T5">void generate_subkeys(byte *initial_key, int block_size, byte *subkey1, byte *subkey2) { <text:s/>byte L[block_size / 8]; </text:span></text:p>
      <text:p text:style-name="P44"><text:span text:style-name="T5"><text:s/>byte const_Rb[block_size / 8]; </text:span></text:p>
      <text:p text:style-name="P41"><text:span text:style-name="T5"><text:s/>byte zero[block_size / 8] = {0}; </text:span></text:p>
      <text:p text:style-name="P49"><text:span text:style-name="T5"><text:s/>// Calculate L </text:span></text:p>
      <text:p text:style-name="P41"><text:span text:style-name="T5"><text:s/>byte msb = (initial_key[0] &amp; 0x80) ? 0x87 : 0x00; </text:span></text:p>
      <text:p text:style-name="P41"><text:span text:style-name="T5"><text:s/>for (int i = 0; i &lt; block_size / 8; i++) { </text:span></text:p>
      <text:p text:style-name="P360"><text:span text:style-name="T5"><text:s/>L[i] = (initial_key[i] &lt;&lt; 1) | ((i &lt; block_size / 8 - 1) ? (initial_key[i + 1] &gt;&gt; 7) : 0); <text:s/>subkey1[i] = L[i] ^ const_Rb[i]; </text:span></text:p>
      <text:p text:style-name="P44"><text:span text:style-name="T5"><text:s/>} </text:span></text:p>
      <text:p text:style-name="P42"><text:span text:style-name="T5"><text:s/>// Left shift L </text:span></text:p>
      <text:p text:style-name="P41"><text:span text:style-name="T5"><text:s/>byte carry = (L[0] &amp; 0x80) ? 1 : 0; </text:span></text:p>
      <text:p text:style-name="P44"><text:span text:style-name="T5"><text:s/>for (int i = 0; i &lt; block_size / 8; i++) { </text:span></text:p>
      <text:p text:style-name="P41"><text:span text:style-name="T5"><text:s/>L[i] = (L[i] &lt;&lt; 1) | carry; </text:span></text:p>
      <text:p text:style-name="P41"><text:span text:style-name="T5"><text:s/>carry = (L[i] &amp; 0x80) ? 1 : 0; </text:span></text:p>
      <text:p text:style-name="P41"><text:span text:style-name="T5"><text:s/>} </text:span></text:p>
      <text:p text:style-name="P42"><text:span text:style-name="T5"><text:s/>// Calculate subkey2 </text:span></text:p>
      <text:p text:style-name="P41"><text:span text:style-name="T5"><text:s/>for (int i = 0; i &lt; block_size / 8; i++) { </text:span></text:p>
      <text:p text:style-name="P41"><text:span text:style-name="T5"><text:s/>subkey2[i] = L[i] ^ const_Rb[i]; </text:span></text:p>
      <text:p text:style-name="P41"><text:soft-page-break/><text:span text:style-name="T5"><text:s/>} </text:span></text:p>
      <text:p text:style-name="P67"><text:span text:style-name="T5">} </text:span></text:p>
      <text:p text:style-name="P75"><text:span text:style-name="T5">int main() { </text:span></text:p>
      <text:p text:style-name="P41"><text:span text:style-name="T5"><text:s/>// Set block size (64 or 128 bits)</text:span></text:p>
      <text:p text:style-name="P32"><text:span text:style-name="T5"><text:s/>int block_size = 128; </text:span></text:p>
      <text:p text:style-name="P42"><text:span text:style-name="T5"><text:s/>byte initial_key[block_size / 8]; </text:span></text:p>
      <text:p text:style-name="P41"><text:span text:style-name="T5"><text:s/>byte subkey1[block_size / 8]; </text:span></text:p>
      <text:p text:style-name="P41"><text:span text:style-name="T5"><text:s/>byte subkey2[block_size / 8]; </text:span></text:p>
      <text:p text:style-name="P49"><text:span text:style-name="T5"><text:s/>// Initialize initial_key with your key data here </text:span></text:p>
      <text:p text:style-name="P41"><text:span text:style-name="T5"><text:s/>// ... </text:span></text:p>
      <text:p text:style-name="P42"><text:span text:style-name="T5"><text:s/>// Calculate constants based on block size </text:span></text:p>
      <text:p text:style-name="P41"><text:span text:style-name="T5"><text:s/>byte const_Rb[block_size / 8]; </text:span></text:p>
      <text:p text:style-name="P41"><text:span text:style-name="T5"><text:s/>if (block_size == 64) { </text:span></text:p>
      <text:p text:style-name="P41"><text:span text:style-name="T5"><text:s/>byte const_64 = 0x1B; // Rb for 64-bit block size </text:span></text:p>
      <text:p text:style-name="P41"><text:span text:style-name="T5"><text:s/>for (int i = 0; i &lt; block_size / 8; i++) { </text:span></text:p>
      <text:p text:style-name="P41"><text:span text:style-name="T5"><text:s/>const_Rb[i] = const_64; </text:span></text:p>
      <text:p text:style-name="P44"><text:span text:style-name="T5"><text:s/>} </text:span></text:p>
      <text:p text:style-name="P41"><text:span text:style-name="T5"><text:s/>} else if (block_size == 128) { </text:span></text:p>
      <text:p text:style-name="P361"><text:span text:style-name="T5"><text:s/>byte const_128 = 0x87; // Rb for 128-bit block size <text:s/>for (int i = 0; i &lt; block_size / 8; i++) { </text:span></text:p>
      <text:p text:style-name="P44"><text:span text:style-name="T5"><text:s/>const_Rb[i] = const_128; </text:span></text:p>
      <text:p text:style-name="P41"><text:span text:style-name="T5"><text:s/>} </text:span></text:p>
      <text:p text:style-name="P41"><text:span text:style-name="T5"><text:s/>} else { </text:span></text:p>
      <text:p text:style-name="P41"><text:span text:style-name="T5"><text:s/>printf("Unsupported block size\n"); </text:span></text:p>
      <text:p text:style-name="P41"><text:span text:style-name="T5"><text:s/>return 1; </text:span></text:p>
      <text:p text:style-name="P41"><text:soft-page-break/><text:span text:style-name="T5"><text:s/>} </text:span></text:p>
      <text:p text:style-name="P49"><text:span text:style-name="T5"><text:s/>generate_subkeys(initial_key, block_size, subkey1, subkey2); </text:span></text:p>
      <text:p text:style-name="P42"><text:span text:style-name="T5"><text:s/>printf("Subkey 1: "); </text:span></text:p>
      <text:p text:style-name="P41"><text:span text:style-name="T5"><text:s/>print_hex(subkey1, block_size / 8); </text:span></text:p>
      <text:p text:style-name="P42"><text:span text:style-name="T5"><text:s/>printf("Subkey 2: "); </text:span></text:p>
      <text:p text:style-name="P41"><text:span text:style-name="T5"><text:s/>print_hex(subkey2, block_size / 8); </text:span></text:p>
      <text:p text:style-name="P42"><text:span text:style-name="T5"><text:s/>return 0; </text:span></text:p>
      <text:p text:style-name="P71"><text:span text:style-name="T5">} </text:span></text:p>
      <text:p text:style-name="P137"><text:span text:style-name="T9">OUTPUT: </text:span></text:p>
      <text:p text:style-name="P362"><text:span text:style-name="T9">Subkey 1: 80fafd0000000000efec8a0000000000 Subkey 2: 61f35500000000004ce3d50100000000 </text:span></text:p>
      <text:p text:style-name="P64"><text:span text:style-name="T9"><text:s/>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807in" style:num-format="1" style:print-orientation="portrait" fo:margin-top="0.9819in" fo:margin-bottom="1.0516in" fo:margin-left="1in" fo:margin-right="0.9547in" style:writing-mode="lr-tb" style:layout-grid-color="#c0c0c0" style:layout-grid-lines="245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4" meta:paragraph-count="1522" meta:word-count="7908" meta:character-count="51397" meta:non-whitespace-character-count="42335"/>
    <meta:generator>LibreOfficeDev/6.0.5.2$Linux_X86_64 LibreOffice_project/</meta:generator>
  </office:meta>
</office:document-meta>
</file>